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5:35:00</text:p>
          </table:table-cell>
          <table:table-cell office:value-type="float" office:value="783" calcext:value-type="float">
            <text:p>783</text:p>
          </table:table-cell>
          <table:table-cell office:value-type="float" office:value="1252941824" calcext:value-type="float">
            <text:p>1252941824</text:p>
          </table:table-cell>
          <table:table-cell office:value-type="float" office:value="41" calcext:value-type="float">
            <text:p>41</text:p>
          </table:table-cell>
          <table:table-cell office:value-type="float" office:value="27934720" calcext:value-type="float">
            <text:p>27934720</text:p>
          </table:table-cell>
          <table:table-cell office:value-type="float" office:value="174" calcext:value-type="float">
            <text:p>174</text:p>
          </table:table-cell>
          <table:table-cell office:value-type="float" office:value="360710144" calcext:value-type="float">
            <text:p>360710144</text:p>
          </table:table-cell>
          <table:table-cell office:value-type="float" office:value="157" calcext:value-type="float">
            <text:p>157</text:p>
          </table:table-cell>
          <table:table-cell office:value-type="float" office:value="1035702272" calcext:value-type="float">
            <text:p>1035702272</text:p>
          </table:table-cell>
          <table:table-cell office:value-type="float" office:value="0" calcext:value-type="float">
            <text:p>0</text:p>
          </table:table-cell>
          <table:table-cell office:value-type="float" office:value="0.932500004768372" calcext:value-type="float">
            <text:p>0.932500004768372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5999996066093" calcext:value-type="float">
            <text:p>0.225999996066093</text:p>
          </table:table-cell>
          <table:table-cell office:value-type="float" office:value="600" calcext:value-type="float">
            <text:p>600</text:p>
          </table:table-cell>
          <table:table-cell office:value-type="float" office:value="28641" calcext:value-type="float">
            <text:p>28641</text:p>
          </table:table-cell>
          <table:table-cell office:value-type="float" office:value="3372" calcext:value-type="float">
            <text:p>33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327" calcext:value-type="float">
            <text:p>28327</text:p>
          </table:table-cell>
          <table:table-cell office:value-type="float" office:value="3236" calcext:value-type="float">
            <text:p>3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5:00</text:p>
          </table:table-cell>
          <table:table-cell office:value-type="float" office:value="783" calcext:value-type="float">
            <text:p>783</text:p>
          </table:table-cell>
          <table:table-cell office:value-type="float" office:value="1252941824" calcext:value-type="float">
            <text:p>1252941824</text:p>
          </table:table-cell>
          <table:table-cell office:value-type="float" office:value="41" calcext:value-type="float">
            <text:p>41</text:p>
          </table:table-cell>
          <table:table-cell office:value-type="float" office:value="27934720" calcext:value-type="float">
            <text:p>27934720</text:p>
          </table:table-cell>
          <table:table-cell office:value-type="float" office:value="174" calcext:value-type="float">
            <text:p>174</text:p>
          </table:table-cell>
          <table:table-cell office:value-type="float" office:value="360710144" calcext:value-type="float">
            <text:p>360710144</text:p>
          </table:table-cell>
          <table:table-cell office:value-type="float" office:value="157" calcext:value-type="float">
            <text:p>157</text:p>
          </table:table-cell>
          <table:table-cell office:value-type="float" office:value="1035702272" calcext:value-type="float">
            <text:p>1035702272</text:p>
          </table:table-cell>
          <table:table-cell office:value-type="float" office:value="0" calcext:value-type="float">
            <text:p>0</text:p>
          </table:table-cell>
          <table:table-cell office:value-type="float" office:value="0.932500004768372" calcext:value-type="float">
            <text:p>0.932500004768372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5999996066093" calcext:value-type="float">
            <text:p>0.225999996066093</text:p>
          </table:table-cell>
          <table:table-cell office:value-type="float" office:value="600" calcext:value-type="float">
            <text:p>600</text:p>
          </table:table-cell>
          <table:table-cell office:value-type="float" office:value="28641" calcext:value-type="float">
            <text:p>28641</text:p>
          </table:table-cell>
          <table:table-cell office:value-type="float" office:value="3372" calcext:value-type="float">
            <text:p>33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327" calcext:value-type="float">
            <text:p>28327</text:p>
          </table:table-cell>
          <table:table-cell office:value-type="float" office:value="3236" calcext:value-type="float">
            <text:p>3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4:00</text:p>
          </table:table-cell>
          <table:table-cell office:value-type="float" office:value="795" calcext:value-type="float">
            <text:p>795</text:p>
          </table:table-cell>
          <table:table-cell office:value-type="float" office:value="1252474880" calcext:value-type="float">
            <text:p>1252474880</text:p>
          </table:table-cell>
          <table:table-cell office:value-type="float" office:value="0" calcext:value-type="float">
            <text:p>0</text:p>
          </table:table-cell>
          <table:table-cell office:value-type="float" office:value="28418048" calcext:value-type="float">
            <text:p>28418048</text:p>
          </table:table-cell>
          <table:table-cell office:value-type="float" office:value="168" calcext:value-type="float">
            <text:p>168</text:p>
          </table:table-cell>
          <table:table-cell office:value-type="float" office:value="356356096" calcext:value-type="float">
            <text:p>356356096</text:p>
          </table:table-cell>
          <table:table-cell office:value-type="float" office:value="143" calcext:value-type="float">
            <text:p>143</text:p>
          </table:table-cell>
          <table:table-cell office:value-type="float" office:value="1034235904" calcext:value-type="float">
            <text:p>10342359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6500012874603" calcext:value-type="float">
            <text:p>0.9365000128746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8000005483627" calcext:value-type="float">
            <text:p>0.238000005483627</text:p>
          </table:table-cell>
          <table:table-cell office:value-type="float" office:value="600" calcext:value-type="float">
            <text:p>600</text:p>
          </table:table-cell>
          <table:table-cell office:value-type="float" office:value="27177" calcext:value-type="float">
            <text:p>27177</text:p>
          </table:table-cell>
          <table:table-cell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51" calcext:value-type="float">
            <text:p>26851</text:p>
          </table:table-cell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4:00</text:p>
          </table:table-cell>
          <table:table-cell office:value-type="float" office:value="795" calcext:value-type="float">
            <text:p>795</text:p>
          </table:table-cell>
          <table:table-cell office:value-type="float" office:value="1252474880" calcext:value-type="float">
            <text:p>1252474880</text:p>
          </table:table-cell>
          <table:table-cell office:value-type="float" office:value="0" calcext:value-type="float">
            <text:p>0</text:p>
          </table:table-cell>
          <table:table-cell office:value-type="float" office:value="28418048" calcext:value-type="float">
            <text:p>28418048</text:p>
          </table:table-cell>
          <table:table-cell office:value-type="float" office:value="168" calcext:value-type="float">
            <text:p>168</text:p>
          </table:table-cell>
          <table:table-cell office:value-type="float" office:value="356356096" calcext:value-type="float">
            <text:p>356356096</text:p>
          </table:table-cell>
          <table:table-cell office:value-type="float" office:value="143" calcext:value-type="float">
            <text:p>143</text:p>
          </table:table-cell>
          <table:table-cell office:value-type="float" office:value="1034235904" calcext:value-type="float">
            <text:p>10342359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6500012874603" calcext:value-type="float">
            <text:p>0.9365000128746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8000005483627" calcext:value-type="float">
            <text:p>0.238000005483627</text:p>
          </table:table-cell>
          <table:table-cell office:value-type="float" office:value="600" calcext:value-type="float">
            <text:p>600</text:p>
          </table:table-cell>
          <table:table-cell office:value-type="float" office:value="27177" calcext:value-type="float">
            <text:p>27177</text:p>
          </table:table-cell>
          <table:table-cell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51" calcext:value-type="float">
            <text:p>26851</text:p>
          </table:table-cell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3:00</text:p>
          </table:table-cell>
          <table:table-cell office:value-type="float" office:value="735" calcext:value-type="float">
            <text:p>735</text:p>
          </table:table-cell>
          <table:table-cell office:value-type="float" office:value="1252671488" calcext:value-type="float">
            <text:p>12526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7765888" calcext:value-type="float">
            <text:p>377765888</text:p>
          </table:table-cell>
          <table:table-cell office:value-type="float" office:value="147" calcext:value-type="float">
            <text:p>147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4750020503998" calcext:value-type="float">
            <text:p>0.934750020503998</text:p>
          </table:table-cell>
          <table:table-cell office:value-type="float" office:value="0.178000003099442" calcext:value-type="float">
            <text:p>0.178000003099442</text:p>
          </table:table-cell>
          <table:table-cell office:value-type="float" office:value="0.226500004529953" calcext:value-type="float">
            <text:p>0.226500004529953</text:p>
          </table:table-cell>
          <table:table-cell office:value-type="float" office:value="600" calcext:value-type="float">
            <text:p>600</text:p>
          </table:table-cell>
          <table:table-cell office:value-type="float" office:value="25637" calcext:value-type="float">
            <text:p>25637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20" calcext:value-type="float">
            <text:p>25320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3:00</text:p>
          </table:table-cell>
          <table:table-cell office:value-type="float" office:value="735" calcext:value-type="float">
            <text:p>735</text:p>
          </table:table-cell>
          <table:table-cell office:value-type="float" office:value="1252671488" calcext:value-type="float">
            <text:p>12526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7765888" calcext:value-type="float">
            <text:p>377765888</text:p>
          </table:table-cell>
          <table:table-cell office:value-type="float" office:value="147" calcext:value-type="float">
            <text:p>147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4750020503998" calcext:value-type="float">
            <text:p>0.934750020503998</text:p>
          </table:table-cell>
          <table:table-cell office:value-type="float" office:value="0.178000003099442" calcext:value-type="float">
            <text:p>0.178000003099442</text:p>
          </table:table-cell>
          <table:table-cell office:value-type="float" office:value="0.226500004529953" calcext:value-type="float">
            <text:p>0.226500004529953</text:p>
          </table:table-cell>
          <table:table-cell office:value-type="float" office:value="600" calcext:value-type="float">
            <text:p>600</text:p>
          </table:table-cell>
          <table:table-cell office:value-type="float" office:value="25637" calcext:value-type="float">
            <text:p>25637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20" calcext:value-type="float">
            <text:p>25320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2:00</text:p>
          </table:table-cell>
          <table:table-cell office:value-type="float" office:value="774" calcext:value-type="float">
            <text:p>774</text:p>
          </table:table-cell>
          <table:table-cell office:value-type="float" office:value="1251491840" calcext:value-type="float">
            <text:p>1251491840</text:p>
          </table:table-cell>
          <table:table-cell office:value-type="float" office:value="38" calcext:value-type="float">
            <text:p>38</text:p>
          </table:table-cell>
          <table:table-cell office:value-type="float" office:value="26120192" calcext:value-type="float">
            <text:p>26120192</text:p>
          </table:table-cell>
          <table:table-cell office:value-type="float" office:value="173" calcext:value-type="float">
            <text:p>173</text:p>
          </table:table-cell>
          <table:table-cell office:value-type="float" office:value="357724160" calcext:value-type="float">
            <text:p>357724160</text:p>
          </table:table-cell>
          <table:table-cell office:value-type="float" office:value="145" calcext:value-type="float">
            <text:p>145</text:p>
          </table:table-cell>
          <table:table-cell office:value-type="float" office:value="1033183232" calcext:value-type="float">
            <text:p>1033183232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93274998664856" calcext:value-type="float">
            <text:p>0.93274998664856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8000000119209" calcext:value-type="float">
            <text:p>0.228000000119209</text:p>
          </table:table-cell>
          <table:table-cell office:value-type="float" office:value="500" calcext:value-type="float">
            <text:p>500</text:p>
          </table:table-cell>
          <table:table-cell office:value-type="float" office:value="24194" calcext:value-type="float">
            <text:p>24194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48" calcext:value-type="float">
            <text:p>23948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2:00</text:p>
          </table:table-cell>
          <table:table-cell office:value-type="float" office:value="774" calcext:value-type="float">
            <text:p>774</text:p>
          </table:table-cell>
          <table:table-cell office:value-type="float" office:value="1251491840" calcext:value-type="float">
            <text:p>1251491840</text:p>
          </table:table-cell>
          <table:table-cell office:value-type="float" office:value="38" calcext:value-type="float">
            <text:p>38</text:p>
          </table:table-cell>
          <table:table-cell office:value-type="float" office:value="26120192" calcext:value-type="float">
            <text:p>26120192</text:p>
          </table:table-cell>
          <table:table-cell office:value-type="float" office:value="173" calcext:value-type="float">
            <text:p>173</text:p>
          </table:table-cell>
          <table:table-cell office:value-type="float" office:value="357724160" calcext:value-type="float">
            <text:p>357724160</text:p>
          </table:table-cell>
          <table:table-cell office:value-type="float" office:value="145" calcext:value-type="float">
            <text:p>145</text:p>
          </table:table-cell>
          <table:table-cell office:value-type="float" office:value="1033183232" calcext:value-type="float">
            <text:p>1033183232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93274998664856" calcext:value-type="float">
            <text:p>0.93274998664856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8000000119209" calcext:value-type="float">
            <text:p>0.228000000119209</text:p>
          </table:table-cell>
          <table:table-cell office:value-type="float" office:value="500" calcext:value-type="float">
            <text:p>500</text:p>
          </table:table-cell>
          <table:table-cell office:value-type="float" office:value="24194" calcext:value-type="float">
            <text:p>24194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48" calcext:value-type="float">
            <text:p>23948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1:00</text:p>
          </table:table-cell>
          <table:table-cell office:value-type="float" office:value="752" calcext:value-type="float">
            <text:p>752</text:p>
          </table:table-cell>
          <table:table-cell office:value-type="float" office:value="1251577856" calcext:value-type="float">
            <text:p>1251577856</text:p>
          </table:table-cell>
          <table:table-cell office:value-type="float" office:value="38" calcext:value-type="float">
            <text:p>38</text:p>
          </table:table-cell>
          <table:table-cell office:value-type="float" office:value="26935296" calcext:value-type="float">
            <text:p>26935296</text:p>
          </table:table-cell>
          <table:table-cell office:value-type="float" office:value="170" calcext:value-type="float">
            <text:p>170</text:p>
          </table:table-cell>
          <table:table-cell office:value-type="float" office:value="362307584" calcext:value-type="float">
            <text:p>362307584</text:p>
          </table:table-cell>
          <table:table-cell office:value-type="float" office:value="135" calcext:value-type="float">
            <text:p>135</text:p>
          </table:table-cell>
          <table:table-cell office:value-type="float" office:value="1033179136" calcext:value-type="float">
            <text:p>1033179136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935999989509582" calcext:value-type="float">
            <text:p>0.935999989509582</text:p>
          </table:table-cell>
          <table:table-cell office:value-type="float" office:value="0.178749993443489" calcext:value-type="float">
            <text:p>0.178749993443489</text:p>
          </table:table-cell>
          <table:table-cell office:value-type="float" office:value="0.211999997496605" calcext:value-type="float">
            <text:p>0.211999997496605</text:p>
          </table:table-cell>
          <table:table-cell office:value-type="float" office:value="500" calcext:value-type="float">
            <text:p>500</text:p>
          </table:table-cell>
          <table:table-cell office:value-type="float" office:value="22709" calcext:value-type="float">
            <text:p>2270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4" calcext:value-type="float">
            <text:p>22474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1:00</text:p>
          </table:table-cell>
          <table:table-cell office:value-type="float" office:value="752" calcext:value-type="float">
            <text:p>752</text:p>
          </table:table-cell>
          <table:table-cell office:value-type="float" office:value="1251577856" calcext:value-type="float">
            <text:p>1251577856</text:p>
          </table:table-cell>
          <table:table-cell office:value-type="float" office:value="38" calcext:value-type="float">
            <text:p>38</text:p>
          </table:table-cell>
          <table:table-cell office:value-type="float" office:value="26935296" calcext:value-type="float">
            <text:p>26935296</text:p>
          </table:table-cell>
          <table:table-cell office:value-type="float" office:value="170" calcext:value-type="float">
            <text:p>170</text:p>
          </table:table-cell>
          <table:table-cell office:value-type="float" office:value="362307584" calcext:value-type="float">
            <text:p>362307584</text:p>
          </table:table-cell>
          <table:table-cell office:value-type="float" office:value="135" calcext:value-type="float">
            <text:p>135</text:p>
          </table:table-cell>
          <table:table-cell office:value-type="float" office:value="1033179136" calcext:value-type="float">
            <text:p>1033179136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935999989509582" calcext:value-type="float">
            <text:p>0.935999989509582</text:p>
          </table:table-cell>
          <table:table-cell office:value-type="float" office:value="0.178749993443489" calcext:value-type="float">
            <text:p>0.178749993443489</text:p>
          </table:table-cell>
          <table:table-cell office:value-type="float" office:value="0.211999997496605" calcext:value-type="float">
            <text:p>0.211999997496605</text:p>
          </table:table-cell>
          <table:table-cell office:value-type="float" office:value="500" calcext:value-type="float">
            <text:p>500</text:p>
          </table:table-cell>
          <table:table-cell office:value-type="float" office:value="22709" calcext:value-type="float">
            <text:p>2270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4" calcext:value-type="float">
            <text:p>22474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0:00</text:p>
          </table:table-cell>
          <table:table-cell office:value-type="float" office:value="741" calcext:value-type="float">
            <text:p>741</text:p>
          </table:table-cell>
          <table:table-cell office:value-type="float" office:value="1251913728" calcext:value-type="float">
            <text:p>1251913728</text:p>
          </table:table-cell>
          <table:table-cell office:value-type="float" office:value="39" calcext:value-type="float">
            <text:p>39</text:p>
          </table:table-cell>
          <table:table-cell office:value-type="float" office:value="26034176" calcext:value-type="float">
            <text:p>26034176</text:p>
          </table:table-cell>
          <table:table-cell office:value-type="float" office:value="165" calcext:value-type="float">
            <text:p>165</text:p>
          </table:table-cell>
          <table:table-cell office:value-type="float" office:value="354004992" calcext:value-type="float">
            <text:p>354004992</text:p>
          </table:table-cell>
          <table:table-cell office:value-type="float" office:value="133" calcext:value-type="float">
            <text:p>133</text:p>
          </table:table-cell>
          <table:table-cell office:value-type="float" office:value="1031618560" calcext:value-type="float">
            <text:p>103161856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36999976634979" calcext:value-type="float">
            <text:p>0.936999976634979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500" calcext:value-type="float">
            <text:p>500</text:p>
          </table:table-cell>
          <table:table-cell office:value-type="float" office:value="21145" calcext:value-type="float">
            <text:p>21145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1" calcext:value-type="float">
            <text:p>20921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0:00</text:p>
          </table:table-cell>
          <table:table-cell office:value-type="float" office:value="741" calcext:value-type="float">
            <text:p>741</text:p>
          </table:table-cell>
          <table:table-cell office:value-type="float" office:value="1251913728" calcext:value-type="float">
            <text:p>1251913728</text:p>
          </table:table-cell>
          <table:table-cell office:value-type="float" office:value="39" calcext:value-type="float">
            <text:p>39</text:p>
          </table:table-cell>
          <table:table-cell office:value-type="float" office:value="26034176" calcext:value-type="float">
            <text:p>26034176</text:p>
          </table:table-cell>
          <table:table-cell office:value-type="float" office:value="165" calcext:value-type="float">
            <text:p>165</text:p>
          </table:table-cell>
          <table:table-cell office:value-type="float" office:value="354004992" calcext:value-type="float">
            <text:p>354004992</text:p>
          </table:table-cell>
          <table:table-cell office:value-type="float" office:value="133" calcext:value-type="float">
            <text:p>133</text:p>
          </table:table-cell>
          <table:table-cell office:value-type="float" office:value="1031618560" calcext:value-type="float">
            <text:p>103161856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36999976634979" calcext:value-type="float">
            <text:p>0.936999976634979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500" calcext:value-type="float">
            <text:p>500</text:p>
          </table:table-cell>
          <table:table-cell office:value-type="float" office:value="21145" calcext:value-type="float">
            <text:p>21145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1" calcext:value-type="float">
            <text:p>20921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9:00</text:p>
          </table:table-cell>
          <table:table-cell office:value-type="float" office:value="714" calcext:value-type="float">
            <text:p>714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37" calcext:value-type="float">
            <text:p>37</text:p>
          </table:table-cell>
          <table:table-cell office:value-type="float" office:value="26800128" calcext:value-type="float">
            <text:p>26800128</text:p>
          </table:table-cell>
          <table:table-cell office:value-type="float" office:value="152" calcext:value-type="float">
            <text:p>152</text:p>
          </table:table-cell>
          <table:table-cell office:value-type="float" office:value="355880960" calcext:value-type="float">
            <text:p>355880960</text:p>
          </table:table-cell>
          <table:table-cell office:value-type="float" office:value="124" calcext:value-type="float">
            <text:p>124</text:p>
          </table:table-cell>
          <table:table-cell office:value-type="float" office:value="1030787072" calcext:value-type="float">
            <text:p>1030787072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37749981880188" calcext:value-type="float">
            <text:p>0.937749981880188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92499995231628" calcext:value-type="float">
            <text:p>0.192499995231628</text:p>
          </table:table-cell>
          <table:table-cell office:value-type="float" office:value="400" calcext:value-type="float">
            <text:p>400</text:p>
          </table:table-cell>
          <table:table-cell office:value-type="float" office:value="19675" calcext:value-type="float">
            <text:p>19675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57" calcext:value-type="float">
            <text:p>1945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9:00</text:p>
          </table:table-cell>
          <table:table-cell office:value-type="float" office:value="714" calcext:value-type="float">
            <text:p>714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37" calcext:value-type="float">
            <text:p>37</text:p>
          </table:table-cell>
          <table:table-cell office:value-type="float" office:value="26800128" calcext:value-type="float">
            <text:p>26800128</text:p>
          </table:table-cell>
          <table:table-cell office:value-type="float" office:value="152" calcext:value-type="float">
            <text:p>152</text:p>
          </table:table-cell>
          <table:table-cell office:value-type="float" office:value="355880960" calcext:value-type="float">
            <text:p>355880960</text:p>
          </table:table-cell>
          <table:table-cell office:value-type="float" office:value="124" calcext:value-type="float">
            <text:p>124</text:p>
          </table:table-cell>
          <table:table-cell office:value-type="float" office:value="1030787072" calcext:value-type="float">
            <text:p>1030787072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37749981880188" calcext:value-type="float">
            <text:p>0.937749981880188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92499995231628" calcext:value-type="float">
            <text:p>0.192499995231628</text:p>
          </table:table-cell>
          <table:table-cell office:value-type="float" office:value="400" calcext:value-type="float">
            <text:p>400</text:p>
          </table:table-cell>
          <table:table-cell office:value-type="float" office:value="19675" calcext:value-type="float">
            <text:p>19675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57" calcext:value-type="float">
            <text:p>1945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8:00</text:p>
          </table:table-cell>
          <table:table-cell office:value-type="float" office:value="701" calcext:value-type="float">
            <text:p>701</text:p>
          </table:table-cell>
          <table:table-cell office:value-type="float" office:value="1251479552" calcext:value-type="float">
            <text:p>1251479552</text:p>
          </table:table-cell>
          <table:table-cell office:value-type="float" office:value="35" calcext:value-type="float">
            <text:p>35</text:p>
          </table:table-cell>
          <table:table-cell office:value-type="float" office:value="26038272" calcext:value-type="float">
            <text:p>26038272</text:p>
          </table:table-cell>
          <table:table-cell office:value-type="float" office:value="156" calcext:value-type="float">
            <text:p>156</text:p>
          </table:table-cell>
          <table:table-cell office:value-type="float" office:value="371367936" calcext:value-type="float">
            <text:p>371367936</text:p>
          </table:table-cell>
          <table:table-cell office:value-type="float" office:value="119" calcext:value-type="float">
            <text:p>119</text:p>
          </table:table-cell>
          <table:table-cell office:value-type="float" office:value="1030889472" calcext:value-type="float">
            <text:p>1030889472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400" calcext:value-type="float">
            <text:p>400</text:p>
          </table:table-cell>
          <table:table-cell office:value-type="float" office:value="18277" calcext:value-type="float">
            <text:p>182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8:00</text:p>
          </table:table-cell>
          <table:table-cell office:value-type="float" office:value="701" calcext:value-type="float">
            <text:p>701</text:p>
          </table:table-cell>
          <table:table-cell office:value-type="float" office:value="1251479552" calcext:value-type="float">
            <text:p>1251479552</text:p>
          </table:table-cell>
          <table:table-cell office:value-type="float" office:value="35" calcext:value-type="float">
            <text:p>35</text:p>
          </table:table-cell>
          <table:table-cell office:value-type="float" office:value="26038272" calcext:value-type="float">
            <text:p>26038272</text:p>
          </table:table-cell>
          <table:table-cell office:value-type="float" office:value="156" calcext:value-type="float">
            <text:p>156</text:p>
          </table:table-cell>
          <table:table-cell office:value-type="float" office:value="371367936" calcext:value-type="float">
            <text:p>371367936</text:p>
          </table:table-cell>
          <table:table-cell office:value-type="float" office:value="119" calcext:value-type="float">
            <text:p>119</text:p>
          </table:table-cell>
          <table:table-cell office:value-type="float" office:value="1030889472" calcext:value-type="float">
            <text:p>1030889472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400" calcext:value-type="float">
            <text:p>400</text:p>
          </table:table-cell>
          <table:table-cell office:value-type="float" office:value="18277" calcext:value-type="float">
            <text:p>182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7:00</text:p>
          </table:table-cell>
          <table:table-cell office:value-type="float" office:value="663" calcext:value-type="float">
            <text:p>663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5" calcext:value-type="float">
            <text:p>35</text:p>
          </table:table-cell>
          <table:table-cell office:value-type="float" office:value="26820608" calcext:value-type="float">
            <text:p>26820608</text:p>
          </table:table-cell>
          <table:table-cell office:value-type="float" office:value="148" calcext:value-type="float">
            <text:p>148</text:p>
          </table:table-cell>
          <table:table-cell office:value-type="float" office:value="357314560" calcext:value-type="float">
            <text:p>357314560</text:p>
          </table:table-cell>
          <table:table-cell office:value-type="float" office:value="116" calcext:value-type="float">
            <text:p>116</text:p>
          </table:table-cell>
          <table:table-cell office:value-type="float" office:value="1029955584" calcext:value-type="float">
            <text:p>1029955584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60999998450279" calcext:value-type="float">
            <text:p>0.160999998450279</text:p>
          </table:table-cell>
          <table:table-cell office:value-type="float" office:value="0.188999995589256" calcext:value-type="float">
            <text:p>0.188999995589256</text:p>
          </table:table-cell>
          <table:table-cell office:value-type="float" office:value="400" calcext:value-type="float">
            <text:p>400</text:p>
          </table:table-cell>
          <table:table-cell office:value-type="float" office:value="16907" calcext:value-type="float">
            <text:p>16907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6" calcext:value-type="float">
            <text:p>1670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7:00</text:p>
          </table:table-cell>
          <table:table-cell office:value-type="float" office:value="663" calcext:value-type="float">
            <text:p>663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5" calcext:value-type="float">
            <text:p>35</text:p>
          </table:table-cell>
          <table:table-cell office:value-type="float" office:value="26820608" calcext:value-type="float">
            <text:p>26820608</text:p>
          </table:table-cell>
          <table:table-cell office:value-type="float" office:value="148" calcext:value-type="float">
            <text:p>148</text:p>
          </table:table-cell>
          <table:table-cell office:value-type="float" office:value="357314560" calcext:value-type="float">
            <text:p>357314560</text:p>
          </table:table-cell>
          <table:table-cell office:value-type="float" office:value="116" calcext:value-type="float">
            <text:p>116</text:p>
          </table:table-cell>
          <table:table-cell office:value-type="float" office:value="1029955584" calcext:value-type="float">
            <text:p>1029955584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60999998450279" calcext:value-type="float">
            <text:p>0.160999998450279</text:p>
          </table:table-cell>
          <table:table-cell office:value-type="float" office:value="0.188999995589256" calcext:value-type="float">
            <text:p>0.188999995589256</text:p>
          </table:table-cell>
          <table:table-cell office:value-type="float" office:value="400" calcext:value-type="float">
            <text:p>400</text:p>
          </table:table-cell>
          <table:table-cell office:value-type="float" office:value="16907" calcext:value-type="float">
            <text:p>16907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6" calcext:value-type="float">
            <text:p>1670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6:00</text:p>
          </table:table-cell>
          <table:table-cell office:value-type="float" office:value="663" calcext:value-type="float">
            <text:p>663</text:p>
          </table:table-cell>
          <table:table-cell office:value-type="float" office:value="1251872768" calcext:value-type="float">
            <text:p>1251872768</text:p>
          </table:table-cell>
          <table:table-cell office:value-type="float" office:value="34" calcext:value-type="float">
            <text:p>34</text:p>
          </table:table-cell>
          <table:table-cell office:value-type="float" office:value="26718208" calcext:value-type="float">
            <text:p>26718208</text:p>
          </table:table-cell>
          <table:table-cell office:value-type="float" office:value="148" calcext:value-type="float">
            <text:p>148</text:p>
          </table:table-cell>
          <table:table-cell office:value-type="float" office:value="374349824" calcext:value-type="float">
            <text:p>374349824</text:p>
          </table:table-cell>
          <table:table-cell office:value-type="float" office:value="113" calcext:value-type="float">
            <text:p>113</text:p>
          </table:table-cell>
          <table:table-cell office:value-type="float" office:value="1030062080" calcext:value-type="float">
            <text:p>1030062080</text:p>
          </table:table-cell>
          <table:table-cell office:value-type="float" office:value="0" calcext:value-type="float">
            <text:p>0</text:p>
          </table:table-cell>
          <table:table-cell office:value-type="float" office:value="0.940750002861023" calcext:value-type="float">
            <text:p>0.940750002861023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80250003933907" calcext:value-type="float">
            <text:p>0.180250003933907</text:p>
          </table:table-cell>
          <table:table-cell office:value-type="float" office:value="350" calcext:value-type="float">
            <text:p>350</text:p>
          </table:table-cell>
          <table:table-cell office:value-type="float" office:value="15652" calcext:value-type="float">
            <text:p>15652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2" calcext:value-type="float">
            <text:p>15462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6:00</text:p>
          </table:table-cell>
          <table:table-cell office:value-type="float" office:value="663" calcext:value-type="float">
            <text:p>663</text:p>
          </table:table-cell>
          <table:table-cell office:value-type="float" office:value="1251872768" calcext:value-type="float">
            <text:p>1251872768</text:p>
          </table:table-cell>
          <table:table-cell office:value-type="float" office:value="34" calcext:value-type="float">
            <text:p>34</text:p>
          </table:table-cell>
          <table:table-cell office:value-type="float" office:value="26718208" calcext:value-type="float">
            <text:p>26718208</text:p>
          </table:table-cell>
          <table:table-cell office:value-type="float" office:value="148" calcext:value-type="float">
            <text:p>148</text:p>
          </table:table-cell>
          <table:table-cell office:value-type="float" office:value="374349824" calcext:value-type="float">
            <text:p>374349824</text:p>
          </table:table-cell>
          <table:table-cell office:value-type="float" office:value="113" calcext:value-type="float">
            <text:p>113</text:p>
          </table:table-cell>
          <table:table-cell office:value-type="float" office:value="1030062080" calcext:value-type="float">
            <text:p>1030062080</text:p>
          </table:table-cell>
          <table:table-cell office:value-type="float" office:value="0" calcext:value-type="float">
            <text:p>0</text:p>
          </table:table-cell>
          <table:table-cell office:value-type="float" office:value="0.940750002861023" calcext:value-type="float">
            <text:p>0.940750002861023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80250003933907" calcext:value-type="float">
            <text:p>0.180250003933907</text:p>
          </table:table-cell>
          <table:table-cell office:value-type="float" office:value="350" calcext:value-type="float">
            <text:p>350</text:p>
          </table:table-cell>
          <table:table-cell office:value-type="float" office:value="15652" calcext:value-type="float">
            <text:p>15652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2" calcext:value-type="float">
            <text:p>15462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5:00</text:p>
          </table:table-cell>
          <table:table-cell office:value-type="float" office:value="647" calcext:value-type="float">
            <text:p>647</text:p>
          </table:table-cell>
          <table:table-cell office:value-type="float" office:value="1251659776" calcext:value-type="float">
            <text:p>1251659776</text:p>
          </table:table-cell>
          <table:table-cell office:value-type="float" office:value="31" calcext:value-type="float">
            <text:p>31</text:p>
          </table:table-cell>
          <table:table-cell office:value-type="float" office:value="26128384" calcext:value-type="float">
            <text:p>26128384</text:p>
          </table:table-cell>
          <table:table-cell office:value-type="float" office:value="131" calcext:value-type="float">
            <text:p>131</text:p>
          </table:table-cell>
          <table:table-cell office:value-type="float" office:value="350605312" calcext:value-type="float">
            <text:p>350605312</text:p>
          </table:table-cell>
          <table:table-cell office:value-type="float" office:value="102" calcext:value-type="float">
            <text:p>102</text:p>
          </table:table-cell>
          <table:table-cell office:value-type="float" office:value="1031102464" calcext:value-type="float">
            <text:p>1031102464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249987602234" calcext:value-type="float">
            <text:p>0.94424998760223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350" calcext:value-type="float">
            <text:p>350</text:p>
          </table:table-cell>
          <table:table-cell office:value-type="float" office:value="14410" calcext:value-type="float">
            <text:p>144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7" calcext:value-type="float">
            <text:p>1421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5:00</text:p>
          </table:table-cell>
          <table:table-cell office:value-type="float" office:value="647" calcext:value-type="float">
            <text:p>647</text:p>
          </table:table-cell>
          <table:table-cell office:value-type="float" office:value="1251659776" calcext:value-type="float">
            <text:p>1251659776</text:p>
          </table:table-cell>
          <table:table-cell office:value-type="float" office:value="31" calcext:value-type="float">
            <text:p>31</text:p>
          </table:table-cell>
          <table:table-cell office:value-type="float" office:value="26128384" calcext:value-type="float">
            <text:p>26128384</text:p>
          </table:table-cell>
          <table:table-cell office:value-type="float" office:value="131" calcext:value-type="float">
            <text:p>131</text:p>
          </table:table-cell>
          <table:table-cell office:value-type="float" office:value="350605312" calcext:value-type="float">
            <text:p>350605312</text:p>
          </table:table-cell>
          <table:table-cell office:value-type="float" office:value="102" calcext:value-type="float">
            <text:p>102</text:p>
          </table:table-cell>
          <table:table-cell office:value-type="float" office:value="1031102464" calcext:value-type="float">
            <text:p>1031102464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249987602234" calcext:value-type="float">
            <text:p>0.94424998760223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350" calcext:value-type="float">
            <text:p>350</text:p>
          </table:table-cell>
          <table:table-cell office:value-type="float" office:value="14410" calcext:value-type="float">
            <text:p>144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7" calcext:value-type="float">
            <text:p>1421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4:00</text:p>
          </table:table-cell>
          <table:table-cell office:value-type="float" office:value="595" calcext:value-type="float">
            <text:p>595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2" calcext:value-type="float">
            <text:p>32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137" calcext:value-type="float">
            <text:p>137</text:p>
          </table:table-cell>
          <table:table-cell office:value-type="float" office:value="370868224" calcext:value-type="float">
            <text:p>370868224</text:p>
          </table:table-cell>
          <table:table-cell office:value-type="float" office:value="104" calcext:value-type="float">
            <text:p>104</text:p>
          </table:table-cell>
          <table:table-cell office:value-type="float" office:value="1031208960" calcext:value-type="float">
            <text:p>103120896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350" calcext:value-type="float">
            <text:p>350</text:p>
          </table:table-cell>
          <table:table-cell office:value-type="float" office:value="13132" calcext:value-type="float">
            <text:p>1313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7" calcext:value-type="float">
            <text:p>1291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4:00</text:p>
          </table:table-cell>
          <table:table-cell office:value-type="float" office:value="595" calcext:value-type="float">
            <text:p>595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2" calcext:value-type="float">
            <text:p>32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137" calcext:value-type="float">
            <text:p>137</text:p>
          </table:table-cell>
          <table:table-cell office:value-type="float" office:value="370868224" calcext:value-type="float">
            <text:p>370868224</text:p>
          </table:table-cell>
          <table:table-cell office:value-type="float" office:value="104" calcext:value-type="float">
            <text:p>104</text:p>
          </table:table-cell>
          <table:table-cell office:value-type="float" office:value="1031208960" calcext:value-type="float">
            <text:p>103120896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350" calcext:value-type="float">
            <text:p>350</text:p>
          </table:table-cell>
          <table:table-cell office:value-type="float" office:value="13132" calcext:value-type="float">
            <text:p>1313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7" calcext:value-type="float">
            <text:p>1291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3:00</text:p>
          </table:table-cell>
          <table:table-cell office:value-type="float" office:value="587" calcext:value-type="float">
            <text:p>587</text:p>
          </table:table-cell>
          <table:table-cell office:value-type="float" office:value="1252007936" calcext:value-type="float">
            <text:p>1252007936</text:p>
          </table:table-cell>
          <table:table-cell office:value-type="float" office:value="31" calcext:value-type="float">
            <text:p>31</text:p>
          </table:table-cell>
          <table:table-cell office:value-type="float" office:value="25346048" calcext:value-type="float">
            <text:p>25346048</text:p>
          </table:table-cell>
          <table:table-cell office:value-type="float" office:value="128" calcext:value-type="float">
            <text:p>128</text:p>
          </table:table-cell>
          <table:table-cell office:value-type="float" office:value="347455488" calcext:value-type="float">
            <text:p>347455488</text:p>
          </table:table-cell>
          <table:table-cell office:value-type="float" office:value="100" calcext:value-type="float">
            <text:p>100</text:p>
          </table:table-cell>
          <table:table-cell office:value-type="float" office:value="1031426048" calcext:value-type="float">
            <text:p>1031426048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999992847443" calcext:value-type="float">
            <text:p>0.944999992847443</text:p>
          </table:table-cell>
          <table:table-cell office:value-type="float" office:value="0.149499997496605" calcext:value-type="float">
            <text:p>0.149499997496605</text:p>
          </table:table-cell>
          <table:table-cell office:value-type="float" office:value="0.160249993205071" calcext:value-type="float">
            <text:p>0.160249993205071</text:p>
          </table:table-cell>
          <table:table-cell office:value-type="float" office:value="300" calcext:value-type="float">
            <text:p>300</text:p>
          </table:table-cell>
          <table:table-cell office:value-type="float" office:value="11994" calcext:value-type="float">
            <text:p>1199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5" calcext:value-type="float">
            <text:p>1179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3:00</text:p>
          </table:table-cell>
          <table:table-cell office:value-type="float" office:value="587" calcext:value-type="float">
            <text:p>587</text:p>
          </table:table-cell>
          <table:table-cell office:value-type="float" office:value="1252007936" calcext:value-type="float">
            <text:p>1252007936</text:p>
          </table:table-cell>
          <table:table-cell office:value-type="float" office:value="31" calcext:value-type="float">
            <text:p>31</text:p>
          </table:table-cell>
          <table:table-cell office:value-type="float" office:value="25346048" calcext:value-type="float">
            <text:p>25346048</text:p>
          </table:table-cell>
          <table:table-cell office:value-type="float" office:value="128" calcext:value-type="float">
            <text:p>128</text:p>
          </table:table-cell>
          <table:table-cell office:value-type="float" office:value="347455488" calcext:value-type="float">
            <text:p>347455488</text:p>
          </table:table-cell>
          <table:table-cell office:value-type="float" office:value="100" calcext:value-type="float">
            <text:p>100</text:p>
          </table:table-cell>
          <table:table-cell office:value-type="float" office:value="1031426048" calcext:value-type="float">
            <text:p>1031426048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999992847443" calcext:value-type="float">
            <text:p>0.944999992847443</text:p>
          </table:table-cell>
          <table:table-cell office:value-type="float" office:value="0.149499997496605" calcext:value-type="float">
            <text:p>0.149499997496605</text:p>
          </table:table-cell>
          <table:table-cell office:value-type="float" office:value="0.160249993205071" calcext:value-type="float">
            <text:p>0.160249993205071</text:p>
          </table:table-cell>
          <table:table-cell office:value-type="float" office:value="300" calcext:value-type="float">
            <text:p>300</text:p>
          </table:table-cell>
          <table:table-cell office:value-type="float" office:value="11994" calcext:value-type="float">
            <text:p>1199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5" calcext:value-type="float">
            <text:p>1179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2:00</text:p>
          </table:table-cell>
          <table:table-cell office:value-type="float" office:value="567" calcext:value-type="float">
            <text:p>567</text:p>
          </table:table-cell>
          <table:table-cell office:value-type="float" office:value="1252528128" calcext:value-type="float">
            <text:p>1252528128</text:p>
          </table:table-cell>
          <table:table-cell office:value-type="float" office:value="28" calcext:value-type="float">
            <text:p>28</text:p>
          </table:table-cell>
          <table:table-cell office:value-type="float" office:value="27676672" calcext:value-type="float">
            <text:p>27676672</text:p>
          </table:table-cell>
          <table:table-cell office:value-type="float" office:value="123" calcext:value-type="float">
            <text:p>123</text:p>
          </table:table-cell>
          <table:table-cell office:value-type="float" office:value="380579840" calcext:value-type="float">
            <text:p>380579840</text:p>
          </table:table-cell>
          <table:table-cell office:value-type="float" office:value="92" calcext:value-type="float">
            <text:p>92</text:p>
          </table:table-cell>
          <table:table-cell office:value-type="float" office:value="1030471680" calcext:value-type="float">
            <text:p>103047168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948249995708466" calcext:value-type="float">
            <text:p>0.94824999570846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300" calcext:value-type="float">
            <text:p>300</text:p>
          </table:table-cell>
          <table:table-cell office:value-type="float" office:value="10870" calcext:value-type="float">
            <text:p>1087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8" calcext:value-type="float">
            <text:p>1065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2:00</text:p>
          </table:table-cell>
          <table:table-cell office:value-type="float" office:value="567" calcext:value-type="float">
            <text:p>567</text:p>
          </table:table-cell>
          <table:table-cell office:value-type="float" office:value="1252528128" calcext:value-type="float">
            <text:p>1252528128</text:p>
          </table:table-cell>
          <table:table-cell office:value-type="float" office:value="28" calcext:value-type="float">
            <text:p>28</text:p>
          </table:table-cell>
          <table:table-cell office:value-type="float" office:value="27676672" calcext:value-type="float">
            <text:p>27676672</text:p>
          </table:table-cell>
          <table:table-cell office:value-type="float" office:value="123" calcext:value-type="float">
            <text:p>123</text:p>
          </table:table-cell>
          <table:table-cell office:value-type="float" office:value="380579840" calcext:value-type="float">
            <text:p>380579840</text:p>
          </table:table-cell>
          <table:table-cell office:value-type="float" office:value="92" calcext:value-type="float">
            <text:p>92</text:p>
          </table:table-cell>
          <table:table-cell office:value-type="float" office:value="1030471680" calcext:value-type="float">
            <text:p>103047168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948249995708466" calcext:value-type="float">
            <text:p>0.94824999570846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300" calcext:value-type="float">
            <text:p>300</text:p>
          </table:table-cell>
          <table:table-cell office:value-type="float" office:value="10870" calcext:value-type="float">
            <text:p>1087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8" calcext:value-type="float">
            <text:p>1065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1:00</text:p>
          </table:table-cell>
          <table:table-cell office:value-type="float" office:value="545" calcext:value-type="float">
            <text:p>545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27" calcext:value-type="float">
            <text:p>27</text:p>
          </table:table-cell>
          <table:table-cell office:value-type="float" office:value="24711168" calcext:value-type="float">
            <text:p>24711168</text:p>
          </table:table-cell>
          <table:table-cell office:value-type="float" office:value="111" calcext:value-type="float">
            <text:p>111</text:p>
          </table:table-cell>
          <table:table-cell office:value-type="float" office:value="371003392" calcext:value-type="float">
            <text:p>371003392</text:p>
          </table:table-cell>
          <table:table-cell office:value-type="float" office:value="87" calcext:value-type="float">
            <text:p>87</text:p>
          </table:table-cell>
          <table:table-cell office:value-type="float" office:value="1030447104" calcext:value-type="float">
            <text:p>1030447104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300" calcext:value-type="float">
            <text:p>300</text:p>
          </table:table-cell>
          <table:table-cell office:value-type="float" office:value="9751" calcext:value-type="float">
            <text:p>97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1:00</text:p>
          </table:table-cell>
          <table:table-cell office:value-type="float" office:value="545" calcext:value-type="float">
            <text:p>545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27" calcext:value-type="float">
            <text:p>27</text:p>
          </table:table-cell>
          <table:table-cell office:value-type="float" office:value="24711168" calcext:value-type="float">
            <text:p>24711168</text:p>
          </table:table-cell>
          <table:table-cell office:value-type="float" office:value="111" calcext:value-type="float">
            <text:p>111</text:p>
          </table:table-cell>
          <table:table-cell office:value-type="float" office:value="371003392" calcext:value-type="float">
            <text:p>371003392</text:p>
          </table:table-cell>
          <table:table-cell office:value-type="float" office:value="87" calcext:value-type="float">
            <text:p>87</text:p>
          </table:table-cell>
          <table:table-cell office:value-type="float" office:value="1030447104" calcext:value-type="float">
            <text:p>1030447104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300" calcext:value-type="float">
            <text:p>300</text:p>
          </table:table-cell>
          <table:table-cell office:value-type="float" office:value="9751" calcext:value-type="float">
            <text:p>97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0:00</text:p>
          </table:table-cell>
          <table:table-cell office:value-type="float" office:value="511" calcext:value-type="float">
            <text:p>511</text:p>
          </table:table-cell>
          <table:table-cell office:value-type="float" office:value="1249705984" calcext:value-type="float">
            <text:p>1249705984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13" calcext:value-type="float">
            <text:p>113</text:p>
          </table:table-cell>
          <table:table-cell office:value-type="float" office:value="358174720" calcext:value-type="float">
            <text:p>358174720</text:p>
          </table:table-cell>
          <table:table-cell office:value-type="float" office:value="84" calcext:value-type="float">
            <text:p>84</text:p>
          </table:table-cell>
          <table:table-cell office:value-type="float" office:value="1030492160" calcext:value-type="float">
            <text:p>103049216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132499992847443" calcext:value-type="float">
            <text:p>0.132499992847443</text:p>
          </table:table-cell>
          <table:table-cell office:value-type="float" office:value="0.148499995470047" calcext:value-type="float">
            <text:p>0.148499995470047</text:p>
          </table:table-cell>
          <table:table-cell office:value-type="float" office:value="250" calcext:value-type="float">
            <text:p>250</text:p>
          </table:table-cell>
          <table:table-cell office:value-type="float" office:value="8706" calcext:value-type="float">
            <text:p>870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0:00</text:p>
          </table:table-cell>
          <table:table-cell office:value-type="float" office:value="511" calcext:value-type="float">
            <text:p>511</text:p>
          </table:table-cell>
          <table:table-cell office:value-type="float" office:value="1249705984" calcext:value-type="float">
            <text:p>1249705984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13" calcext:value-type="float">
            <text:p>113</text:p>
          </table:table-cell>
          <table:table-cell office:value-type="float" office:value="358174720" calcext:value-type="float">
            <text:p>358174720</text:p>
          </table:table-cell>
          <table:table-cell office:value-type="float" office:value="84" calcext:value-type="float">
            <text:p>84</text:p>
          </table:table-cell>
          <table:table-cell office:value-type="float" office:value="1030492160" calcext:value-type="float">
            <text:p>103049216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132499992847443" calcext:value-type="float">
            <text:p>0.132499992847443</text:p>
          </table:table-cell>
          <table:table-cell office:value-type="float" office:value="0.148499995470047" calcext:value-type="float">
            <text:p>0.148499995470047</text:p>
          </table:table-cell>
          <table:table-cell office:value-type="float" office:value="250" calcext:value-type="float">
            <text:p>250</text:p>
          </table:table-cell>
          <table:table-cell office:value-type="float" office:value="8706" calcext:value-type="float">
            <text:p>870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9:00</text:p>
          </table:table-cell>
          <table:table-cell office:value-type="float" office:value="487" calcext:value-type="float">
            <text:p>487</text:p>
          </table:table-cell>
          <table:table-cell office:value-type="float" office:value="1251549184" calcext:value-type="float">
            <text:p>1251549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41843968" calcext:value-type="float">
            <text:p>341843968</text:p>
          </table:table-cell>
          <table:table-cell office:value-type="float" office:value="77" calcext:value-type="float">
            <text:p>77</text:p>
          </table:table-cell>
          <table:table-cell office:value-type="float" office:value="1032056832" calcext:value-type="float">
            <text:p>1032056832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3999993801117" calcext:value-type="float">
            <text:p>0.143999993801117</text:p>
          </table:table-cell>
          <table:table-cell office:value-type="float" office:value="250" calcext:value-type="float">
            <text:p>250</text:p>
          </table:table-cell>
          <table:table-cell office:value-type="float" office:value="7749" calcext:value-type="float">
            <text:p>77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9:00</text:p>
          </table:table-cell>
          <table:table-cell office:value-type="float" office:value="487" calcext:value-type="float">
            <text:p>487</text:p>
          </table:table-cell>
          <table:table-cell office:value-type="float" office:value="1251549184" calcext:value-type="float">
            <text:p>1251549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41843968" calcext:value-type="float">
            <text:p>341843968</text:p>
          </table:table-cell>
          <table:table-cell office:value-type="float" office:value="77" calcext:value-type="float">
            <text:p>77</text:p>
          </table:table-cell>
          <table:table-cell office:value-type="float" office:value="1032056832" calcext:value-type="float">
            <text:p>1032056832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3999993801117" calcext:value-type="float">
            <text:p>0.143999993801117</text:p>
          </table:table-cell>
          <table:table-cell office:value-type="float" office:value="250" calcext:value-type="float">
            <text:p>250</text:p>
          </table:table-cell>
          <table:table-cell office:value-type="float" office:value="7749" calcext:value-type="float">
            <text:p>77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8:00</text:p>
          </table:table-cell>
          <table:table-cell office:value-type="float" office:value="434" calcext:value-type="float">
            <text:p>434</text:p>
          </table:table-cell>
          <table:table-cell office:value-type="float" office:value="1247277056" calcext:value-type="float">
            <text:p>1247277056</text:p>
          </table:table-cell>
          <table:table-cell office:value-type="float" office:value="22" calcext:value-type="float">
            <text:p>2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92" calcext:value-type="float">
            <text:p>92</text:p>
          </table:table-cell>
          <table:table-cell office:value-type="float" office:value="339570688" calcext:value-type="float">
            <text:p>339570688</text:p>
          </table:table-cell>
          <table:table-cell office:value-type="float" office:value="75" calcext:value-type="float">
            <text:p>75</text:p>
          </table:table-cell>
          <table:table-cell office:value-type="float" office:value="1032134656" calcext:value-type="float">
            <text:p>1032134656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123999997973442" calcext:value-type="float">
            <text:p>0.123999997973442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6791" calcext:value-type="float">
            <text:p>67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8:00</text:p>
          </table:table-cell>
          <table:table-cell office:value-type="float" office:value="434" calcext:value-type="float">
            <text:p>434</text:p>
          </table:table-cell>
          <table:table-cell office:value-type="float" office:value="1247277056" calcext:value-type="float">
            <text:p>1247277056</text:p>
          </table:table-cell>
          <table:table-cell office:value-type="float" office:value="22" calcext:value-type="float">
            <text:p>2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92" calcext:value-type="float">
            <text:p>92</text:p>
          </table:table-cell>
          <table:table-cell office:value-type="float" office:value="339570688" calcext:value-type="float">
            <text:p>339570688</text:p>
          </table:table-cell>
          <table:table-cell office:value-type="float" office:value="75" calcext:value-type="float">
            <text:p>75</text:p>
          </table:table-cell>
          <table:table-cell office:value-type="float" office:value="1032134656" calcext:value-type="float">
            <text:p>1032134656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123999997973442" calcext:value-type="float">
            <text:p>0.123999997973442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6791" calcext:value-type="float">
            <text:p>67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7:00</text:p>
          </table:table-cell>
          <table:table-cell office:value-type="float" office:value="422" calcext:value-type="float">
            <text:p>422</text:p>
          </table:table-cell>
          <table:table-cell office:value-type="float" office:value="1247862784" calcext:value-type="float">
            <text:p>1247862784</text:p>
          </table:table-cell>
          <table:table-cell office:value-type="float" office:value="21" calcext:value-type="float">
            <text:p>21</text:p>
          </table:table-cell>
          <table:table-cell office:value-type="float" office:value="25419776" calcext:value-type="float">
            <text:p>25419776</text:p>
          </table:table-cell>
          <table:table-cell office:value-type="float" office:value="89" calcext:value-type="float">
            <text:p>89</text:p>
          </table:table-cell>
          <table:table-cell office:value-type="float" office:value="336105472" calcext:value-type="float">
            <text:p>336105472</text:p>
          </table:table-cell>
          <table:table-cell office:value-type="float" office:value="71" calcext:value-type="float">
            <text:p>71</text:p>
          </table:table-cell>
          <table:table-cell office:value-type="float" office:value="1031274496" calcext:value-type="float">
            <text:p>103127449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118500001728535" calcext:value-type="float">
            <text:p>0.118500001728535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200" calcext:value-type="float">
            <text:p>200</text:p>
          </table:table-cell>
          <table:table-cell office:value-type="float" office:value="5940" calcext:value-type="float">
            <text:p>59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7:00</text:p>
          </table:table-cell>
          <table:table-cell office:value-type="float" office:value="422" calcext:value-type="float">
            <text:p>422</text:p>
          </table:table-cell>
          <table:table-cell office:value-type="float" office:value="1247862784" calcext:value-type="float">
            <text:p>1247862784</text:p>
          </table:table-cell>
          <table:table-cell office:value-type="float" office:value="21" calcext:value-type="float">
            <text:p>21</text:p>
          </table:table-cell>
          <table:table-cell office:value-type="float" office:value="25419776" calcext:value-type="float">
            <text:p>25419776</text:p>
          </table:table-cell>
          <table:table-cell office:value-type="float" office:value="89" calcext:value-type="float">
            <text:p>89</text:p>
          </table:table-cell>
          <table:table-cell office:value-type="float" office:value="336105472" calcext:value-type="float">
            <text:p>336105472</text:p>
          </table:table-cell>
          <table:table-cell office:value-type="float" office:value="71" calcext:value-type="float">
            <text:p>71</text:p>
          </table:table-cell>
          <table:table-cell office:value-type="float" office:value="1031274496" calcext:value-type="float">
            <text:p>103127449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118500001728535" calcext:value-type="float">
            <text:p>0.118500001728535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200" calcext:value-type="float">
            <text:p>200</text:p>
          </table:table-cell>
          <table:table-cell office:value-type="float" office:value="5940" calcext:value-type="float">
            <text:p>59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6:00</text:p>
          </table:table-cell>
          <table:table-cell office:value-type="float" office:value="391" calcext:value-type="float">
            <text:p>391</text:p>
          </table:table-cell>
          <table:table-cell office:value-type="float" office:value="1231945728" calcext:value-type="float">
            <text:p>1231945728</text:p>
          </table:table-cell>
          <table:table-cell office:value-type="float" office:value="17" calcext:value-type="float">
            <text:p>17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81" calcext:value-type="float">
            <text:p>81</text:p>
          </table:table-cell>
          <table:table-cell office:value-type="float" office:value="347910144" calcext:value-type="float">
            <text:p>347910144</text:p>
          </table:table-cell>
          <table:table-cell office:value-type="float" office:value="58" calcext:value-type="float">
            <text:p>58</text:p>
          </table:table-cell>
          <table:table-cell office:value-type="float" office:value="1032167424" calcext:value-type="float">
            <text:p>1032167424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108499996364117" calcext:value-type="float">
            <text:p>0.108499996364117</text:p>
          </table:table-cell>
          <table:table-cell office:value-type="float" office:value="0.128749996423721" calcext:value-type="float">
            <text:p>0.128749996423721</text:p>
          </table:table-cell>
          <table:table-cell office:value-type="float" office:value="200" calcext:value-type="float">
            <text:p>200</text:p>
          </table:table-cell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6:00</text:p>
          </table:table-cell>
          <table:table-cell office:value-type="float" office:value="391" calcext:value-type="float">
            <text:p>391</text:p>
          </table:table-cell>
          <table:table-cell office:value-type="float" office:value="1231945728" calcext:value-type="float">
            <text:p>1231945728</text:p>
          </table:table-cell>
          <table:table-cell office:value-type="float" office:value="17" calcext:value-type="float">
            <text:p>17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81" calcext:value-type="float">
            <text:p>81</text:p>
          </table:table-cell>
          <table:table-cell office:value-type="float" office:value="347910144" calcext:value-type="float">
            <text:p>347910144</text:p>
          </table:table-cell>
          <table:table-cell office:value-type="float" office:value="58" calcext:value-type="float">
            <text:p>58</text:p>
          </table:table-cell>
          <table:table-cell office:value-type="float" office:value="1032167424" calcext:value-type="float">
            <text:p>1032167424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108499996364117" calcext:value-type="float">
            <text:p>0.108499996364117</text:p>
          </table:table-cell>
          <table:table-cell office:value-type="float" office:value="0.128749996423721" calcext:value-type="float">
            <text:p>0.128749996423721</text:p>
          </table:table-cell>
          <table:table-cell office:value-type="float" office:value="200" calcext:value-type="float">
            <text:p>200</text:p>
          </table:table-cell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5:00</text:p>
          </table:table-cell>
          <table:table-cell office:value-type="float" office:value="335" calcext:value-type="float">
            <text:p>335</text:p>
          </table:table-cell>
          <table:table-cell office:value-type="float" office:value="1223143424" calcext:value-type="float">
            <text:p>1223143424</text:p>
          </table:table-cell>
          <table:table-cell office:value-type="float" office:value="0" calcext:value-type="float">
            <text:p>0</text:p>
          </table:table-cell>
          <table:table-cell office:value-type="float" office:value="24735744" calcext:value-type="float">
            <text:p>24735744</text:p>
          </table:table-cell>
          <table:table-cell office:value-type="float" office:value="75" calcext:value-type="float">
            <text:p>75</text:p>
          </table:table-cell>
          <table:table-cell office:value-type="float" office:value="358748160" calcext:value-type="float">
            <text:p>358748160</text:p>
          </table:table-cell>
          <table:table-cell office:value-type="float" office:value="52" calcext:value-type="float">
            <text:p>52</text:p>
          </table:table-cell>
          <table:table-cell office:value-type="float" office:value="1031315456" calcext:value-type="float">
            <text:p>1031315456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104999996721745" calcext:value-type="float">
            <text:p>0.104999996721745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200" calcext:value-type="float">
            <text:p>200</text:p>
          </table:table-cell>
          <table:table-cell office:value-type="float" office:value="4368" calcext:value-type="float">
            <text:p>4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8" calcext:value-type="float">
            <text:p>41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5:00</text:p>
          </table:table-cell>
          <table:table-cell office:value-type="float" office:value="335" calcext:value-type="float">
            <text:p>335</text:p>
          </table:table-cell>
          <table:table-cell office:value-type="float" office:value="1223143424" calcext:value-type="float">
            <text:p>1223143424</text:p>
          </table:table-cell>
          <table:table-cell office:value-type="float" office:value="0" calcext:value-type="float">
            <text:p>0</text:p>
          </table:table-cell>
          <table:table-cell office:value-type="float" office:value="24735744" calcext:value-type="float">
            <text:p>24735744</text:p>
          </table:table-cell>
          <table:table-cell office:value-type="float" office:value="75" calcext:value-type="float">
            <text:p>75</text:p>
          </table:table-cell>
          <table:table-cell office:value-type="float" office:value="358748160" calcext:value-type="float">
            <text:p>358748160</text:p>
          </table:table-cell>
          <table:table-cell office:value-type="float" office:value="52" calcext:value-type="float">
            <text:p>52</text:p>
          </table:table-cell>
          <table:table-cell office:value-type="float" office:value="1031315456" calcext:value-type="float">
            <text:p>1031315456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104999996721745" calcext:value-type="float">
            <text:p>0.104999996721745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200" calcext:value-type="float">
            <text:p>200</text:p>
          </table:table-cell>
          <table:table-cell office:value-type="float" office:value="4368" calcext:value-type="float">
            <text:p>4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8" calcext:value-type="float">
            <text:p>41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4:00</text:p>
          </table:table-cell>
          <table:table-cell office:value-type="float" office:value="314" calcext:value-type="float">
            <text:p>314</text:p>
          </table:table-cell>
          <table:table-cell office:value-type="float" office:value="1242976256" calcext:value-type="float">
            <text:p>1242976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5591808" calcext:value-type="float">
            <text:p>345591808</text:p>
          </table:table-cell>
          <table:table-cell office:value-type="float" office:value="48" calcext:value-type="float">
            <text:p>48</text:p>
          </table:table-cell>
          <table:table-cell office:value-type="float" office:value="1032335360" calcext:value-type="float">
            <text:p>103233536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6749997138977" calcext:value-type="float">
            <text:p>0.96749997138977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150" calcext:value-type="float">
            <text:p>150</text:p>
          </table:table-cell>
          <table:table-cell office:value-type="float" office:value="3690" calcext:value-type="float">
            <text:p>36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4:00</text:p>
          </table:table-cell>
          <table:table-cell office:value-type="float" office:value="314" calcext:value-type="float">
            <text:p>314</text:p>
          </table:table-cell>
          <table:table-cell office:value-type="float" office:value="1242976256" calcext:value-type="float">
            <text:p>1242976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5591808" calcext:value-type="float">
            <text:p>345591808</text:p>
          </table:table-cell>
          <table:table-cell office:value-type="float" office:value="48" calcext:value-type="float">
            <text:p>48</text:p>
          </table:table-cell>
          <table:table-cell office:value-type="float" office:value="1032335360" calcext:value-type="float">
            <text:p>103233536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6749997138977" calcext:value-type="float">
            <text:p>0.96749997138977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150" calcext:value-type="float">
            <text:p>150</text:p>
          </table:table-cell>
          <table:table-cell office:value-type="float" office:value="3690" calcext:value-type="float">
            <text:p>36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3:00</text:p>
          </table:table-cell>
          <table:table-cell office:value-type="float" office:value="286" calcext:value-type="float">
            <text:p>286</text:p>
          </table:table-cell>
          <table:table-cell office:value-type="float" office:value="1153241088" calcext:value-type="float">
            <text:p>1153241088</text:p>
          </table:table-cell>
          <table:table-cell office:value-type="float" office:value="11" calcext:value-type="float">
            <text:p>11</text:p>
          </table:table-cell>
          <table:table-cell office:value-type="float" office:value="23990272" calcext:value-type="float">
            <text:p>23990272</text:p>
          </table:table-cell>
          <table:table-cell office:value-type="float" office:value="54" calcext:value-type="float">
            <text:p>54</text:p>
          </table:table-cell>
          <table:table-cell office:value-type="float" office:value="341614592" calcext:value-type="float">
            <text:p>341614592</text:p>
          </table:table-cell>
          <table:table-cell office:value-type="float" office:value="37" calcext:value-type="float">
            <text:p>37</text:p>
          </table:table-cell>
          <table:table-cell office:value-type="float" office:value="1032556544" calcext:value-type="float">
            <text:p>103255654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7299998998642" calcext:value-type="float">
            <text:p>0.97299998998642</text:p>
          </table:table-cell>
          <table:table-cell office:value-type="float" office:value="0.0879999995231628" calcext:value-type="float">
            <text:p>0.08799999952316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150" calcext:value-type="float">
            <text:p>150</text:p>
          </table:table-cell>
          <table:table-cell office:value-type="float" office:value="3098" calcext:value-type="float">
            <text:p>3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3:00</text:p>
          </table:table-cell>
          <table:table-cell office:value-type="float" office:value="286" calcext:value-type="float">
            <text:p>286</text:p>
          </table:table-cell>
          <table:table-cell office:value-type="float" office:value="1153241088" calcext:value-type="float">
            <text:p>1153241088</text:p>
          </table:table-cell>
          <table:table-cell office:value-type="float" office:value="11" calcext:value-type="float">
            <text:p>11</text:p>
          </table:table-cell>
          <table:table-cell office:value-type="float" office:value="23990272" calcext:value-type="float">
            <text:p>23990272</text:p>
          </table:table-cell>
          <table:table-cell office:value-type="float" office:value="54" calcext:value-type="float">
            <text:p>54</text:p>
          </table:table-cell>
          <table:table-cell office:value-type="float" office:value="341614592" calcext:value-type="float">
            <text:p>341614592</text:p>
          </table:table-cell>
          <table:table-cell office:value-type="float" office:value="37" calcext:value-type="float">
            <text:p>37</text:p>
          </table:table-cell>
          <table:table-cell office:value-type="float" office:value="1032556544" calcext:value-type="float">
            <text:p>103255654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7299998998642" calcext:value-type="float">
            <text:p>0.97299998998642</text:p>
          </table:table-cell>
          <table:table-cell office:value-type="float" office:value="0.0879999995231628" calcext:value-type="float">
            <text:p>0.08799999952316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150" calcext:value-type="float">
            <text:p>150</text:p>
          </table:table-cell>
          <table:table-cell office:value-type="float" office:value="3098" calcext:value-type="float">
            <text:p>3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2:00</text:p>
          </table:table-cell>
          <table:table-cell office:value-type="float" office:value="215" calcext:value-type="float">
            <text:p>215</text:p>
          </table:table-cell>
          <table:table-cell office:value-type="float" office:value="1167917056" calcext:value-type="float">
            <text:p>1167917056</text:p>
          </table:table-cell>
          <table:table-cell office:value-type="float" office:value="10" calcext:value-type="float">
            <text:p>10</text:p>
          </table:table-cell>
          <table:table-cell office:value-type="float" office:value="23986176" calcext:value-type="float">
            <text:p>23986176</text:p>
          </table:table-cell>
          <table:table-cell office:value-type="float" office:value="47" calcext:value-type="float">
            <text:p>47</text:p>
          </table:table-cell>
          <table:table-cell office:value-type="float" office:value="342622208" calcext:value-type="float">
            <text:p>342622208</text:p>
          </table:table-cell>
          <table:table-cell office:value-type="float" office:value="33" calcext:value-type="float">
            <text:p>33</text:p>
          </table:table-cell>
          <table:table-cell office:value-type="float" office:value="1032634368" calcext:value-type="float">
            <text:p>1032634368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150" calcext:value-type="float">
            <text:p>150</text:p>
          </table:table-cell>
          <table:table-cell office:value-type="float" office:value="2508" calcext:value-type="float">
            <text:p>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2:00</text:p>
          </table:table-cell>
          <table:table-cell office:value-type="float" office:value="215" calcext:value-type="float">
            <text:p>215</text:p>
          </table:table-cell>
          <table:table-cell office:value-type="float" office:value="1167917056" calcext:value-type="float">
            <text:p>1167917056</text:p>
          </table:table-cell>
          <table:table-cell office:value-type="float" office:value="10" calcext:value-type="float">
            <text:p>10</text:p>
          </table:table-cell>
          <table:table-cell office:value-type="float" office:value="23986176" calcext:value-type="float">
            <text:p>23986176</text:p>
          </table:table-cell>
          <table:table-cell office:value-type="float" office:value="47" calcext:value-type="float">
            <text:p>47</text:p>
          </table:table-cell>
          <table:table-cell office:value-type="float" office:value="342622208" calcext:value-type="float">
            <text:p>342622208</text:p>
          </table:table-cell>
          <table:table-cell office:value-type="float" office:value="33" calcext:value-type="float">
            <text:p>33</text:p>
          </table:table-cell>
          <table:table-cell office:value-type="float" office:value="1032634368" calcext:value-type="float">
            <text:p>1032634368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150" calcext:value-type="float">
            <text:p>150</text:p>
          </table:table-cell>
          <table:table-cell office:value-type="float" office:value="2508" calcext:value-type="float">
            <text:p>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1:00</text:p>
          </table:table-cell>
          <table:table-cell office:value-type="float" office:value="200" calcext:value-type="float">
            <text:p>200</text:p>
          </table:table-cell>
          <table:table-cell office:value-type="float" office:value="1180491776" calcext:value-type="float">
            <text:p>1180491776</text:p>
          </table:table-cell>
          <table:table-cell office:value-type="float" office:value="9" calcext:value-type="float">
            <text:p>9</text:p>
          </table:table-cell>
          <table:table-cell office:value-type="float" office:value="23973888" calcext:value-type="float">
            <text:p>23973888</text:p>
          </table:table-cell>
          <table:table-cell office:value-type="float" office:value="44" calcext:value-type="float">
            <text:p>44</text:p>
          </table:table-cell>
          <table:table-cell office:value-type="float" office:value="342532096" calcext:value-type="float">
            <text:p>342532096</text:p>
          </table:table-cell>
          <table:table-cell office:value-type="float" office:value="32" calcext:value-type="float">
            <text:p>32</text:p>
          </table:table-cell>
          <table:table-cell office:value-type="float" office:value="1031778304" calcext:value-type="float">
            <text:p>103177830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1:00</text:p>
          </table:table-cell>
          <table:table-cell office:value-type="float" office:value="200" calcext:value-type="float">
            <text:p>200</text:p>
          </table:table-cell>
          <table:table-cell office:value-type="float" office:value="1180491776" calcext:value-type="float">
            <text:p>1180491776</text:p>
          </table:table-cell>
          <table:table-cell office:value-type="float" office:value="9" calcext:value-type="float">
            <text:p>9</text:p>
          </table:table-cell>
          <table:table-cell office:value-type="float" office:value="23973888" calcext:value-type="float">
            <text:p>23973888</text:p>
          </table:table-cell>
          <table:table-cell office:value-type="float" office:value="44" calcext:value-type="float">
            <text:p>44</text:p>
          </table:table-cell>
          <table:table-cell office:value-type="float" office:value="342532096" calcext:value-type="float">
            <text:p>342532096</text:p>
          </table:table-cell>
          <table:table-cell office:value-type="float" office:value="32" calcext:value-type="float">
            <text:p>32</text:p>
          </table:table-cell>
          <table:table-cell office:value-type="float" office:value="1031778304" calcext:value-type="float">
            <text:p>103177830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0:00</text:p>
          </table:table-cell>
          <table:table-cell office:value-type="float" office:value="181" calcext:value-type="float">
            <text:p>181</text:p>
          </table:table-cell>
          <table:table-cell office:value-type="float" office:value="1194119168" calcext:value-type="float">
            <text:p>1194119168</text:p>
          </table:table-cell>
          <table:table-cell office:value-type="float" office:value="7" calcext:value-type="float">
            <text:p>7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31" calcext:value-type="float">
            <text:p>31</text:p>
          </table:table-cell>
          <table:table-cell office:value-type="float" office:value="337358848" calcext:value-type="float">
            <text:p>337358848</text:p>
          </table:table-cell>
          <table:table-cell office:value-type="float" office:value="23" calcext:value-type="float">
            <text:p>23</text:p>
          </table:table-cell>
          <table:table-cell office:value-type="float" office:value="1032794112" calcext:value-type="float">
            <text:p>103279411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0:00</text:p>
          </table:table-cell>
          <table:table-cell office:value-type="float" office:value="181" calcext:value-type="float">
            <text:p>181</text:p>
          </table:table-cell>
          <table:table-cell office:value-type="float" office:value="1194119168" calcext:value-type="float">
            <text:p>1194119168</text:p>
          </table:table-cell>
          <table:table-cell office:value-type="float" office:value="7" calcext:value-type="float">
            <text:p>7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31" calcext:value-type="float">
            <text:p>31</text:p>
          </table:table-cell>
          <table:table-cell office:value-type="float" office:value="337358848" calcext:value-type="float">
            <text:p>337358848</text:p>
          </table:table-cell>
          <table:table-cell office:value-type="float" office:value="23" calcext:value-type="float">
            <text:p>23</text:p>
          </table:table-cell>
          <table:table-cell office:value-type="float" office:value="1032794112" calcext:value-type="float">
            <text:p>103279411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9:00</text:p>
          </table:table-cell>
          <table:table-cell office:value-type="float" office:value="126" calcext:value-type="float">
            <text:p>126</text:p>
          </table:table-cell>
          <table:table-cell office:value-type="float" office:value="1198321664" calcext:value-type="float">
            <text:p>1198321664</text:p>
          </table:table-cell>
          <table:table-cell office:value-type="float" office:value="6" calcext:value-type="float">
            <text:p>6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27" calcext:value-type="float">
            <text:p>27</text:p>
          </table:table-cell>
          <table:table-cell office:value-type="float" office:value="336662528" calcext:value-type="float">
            <text:p>336662528</text:p>
          </table:table-cell>
          <table:table-cell office:value-type="float" office:value="18" calcext:value-type="float">
            <text:p>18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100" calcext:value-type="float">
            <text:p>100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9:00</text:p>
          </table:table-cell>
          <table:table-cell office:value-type="float" office:value="126" calcext:value-type="float">
            <text:p>126</text:p>
          </table:table-cell>
          <table:table-cell office:value-type="float" office:value="1198321664" calcext:value-type="float">
            <text:p>1198321664</text:p>
          </table:table-cell>
          <table:table-cell office:value-type="float" office:value="6" calcext:value-type="float">
            <text:p>6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27" calcext:value-type="float">
            <text:p>27</text:p>
          </table:table-cell>
          <table:table-cell office:value-type="float" office:value="336662528" calcext:value-type="float">
            <text:p>336662528</text:p>
          </table:table-cell>
          <table:table-cell office:value-type="float" office:value="18" calcext:value-type="float">
            <text:p>18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100" calcext:value-type="float">
            <text:p>100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8:00</text:p>
          </table:table-cell>
          <table:table-cell office:value-type="float" office:value="114" calcext:value-type="float">
            <text:p>114</text:p>
          </table:table-cell>
          <table:table-cell office:value-type="float" office:value="1208299520" calcext:value-type="float">
            <text:p>1208299520</text:p>
          </table:table-cell>
          <table:table-cell office:value-type="float" office:value="5" calcext:value-type="float">
            <text:p>5</text:p>
          </table:table-cell>
          <table:table-cell office:value-type="float" office:value="23281664" calcext:value-type="float">
            <text:p>23281664</text:p>
          </table:table-cell>
          <table:table-cell office:value-type="float" office:value="26" calcext:value-type="float">
            <text:p>26</text:p>
          </table:table-cell>
          <table:table-cell office:value-type="float" office:value="338845696" calcext:value-type="float">
            <text:p>338845696</text:p>
          </table:table-cell>
          <table:table-cell office:value-type="float" office:value="16" calcext:value-type="float">
            <text:p>16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8:00</text:p>
          </table:table-cell>
          <table:table-cell office:value-type="float" office:value="114" calcext:value-type="float">
            <text:p>114</text:p>
          </table:table-cell>
          <table:table-cell office:value-type="float" office:value="1208299520" calcext:value-type="float">
            <text:p>1208299520</text:p>
          </table:table-cell>
          <table:table-cell office:value-type="float" office:value="5" calcext:value-type="float">
            <text:p>5</text:p>
          </table:table-cell>
          <table:table-cell office:value-type="float" office:value="23281664" calcext:value-type="float">
            <text:p>23281664</text:p>
          </table:table-cell>
          <table:table-cell office:value-type="float" office:value="26" calcext:value-type="float">
            <text:p>26</text:p>
          </table:table-cell>
          <table:table-cell office:value-type="float" office:value="338845696" calcext:value-type="float">
            <text:p>338845696</text:p>
          </table:table-cell>
          <table:table-cell office:value-type="float" office:value="16" calcext:value-type="float">
            <text:p>16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7:00</text:p>
          </table:table-cell>
          <table:table-cell office:value-type="float" office:value="93" calcext:value-type="float">
            <text:p>93</text:p>
          </table:table-cell>
          <table:table-cell office:value-type="float" office:value="1216704512" calcext:value-type="float">
            <text:p>1216704512</text:p>
          </table:table-cell>
          <table:table-cell office:value-type="float" office:value="3" calcext:value-type="float">
            <text:p>3</text:p>
          </table:table-cell>
          <table:table-cell office:value-type="float" office:value="23277568" calcext:value-type="float">
            <text:p>23277568</text:p>
          </table:table-cell>
          <table:table-cell office:value-type="float" office:value="17" calcext:value-type="float">
            <text:p>17</text:p>
          </table:table-cell>
          <table:table-cell office:value-type="float" office:value="350482432" calcext:value-type="float">
            <text:p>350482432</text:p>
          </table:table-cell>
          <table:table-cell office:value-type="float" office:value="9" calcext:value-type="float">
            <text:p>9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50" calcext:value-type="float">
            <text:p>50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7:00</text:p>
          </table:table-cell>
          <table:table-cell office:value-type="float" office:value="93" calcext:value-type="float">
            <text:p>93</text:p>
          </table:table-cell>
          <table:table-cell office:value-type="float" office:value="1216704512" calcext:value-type="float">
            <text:p>1216704512</text:p>
          </table:table-cell>
          <table:table-cell office:value-type="float" office:value="3" calcext:value-type="float">
            <text:p>3</text:p>
          </table:table-cell>
          <table:table-cell office:value-type="float" office:value="23277568" calcext:value-type="float">
            <text:p>23277568</text:p>
          </table:table-cell>
          <table:table-cell office:value-type="float" office:value="17" calcext:value-type="float">
            <text:p>17</text:p>
          </table:table-cell>
          <table:table-cell office:value-type="float" office:value="350482432" calcext:value-type="float">
            <text:p>350482432</text:p>
          </table:table-cell>
          <table:table-cell office:value-type="float" office:value="9" calcext:value-type="float">
            <text:p>9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50" calcext:value-type="float">
            <text:p>50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6:00</text:p>
          </table:table-cell>
          <table:table-cell office:value-type="float" office:value="51" calcext:value-type="float">
            <text:p>51</text:p>
          </table:table-cell>
          <table:table-cell office:value-type="float" office:value="1222483968" calcext:value-type="float">
            <text:p>1222483968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3" calcext:value-type="float">
            <text:p>13</text:p>
          </table:table-cell>
          <table:table-cell office:value-type="float" office:value="355287040" calcext:value-type="float">
            <text:p>355287040</text:p>
          </table:table-cell>
          <table:table-cell office:value-type="float" office:value="5" calcext:value-type="float">
            <text:p>5</text:p>
          </table:table-cell>
          <table:table-cell office:value-type="float" office:value="1032458240" calcext:value-type="float">
            <text:p>1032458240</text:p>
          </table:table-cell>
          <table:table-cell office:value-type="float" office:value="0" calcext:value-type="float">
            <text:p>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6:00</text:p>
          </table:table-cell>
          <table:table-cell office:value-type="float" office:value="51" calcext:value-type="float">
            <text:p>51</text:p>
          </table:table-cell>
          <table:table-cell office:value-type="float" office:value="1222483968" calcext:value-type="float">
            <text:p>1222483968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3" calcext:value-type="float">
            <text:p>13</text:p>
          </table:table-cell>
          <table:table-cell office:value-type="float" office:value="355287040" calcext:value-type="float">
            <text:p>355287040</text:p>
          </table:table-cell>
          <table:table-cell office:value-type="float" office:value="5" calcext:value-type="float">
            <text:p>5</text:p>
          </table:table-cell>
          <table:table-cell office:value-type="float" office:value="1032458240" calcext:value-type="float">
            <text:p>1032458240</text:p>
          </table:table-cell>
          <table:table-cell office:value-type="float" office:value="0" calcext:value-type="float">
            <text:p>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5:00</text:p>
          </table:table-cell>
          <table:table-cell office:value-type="float" office:value="41" calcext:value-type="float">
            <text:p>41</text:p>
          </table:table-cell>
          <table:table-cell office:value-type="float" office:value="1227210752" calcext:value-type="float">
            <text:p>1227210752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1" calcext:value-type="float">
            <text:p>11</text:p>
          </table:table-cell>
          <table:table-cell office:value-type="float" office:value="361148416" calcext:value-type="float">
            <text:p>361148416</text:p>
          </table:table-cell>
          <table:table-cell office:value-type="float" office:value="4" calcext:value-type="float">
            <text:p>4</text:p>
          </table:table-cell>
          <table:table-cell office:value-type="float" office:value="1032544256" calcext:value-type="float">
            <text:p>103254425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5:00</text:p>
          </table:table-cell>
          <table:table-cell office:value-type="float" office:value="41" calcext:value-type="float">
            <text:p>41</text:p>
          </table:table-cell>
          <table:table-cell office:value-type="float" office:value="1227210752" calcext:value-type="float">
            <text:p>1227210752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1" calcext:value-type="float">
            <text:p>11</text:p>
          </table:table-cell>
          <table:table-cell office:value-type="float" office:value="361148416" calcext:value-type="float">
            <text:p>361148416</text:p>
          </table:table-cell>
          <table:table-cell office:value-type="float" office:value="4" calcext:value-type="float">
            <text:p>4</text:p>
          </table:table-cell>
          <table:table-cell office:value-type="float" office:value="1032544256" calcext:value-type="float">
            <text:p>103254425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4:00</text:p>
          </table:table-cell>
          <table:table-cell office:value-type="float" office:value="38" calcext:value-type="float">
            <text:p>38</text:p>
          </table:table-cell>
          <table:table-cell office:value-type="float" office:value="1231941632" calcext:value-type="float">
            <text:p>1231941632</text:p>
          </table:table-cell>
          <table:table-cell office:value-type="float" office:value="1" calcext:value-type="float">
            <text:p>1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0" calcext:value-type="float">
            <text:p>10</text:p>
          </table:table-cell>
          <table:table-cell office:value-type="float" office:value="364912640" calcext:value-type="float">
            <text:p>364912640</text:p>
          </table:table-cell>
          <table:table-cell office:value-type="float" office:value="3" calcext:value-type="float">
            <text:p>3</text:p>
          </table:table-cell>
          <table:table-cell office:value-type="float" office:value="1031692288" calcext:value-type="float">
            <text:p>1031692288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4:00</text:p>
          </table:table-cell>
          <table:table-cell office:value-type="float" office:value="38" calcext:value-type="float">
            <text:p>38</text:p>
          </table:table-cell>
          <table:table-cell office:value-type="float" office:value="1231941632" calcext:value-type="float">
            <text:p>1231941632</text:p>
          </table:table-cell>
          <table:table-cell office:value-type="float" office:value="1" calcext:value-type="float">
            <text:p>1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0" calcext:value-type="float">
            <text:p>10</text:p>
          </table:table-cell>
          <table:table-cell office:value-type="float" office:value="364912640" calcext:value-type="float">
            <text:p>364912640</text:p>
          </table:table-cell>
          <table:table-cell office:value-type="float" office:value="3" calcext:value-type="float">
            <text:p>3</text:p>
          </table:table-cell>
          <table:table-cell office:value-type="float" office:value="1031692288" calcext:value-type="float">
            <text:p>1031692288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3:00</text:p>
          </table:table-cell>
          <table:table-cell office:value-type="float" office:value="26" calcext:value-type="float">
            <text:p>26</text:p>
          </table:table-cell>
          <table:table-cell office:value-type="float" office:value="1235091456" calcext:value-type="float">
            <text:p>1235091456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8" calcext:value-type="float">
            <text:p>8</text:p>
          </table:table-cell>
          <table:table-cell office:value-type="float" office:value="368156672" calcext:value-type="float">
            <text:p>368156672</text:p>
          </table:table-cell>
          <table:table-cell office:value-type="float" office:value="2" calcext:value-type="float">
            <text:p>2</text:p>
          </table:table-cell>
          <table:table-cell office:value-type="float" office:value="1031774208" calcext:value-type="float">
            <text:p>103177420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3:00</text:p>
          </table:table-cell>
          <table:table-cell office:value-type="float" office:value="26" calcext:value-type="float">
            <text:p>26</text:p>
          </table:table-cell>
          <table:table-cell office:value-type="float" office:value="1235091456" calcext:value-type="float">
            <text:p>1235091456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8" calcext:value-type="float">
            <text:p>8</text:p>
          </table:table-cell>
          <table:table-cell office:value-type="float" office:value="368156672" calcext:value-type="float">
            <text:p>368156672</text:p>
          </table:table-cell>
          <table:table-cell office:value-type="float" office:value="2" calcext:value-type="float">
            <text:p>2</text:p>
          </table:table-cell>
          <table:table-cell office:value-type="float" office:value="1031774208" calcext:value-type="float">
            <text:p>103177420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2:00</text:p>
          </table:table-cell>
          <table:table-cell office:value-type="float" office:value="26" calcext:value-type="float">
            <text:p>26</text:p>
          </table:table-cell>
          <table:table-cell office:value-type="float" office:value="1240350720" calcext:value-type="float">
            <text:p>124035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343936" calcext:value-type="float">
            <text:p>370343936</text:p>
          </table:table-cell>
          <table:table-cell office:value-type="float" office:value="2" calcext:value-type="float">
            <text:p>2</text:p>
          </table:table-cell>
          <table:table-cell office:value-type="float" office:value="1031860224" calcext:value-type="float">
            <text:p>103186022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2:00</text:p>
          </table:table-cell>
          <table:table-cell office:value-type="float" office:value="26" calcext:value-type="float">
            <text:p>26</text:p>
          </table:table-cell>
          <table:table-cell office:value-type="float" office:value="1240350720" calcext:value-type="float">
            <text:p>124035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343936" calcext:value-type="float">
            <text:p>370343936</text:p>
          </table:table-cell>
          <table:table-cell office:value-type="float" office:value="2" calcext:value-type="float">
            <text:p>2</text:p>
          </table:table-cell>
          <table:table-cell office:value-type="float" office:value="1031860224" calcext:value-type="float">
            <text:p>103186022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1:00</text:p>
          </table:table-cell>
          <table:table-cell office:value-type="float" office:value="23" calcext:value-type="float">
            <text:p>23</text:p>
          </table:table-cell>
          <table:table-cell office:value-type="float" office:value="1240875008" calcext:value-type="float">
            <text:p>1240875008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4108160" calcext:value-type="float">
            <text:p>374108160</text:p>
          </table:table-cell>
          <table:table-cell office:value-type="float" office:value="1" calcext:value-type="float">
            <text:p>1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1:00</text:p>
          </table:table-cell>
          <table:table-cell office:value-type="float" office:value="23" calcext:value-type="float">
            <text:p>23</text:p>
          </table:table-cell>
          <table:table-cell office:value-type="float" office:value="1240875008" calcext:value-type="float">
            <text:p>1240875008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4108160" calcext:value-type="float">
            <text:p>374108160</text:p>
          </table:table-cell>
          <table:table-cell office:value-type="float" office:value="1" calcext:value-type="float">
            <text:p>1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0:00</text:p>
          </table:table-cell>
          <table:table-cell office:value-type="float" office:value="12" calcext:value-type="float">
            <text:p>12</text:p>
          </table:table-cell>
          <table:table-cell office:value-type="float" office:value="1243500544" calcext:value-type="float">
            <text:p>1243500544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5762944" calcext:value-type="float">
            <text:p>375762944</text:p>
          </table:table-cell>
          <table:table-cell office:value-type="float" office:value="0" calcext:value-type="float">
            <text:p>0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0:00</text:p>
          </table:table-cell>
          <table:table-cell office:value-type="float" office:value="12" calcext:value-type="float">
            <text:p>12</text:p>
          </table:table-cell>
          <table:table-cell office:value-type="float" office:value="1243500544" calcext:value-type="float">
            <text:p>1243500544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5762944" calcext:value-type="float">
            <text:p>375762944</text:p>
          </table:table-cell>
          <table:table-cell office:value-type="float" office:value="0" calcext:value-type="float">
            <text:p>0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9:00</text:p>
          </table:table-cell>
          <table:table-cell office:value-type="float" office:value="10" calcext:value-type="float">
            <text:p>10</text:p>
          </table:table-cell>
          <table:table-cell office:value-type="float" office:value="1244553216" calcext:value-type="float">
            <text:p>1244553216</text:p>
          </table:table-cell>
          <table:table-cell office:value-type="float" office:value="0" calcext:value-type="float">
            <text:p>0</text:p>
          </table:table-cell>
          <table:table-cell office:value-type="float" office:value="22601728" calcext:value-type="float">
            <text:p>22601728</text:p>
          </table:table-cell>
          <table:table-cell office:value-type="float" office:value="5" calcext:value-type="float">
            <text:p>5</text:p>
          </table:table-cell>
          <table:table-cell office:value-type="float" office:value="379359232" calcext:value-type="float">
            <text:p>379359232</text:p>
          </table:table-cell>
          <table:table-cell office:value-type="float" office:value="0" calcext:value-type="float">
            <text:p>0</text:p>
          </table:table-cell>
          <table:table-cell office:value-type="float" office:value="1032966144" calcext:value-type="float">
            <text:p>103296614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9:00</text:p>
          </table:table-cell>
          <table:table-cell office:value-type="float" office:value="10" calcext:value-type="float">
            <text:p>10</text:p>
          </table:table-cell>
          <table:table-cell office:value-type="float" office:value="1244553216" calcext:value-type="float">
            <text:p>1244553216</text:p>
          </table:table-cell>
          <table:table-cell office:value-type="float" office:value="0" calcext:value-type="float">
            <text:p>0</text:p>
          </table:table-cell>
          <table:table-cell office:value-type="float" office:value="22601728" calcext:value-type="float">
            <text:p>22601728</text:p>
          </table:table-cell>
          <table:table-cell office:value-type="float" office:value="5" calcext:value-type="float">
            <text:p>5</text:p>
          </table:table-cell>
          <table:table-cell office:value-type="float" office:value="379359232" calcext:value-type="float">
            <text:p>379359232</text:p>
          </table:table-cell>
          <table:table-cell office:value-type="float" office:value="0" calcext:value-type="float">
            <text:p>0</text:p>
          </table:table-cell>
          <table:table-cell office:value-type="float" office:value="1032966144" calcext:value-type="float">
            <text:p>103296614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8:00</text:p>
          </table:table-cell>
          <table:table-cell office:value-type="float" office:value="12" calcext:value-type="float">
            <text:p>12</text:p>
          </table:table-cell>
          <table:table-cell office:value-type="float" office:value="1246654464" calcext:value-type="float">
            <text:p>1246654464</text:p>
          </table:table-cell>
          <table:table-cell office:value-type="float" office:value="0" calcext:value-type="float">
            <text:p>0</text:p>
          </table:table-cell>
          <table:table-cell office:value-type="float" office:value="22597632" calcext:value-type="float">
            <text:p>22597632</text:p>
          </table:table-cell>
          <table:table-cell office:value-type="float" office:value="3" calcext:value-type="float">
            <text:p>3</text:p>
          </table:table-cell>
          <table:table-cell office:value-type="float" office:value="379518976" calcext:value-type="float">
            <text:p>379518976</text:p>
          </table:table-cell>
          <table:table-cell office:value-type="float" office:value="0" calcext:value-type="float">
            <text:p>0</text:p>
          </table:table-cell>
          <table:table-cell office:value-type="float" office:value="1033052160" calcext:value-type="float">
            <text:p>1033052160</text:p>
          </table:table-cell>
          <table:table-cell office:value-type="float" office:value="0" calcext:value-type="float">
            <text:p>0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8:00</text:p>
          </table:table-cell>
          <table:table-cell office:value-type="float" office:value="12" calcext:value-type="float">
            <text:p>12</text:p>
          </table:table-cell>
          <table:table-cell office:value-type="float" office:value="1246654464" calcext:value-type="float">
            <text:p>1246654464</text:p>
          </table:table-cell>
          <table:table-cell office:value-type="float" office:value="0" calcext:value-type="float">
            <text:p>0</text:p>
          </table:table-cell>
          <table:table-cell office:value-type="float" office:value="22597632" calcext:value-type="float">
            <text:p>22597632</text:p>
          </table:table-cell>
          <table:table-cell office:value-type="float" office:value="3" calcext:value-type="float">
            <text:p>3</text:p>
          </table:table-cell>
          <table:table-cell office:value-type="float" office:value="379518976" calcext:value-type="float">
            <text:p>379518976</text:p>
          </table:table-cell>
          <table:table-cell office:value-type="float" office:value="0" calcext:value-type="float">
            <text:p>0</text:p>
          </table:table-cell>
          <table:table-cell office:value-type="float" office:value="1033052160" calcext:value-type="float">
            <text:p>1033052160</text:p>
          </table:table-cell>
          <table:table-cell office:value-type="float" office:value="0" calcext:value-type="float">
            <text:p>0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7:00</text:p>
          </table:table-cell>
          <table:table-cell office:value-type="float" office:value="9" calcext:value-type="float">
            <text:p>9</text:p>
          </table:table-cell>
          <table:table-cell office:value-type="float" office:value="1246748672" calcext:value-type="float">
            <text:p>1246748672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1067264" calcext:value-type="float">
            <text:p>381067264</text:p>
          </table:table-cell>
          <table:table-cell office:value-type="float" office:value="0" calcext:value-type="float">
            <text:p>0</text:p>
          </table:table-cell>
          <table:table-cell office:value-type="float" office:value="1032200192" calcext:value-type="float">
            <text:p>1032200192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7:00</text:p>
          </table:table-cell>
          <table:table-cell office:value-type="float" office:value="9" calcext:value-type="float">
            <text:p>9</text:p>
          </table:table-cell>
          <table:table-cell office:value-type="float" office:value="1246748672" calcext:value-type="float">
            <text:p>1246748672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1067264" calcext:value-type="float">
            <text:p>381067264</text:p>
          </table:table-cell>
          <table:table-cell office:value-type="float" office:value="0" calcext:value-type="float">
            <text:p>0</text:p>
          </table:table-cell>
          <table:table-cell office:value-type="float" office:value="1032200192" calcext:value-type="float">
            <text:p>1032200192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6:00</text:p>
          </table:table-cell>
          <table:table-cell office:value-type="float" office:value="7" calcext:value-type="float">
            <text:p>7</text:p>
          </table:table-cell>
          <table:table-cell office:value-type="float" office:value="1248583680" calcext:value-type="float">
            <text:p>1248583680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0637184" calcext:value-type="float">
            <text:p>380637184</text:p>
          </table:table-cell>
          <table:table-cell office:value-type="float" office:value="0" calcext:value-type="float">
            <text:p>0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6:00</text:p>
          </table:table-cell>
          <table:table-cell office:value-type="float" office:value="7" calcext:value-type="float">
            <text:p>7</text:p>
          </table:table-cell>
          <table:table-cell office:value-type="float" office:value="1248583680" calcext:value-type="float">
            <text:p>1248583680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0637184" calcext:value-type="float">
            <text:p>380637184</text:p>
          </table:table-cell>
          <table:table-cell office:value-type="float" office:value="0" calcext:value-type="float">
            <text:p>0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5:00</text:p>
          </table:table-cell>
          <table:table-cell office:value-type="float" office:value="6" calcext:value-type="float">
            <text:p>6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1" calcext:value-type="float">
            <text:p>1</text:p>
          </table:table-cell>
          <table:table-cell office:value-type="float" office:value="372224000" calcext:value-type="float">
            <text:p>372224000</text:p>
          </table:table-cell>
          <table:table-cell office:value-type="float" office:value="0" calcext:value-type="float">
            <text:p>0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5:00</text:p>
          </table:table-cell>
          <table:table-cell office:value-type="float" office:value="6" calcext:value-type="float">
            <text:p>6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1" calcext:value-type="float">
            <text:p>1</text:p>
          </table:table-cell>
          <table:table-cell office:value-type="float" office:value="372224000" calcext:value-type="float">
            <text:p>372224000</text:p>
          </table:table-cell>
          <table:table-cell office:value-type="float" office:value="0" calcext:value-type="float">
            <text:p>0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4:00</text:p>
          </table:table-cell>
          <table:table-cell office:value-type="float" office:value="1" calcext:value-type="float">
            <text:p>1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85344" calcext:value-type="float">
            <text:p>22585344</text:p>
          </table:table-cell>
          <table:table-cell office:value-type="float" office:value="0" calcext:value-type="float">
            <text:p>0</text:p>
          </table:table-cell>
          <table:table-cell office:value-type="float" office:value="372314112" calcext:value-type="float">
            <text:p>372314112</text:p>
          </table:table-cell>
          <table:table-cell office:value-type="float" office:value="0" calcext:value-type="float">
            <text:p>0</text:p>
          </table:table-cell>
          <table:table-cell office:value-type="float" office:value="1032507392" calcext:value-type="float">
            <text:p>1032507392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4:00</text:p>
          </table:table-cell>
          <table:table-cell office:value-type="float" office:value="1" calcext:value-type="float">
            <text:p>1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85344" calcext:value-type="float">
            <text:p>22585344</text:p>
          </table:table-cell>
          <table:table-cell office:value-type="float" office:value="0" calcext:value-type="float">
            <text:p>0</text:p>
          </table:table-cell>
          <table:table-cell office:value-type="float" office:value="372314112" calcext:value-type="float">
            <text:p>372314112</text:p>
          </table:table-cell>
          <table:table-cell office:value-type="float" office:value="0" calcext:value-type="float">
            <text:p>0</text:p>
          </table:table-cell>
          <table:table-cell office:value-type="float" office:value="1032507392" calcext:value-type="float">
            <text:p>1032507392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3.25pt" svg:y="5.24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16.83pt" svg:y="278.0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783" calcext:value-type="float">
            <text:p>0.78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1" calcext:value-type="float">
            <text:p>0.041</text:p>
          </table:table-cell>
          <table:table-cell table:formula="of:=[eventlog.F2]/1000" office:value-type="float" office:value="0.174" calcext:value-type="float">
            <text:p>0.174</text:p>
          </table:table-cell>
          <table:table-cell table:formula="of:=[eventlog.H2]/1000" office:value-type="float" office:value="0.157" calcext:value-type="float">
            <text:p>0.157</text:p>
          </table:table-cell>
          <table:table-cell table:formula="of:=[eventlog.J2]" office:value-type="float" office:value="0" calcext:value-type="float">
            <text:p>0</text:p>
          </table:table-cell>
          <table:table-cell table:formula="of:=[eventlog.K2]" office:value-type="float" office:value="0.932500004768372" calcext:value-type="float">
            <text:p>0.932500004768372</text:p>
          </table:table-cell>
          <table:table-cell table:formula="of:=[eventlog.L2]" office:value-type="float" office:value="0.187250003218651" calcext:value-type="float">
            <text:p>0.187250003218651</text:p>
          </table:table-cell>
          <table:table-cell table:formula="of:=[eventlog.M2]" office:value-type="float" office:value="0.225999996066093" calcext:value-type="float">
            <text:p>0.225999996066093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6968" calcext:value-type="float">
            <text:p>56968</text:p>
          </table:table-cell>
          <table:table-cell table:formula="of:=[eventlog.P2]+[eventlog.T2]" office:value-type="float" office:value="6608" calcext:value-type="float">
            <text:p>6608</text:p>
          </table:table-cell>
          <table:table-cell table:formula="of:=[eventlog.Q2]+[eventlog.U2]" office:value-type="float" office:value="17" calcext:value-type="float">
            <text:p>17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783" calcext:value-type="float">
            <text:p>0.78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1" calcext:value-type="float">
            <text:p>0.041</text:p>
          </table:table-cell>
          <table:table-cell table:formula="of:=[eventlog.F3]/1000" office:value-type="float" office:value="0.174" calcext:value-type="float">
            <text:p>0.174</text:p>
          </table:table-cell>
          <table:table-cell table:formula="of:=[eventlog.H3]/1000" office:value-type="float" office:value="0.157" calcext:value-type="float">
            <text:p>0.157</text:p>
          </table:table-cell>
          <table:table-cell table:formula="of:=[eventlog.J3]" office:value-type="float" office:value="0" calcext:value-type="float">
            <text:p>0</text:p>
          </table:table-cell>
          <table:table-cell table:formula="of:=[eventlog.K3]" office:value-type="float" office:value="0.932500004768372" calcext:value-type="float">
            <text:p>0.932500004768372</text:p>
          </table:table-cell>
          <table:table-cell table:formula="of:=[eventlog.L3]" office:value-type="float" office:value="0.187250003218651" calcext:value-type="float">
            <text:p>0.187250003218651</text:p>
          </table:table-cell>
          <table:table-cell table:formula="of:=[eventlog.M3]" office:value-type="float" office:value="0.225999996066093" calcext:value-type="float">
            <text:p>0.225999996066093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6968" calcext:value-type="float">
            <text:p>56968</text:p>
          </table:table-cell>
          <table:table-cell table:formula="of:=[eventlog.P3]+[eventlog.T3]" office:value-type="float" office:value="6608" calcext:value-type="float">
            <text:p>6608</text:p>
          </table:table-cell>
          <table:table-cell table:formula="of:=[eventlog.Q3]+[eventlog.U3]" office:value-type="float" office:value="17" calcext:value-type="float">
            <text:p>17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795" calcext:value-type="float">
            <text:p>0.795</text:p>
          </table:table-cell>
          <table:table-cell table:formula="of:=[.B4]/[.B$2]" office:value-type="float" office:value="1.01532567049808" calcext:value-type="float">
            <text:p>1.01532567049808</text:p>
          </table:table-cell>
          <table:table-cell table:formula="of:=[eventlog.D4]/1000" office:value-type="float" office:value="0" calcext:value-type="float">
            <text:p>0</text:p>
          </table:table-cell>
          <table:table-cell table:formula="of:=[eventlog.F4]/1000" office:value-type="float" office:value="0.168" calcext:value-type="float">
            <text:p>0.168</text:p>
          </table:table-cell>
          <table:table-cell table:formula="of:=[eventlog.H4]/1000" office:value-type="float" office:value="0.143" calcext:value-type="float">
            <text:p>0.143</text:p>
          </table:table-cell>
          <table:table-cell table:formula="of:=[eventlog.J4]" office:value-type="float" office:value="0.065750002861023" calcext:value-type="float">
            <text:p>0.065750002861023</text:p>
          </table:table-cell>
          <table:table-cell table:formula="of:=[eventlog.K4]" office:value-type="float" office:value="0.936500012874603" calcext:value-type="float">
            <text:p>0.936500012874603</text:p>
          </table:table-cell>
          <table:table-cell table:formula="of:=[eventlog.L4]" office:value-type="float" office:value="0.1875" calcext:value-type="float">
            <text:p>0.1875</text:p>
          </table:table-cell>
          <table:table-cell table:formula="of:=[eventlog.M4]" office:value-type="float" office:value="0.238000005483627" calcext:value-type="float">
            <text:p>0.238000005483627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028" calcext:value-type="float">
            <text:p>54028</text:p>
          </table:table-cell>
          <table:table-cell table:formula="of:=[eventlog.P4]+[eventlog.T4]" office:value-type="float" office:value="5648" calcext:value-type="float">
            <text:p>5648</text:p>
          </table:table-cell>
          <table:table-cell table:formula="of:=[eventlog.Q4]+[eventlog.U4]" office:value-type="float" office:value="5" calcext:value-type="float">
            <text:p>5</text:p>
          </table:table-cell>
          <table:table-cell table:formula="of:=[.M4]/[.M$2]" office:value-type="float" office:value="0.948392079764078" calcext:value-type="float">
            <text:p>0.948392079764078</text:p>
          </table:table-cell>
          <table:table-cell table:formula="of:=[.N4]/[.N$2]" office:value-type="float" office:value="0.854721549636804" calcext:value-type="float">
            <text:p>0.854721549636804</text:p>
          </table:table-cell>
          <table:table-cell table:formula="of:=[.O4]/[.O$2]" office:value-type="float" office:value="0.294117647058823" calcext:value-type="float">
            <text:p>0.294117647058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795" calcext:value-type="float">
            <text:p>0.795</text:p>
          </table:table-cell>
          <table:table-cell table:formula="of:=[.B5]/[.B$2]" office:value-type="float" office:value="1.01532567049808" calcext:value-type="float">
            <text:p>1.01532567049808</text:p>
          </table:table-cell>
          <table:table-cell table:formula="of:=[eventlog.D5]/1000" office:value-type="float" office:value="0" calcext:value-type="float">
            <text:p>0</text:p>
          </table:table-cell>
          <table:table-cell table:formula="of:=[eventlog.F5]/1000" office:value-type="float" office:value="0.168" calcext:value-type="float">
            <text:p>0.168</text:p>
          </table:table-cell>
          <table:table-cell table:formula="of:=[eventlog.H5]/1000" office:value-type="float" office:value="0.143" calcext:value-type="float">
            <text:p>0.143</text:p>
          </table:table-cell>
          <table:table-cell table:formula="of:=[eventlog.J5]" office:value-type="float" office:value="0.065750002861023" calcext:value-type="float">
            <text:p>0.065750002861023</text:p>
          </table:table-cell>
          <table:table-cell table:formula="of:=[eventlog.K5]" office:value-type="float" office:value="0.936500012874603" calcext:value-type="float">
            <text:p>0.936500012874603</text:p>
          </table:table-cell>
          <table:table-cell table:formula="of:=[eventlog.L5]" office:value-type="float" office:value="0.1875" calcext:value-type="float">
            <text:p>0.1875</text:p>
          </table:table-cell>
          <table:table-cell table:formula="of:=[eventlog.M5]" office:value-type="float" office:value="0.238000005483627" calcext:value-type="float">
            <text:p>0.238000005483627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028" calcext:value-type="float">
            <text:p>54028</text:p>
          </table:table-cell>
          <table:table-cell table:formula="of:=[eventlog.P5]+[eventlog.T5]" office:value-type="float" office:value="5648" calcext:value-type="float">
            <text:p>5648</text:p>
          </table:table-cell>
          <table:table-cell table:formula="of:=[eventlog.Q5]+[eventlog.U5]" office:value-type="float" office:value="5" calcext:value-type="float">
            <text:p>5</text:p>
          </table:table-cell>
          <table:table-cell table:formula="of:=[.M5]/[.M$2]" office:value-type="float" office:value="0.948392079764078" calcext:value-type="float">
            <text:p>0.948392079764078</text:p>
          </table:table-cell>
          <table:table-cell table:formula="of:=[.N5]/[.N$2]" office:value-type="float" office:value="0.854721549636804" calcext:value-type="float">
            <text:p>0.854721549636804</text:p>
          </table:table-cell>
          <table:table-cell table:formula="of:=[.O5]/[.O$2]" office:value-type="float" office:value="0.294117647058823" calcext:value-type="float">
            <text:p>0.2941176470588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735" calcext:value-type="float">
            <text:p>0.735</text:p>
          </table:table-cell>
          <table:table-cell table:formula="of:=[.B6]/[.B$2]" office:value-type="float" office:value="0.938697318007663" calcext:value-type="float">
            <text:p>0.938697318007663</text:p>
          </table:table-cell>
          <table:table-cell table:formula="of:=[eventlog.D6]/1000" office:value-type="float" office:value="0" calcext:value-type="float">
            <text:p>0</text:p>
          </table:table-cell>
          <table:table-cell table:formula="of:=[eventlog.F6]/1000" office:value-type="float" office:value="0.177" calcext:value-type="float">
            <text:p>0.177</text:p>
          </table:table-cell>
          <table:table-cell table:formula="of:=[eventlog.H6]/1000" office:value-type="float" office:value="0.147" calcext:value-type="float">
            <text:p>0.147</text:p>
          </table:table-cell>
          <table:table-cell table:formula="of:=[eventlog.J6]" office:value-type="float" office:value="0.065750002861023" calcext:value-type="float">
            <text:p>0.065750002861023</text:p>
          </table:table-cell>
          <table:table-cell table:formula="of:=[eventlog.K6]" office:value-type="float" office:value="0.934750020503998" calcext:value-type="float">
            <text:p>0.934750020503998</text:p>
          </table:table-cell>
          <table:table-cell table:formula="of:=[eventlog.L6]" office:value-type="float" office:value="0.178000003099442" calcext:value-type="float">
            <text:p>0.178000003099442</text:p>
          </table:table-cell>
          <table:table-cell table:formula="of:=[eventlog.M6]" office:value-type="float" office:value="0.226500004529953" calcext:value-type="float">
            <text:p>0.226500004529953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0957" calcext:value-type="float">
            <text:p>50957</text:p>
          </table:table-cell>
          <table:table-cell table:formula="of:=[eventlog.P6]+[eventlog.T6]" office:value-type="float" office:value="4808" calcext:value-type="float">
            <text:p>4808</text:p>
          </table:table-cell>
          <table:table-cell table:formula="of:=[eventlog.Q6]+[eventlog.U6]" office:value-type="float" office:value="3" calcext:value-type="float">
            <text:p>3</text:p>
          </table:table-cell>
          <table:table-cell table:formula="of:=[.M6]/[.M$2]" office:value-type="float" office:value="0.894484622946215" calcext:value-type="float">
            <text:p>0.894484622946215</text:p>
          </table:table-cell>
          <table:table-cell table:formula="of:=[.N6]/[.N$2]" office:value-type="float" office:value="0.727602905569007" calcext:value-type="float">
            <text:p>0.727602905569007</text:p>
          </table:table-cell>
          <table:table-cell table:formula="of:=[.O6]/[.O$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735" calcext:value-type="float">
            <text:p>0.735</text:p>
          </table:table-cell>
          <table:table-cell table:formula="of:=[.B7]/[.B$2]" office:value-type="float" office:value="0.938697318007663" calcext:value-type="float">
            <text:p>0.938697318007663</text:p>
          </table:table-cell>
          <table:table-cell table:formula="of:=[eventlog.D7]/1000" office:value-type="float" office:value="0" calcext:value-type="float">
            <text:p>0</text:p>
          </table:table-cell>
          <table:table-cell table:formula="of:=[eventlog.F7]/1000" office:value-type="float" office:value="0.177" calcext:value-type="float">
            <text:p>0.177</text:p>
          </table:table-cell>
          <table:table-cell table:formula="of:=[eventlog.H7]/1000" office:value-type="float" office:value="0.147" calcext:value-type="float">
            <text:p>0.147</text:p>
          </table:table-cell>
          <table:table-cell table:formula="of:=[eventlog.J7]" office:value-type="float" office:value="0.065750002861023" calcext:value-type="float">
            <text:p>0.065750002861023</text:p>
          </table:table-cell>
          <table:table-cell table:formula="of:=[eventlog.K7]" office:value-type="float" office:value="0.934750020503998" calcext:value-type="float">
            <text:p>0.934750020503998</text:p>
          </table:table-cell>
          <table:table-cell table:formula="of:=[eventlog.L7]" office:value-type="float" office:value="0.178000003099442" calcext:value-type="float">
            <text:p>0.178000003099442</text:p>
          </table:table-cell>
          <table:table-cell table:formula="of:=[eventlog.M7]" office:value-type="float" office:value="0.226500004529953" calcext:value-type="float">
            <text:p>0.226500004529953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0957" calcext:value-type="float">
            <text:p>50957</text:p>
          </table:table-cell>
          <table:table-cell table:formula="of:=[eventlog.P7]+[eventlog.T7]" office:value-type="float" office:value="4808" calcext:value-type="float">
            <text:p>4808</text:p>
          </table:table-cell>
          <table:table-cell table:formula="of:=[eventlog.Q7]+[eventlog.U7]" office:value-type="float" office:value="3" calcext:value-type="float">
            <text:p>3</text:p>
          </table:table-cell>
          <table:table-cell table:formula="of:=[.M7]/[.M$2]" office:value-type="float" office:value="0.894484622946215" calcext:value-type="float">
            <text:p>0.894484622946215</text:p>
          </table:table-cell>
          <table:table-cell table:formula="of:=[.N7]/[.N$2]" office:value-type="float" office:value="0.727602905569007" calcext:value-type="float">
            <text:p>0.727602905569007</text:p>
          </table:table-cell>
          <table:table-cell table:formula="of:=[.O7]/[.O$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774" calcext:value-type="float">
            <text:p>0.774</text:p>
          </table:table-cell>
          <table:table-cell table:formula="of:=[.B8]/[.B$2]" office:value-type="float" office:value="0.988505747126437" calcext:value-type="float">
            <text:p>0.988505747126437</text:p>
          </table:table-cell>
          <table:table-cell table:formula="of:=[eventlog.D8]/1000" office:value-type="float" office:value="0.038" calcext:value-type="float">
            <text:p>0.038</text:p>
          </table:table-cell>
          <table:table-cell table:formula="of:=[eventlog.F8]/1000" office:value-type="float" office:value="0.173" calcext:value-type="float">
            <text:p>0.173</text:p>
          </table:table-cell>
          <table:table-cell table:formula="of:=[eventlog.H8]/1000" office:value-type="float" office:value="0.145" calcext:value-type="float">
            <text:p>0.145</text:p>
          </table:table-cell>
          <table:table-cell table:formula="of:=[eventlog.J8]" office:value-type="float" office:value="0.0670000016689301" calcext:value-type="float">
            <text:p>0.06700000166893</text:p>
          </table:table-cell>
          <table:table-cell table:formula="of:=[eventlog.K8]" office:value-type="float" office:value="0.93274998664856" calcext:value-type="float">
            <text:p>0.93274998664856</text:p>
          </table:table-cell>
          <table:table-cell table:formula="of:=[eventlog.L8]" office:value-type="float" office:value="0.187250003218651" calcext:value-type="float">
            <text:p>0.187250003218651</text:p>
          </table:table-cell>
          <table:table-cell table:formula="of:=[eventlog.M8]" office:value-type="float" office:value="0.228000000119209" calcext:value-type="float">
            <text:p>0.228000000119209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42" calcext:value-type="float">
            <text:p>48142</text:p>
          </table:table-cell>
          <table:table-cell table:formula="of:=[eventlog.P8]+[eventlog.T8]" office:value-type="float" office:value="3802" calcext:value-type="float">
            <text:p>3802</text:p>
          </table:table-cell>
          <table:table-cell table:formula="of:=[eventlog.Q8]+[eventlog.U8]" office:value-type="float" office:value="2" calcext:value-type="float">
            <text:p>2</text:p>
          </table:table-cell>
          <table:table-cell table:formula="of:=[.M8]/[.M$2]" office:value-type="float" office:value="0.845070917006038" calcext:value-type="float">
            <text:p>0.845070917006038</text:p>
          </table:table-cell>
          <table:table-cell table:formula="of:=[.N8]/[.N$2]" office:value-type="float" office:value="0.575363196125908" calcext:value-type="float">
            <text:p>0.575363196125908</text:p>
          </table:table-cell>
          <table:table-cell table:formula="of:=[.O8]/[.O$2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774" calcext:value-type="float">
            <text:p>0.774</text:p>
          </table:table-cell>
          <table:table-cell table:formula="of:=[.B9]/[.B$2]" office:value-type="float" office:value="0.988505747126437" calcext:value-type="float">
            <text:p>0.988505747126437</text:p>
          </table:table-cell>
          <table:table-cell table:formula="of:=[eventlog.D9]/1000" office:value-type="float" office:value="0.038" calcext:value-type="float">
            <text:p>0.038</text:p>
          </table:table-cell>
          <table:table-cell table:formula="of:=[eventlog.F9]/1000" office:value-type="float" office:value="0.173" calcext:value-type="float">
            <text:p>0.173</text:p>
          </table:table-cell>
          <table:table-cell table:formula="of:=[eventlog.H9]/1000" office:value-type="float" office:value="0.145" calcext:value-type="float">
            <text:p>0.145</text:p>
          </table:table-cell>
          <table:table-cell table:formula="of:=[eventlog.J9]" office:value-type="float" office:value="0.0670000016689301" calcext:value-type="float">
            <text:p>0.06700000166893</text:p>
          </table:table-cell>
          <table:table-cell table:formula="of:=[eventlog.K9]" office:value-type="float" office:value="0.93274998664856" calcext:value-type="float">
            <text:p>0.93274998664856</text:p>
          </table:table-cell>
          <table:table-cell table:formula="of:=[eventlog.L9]" office:value-type="float" office:value="0.187250003218651" calcext:value-type="float">
            <text:p>0.187250003218651</text:p>
          </table:table-cell>
          <table:table-cell table:formula="of:=[eventlog.M9]" office:value-type="float" office:value="0.228000000119209" calcext:value-type="float">
            <text:p>0.228000000119209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42" calcext:value-type="float">
            <text:p>48142</text:p>
          </table:table-cell>
          <table:table-cell table:formula="of:=[eventlog.P9]+[eventlog.T9]" office:value-type="float" office:value="3802" calcext:value-type="float">
            <text:p>3802</text:p>
          </table:table-cell>
          <table:table-cell table:formula="of:=[eventlog.Q9]+[eventlog.U9]" office:value-type="float" office:value="2" calcext:value-type="float">
            <text:p>2</text:p>
          </table:table-cell>
          <table:table-cell table:formula="of:=[.M9]/[.M$2]" office:value-type="float" office:value="0.845070917006038" calcext:value-type="float">
            <text:p>0.845070917006038</text:p>
          </table:table-cell>
          <table:table-cell table:formula="of:=[.N9]/[.N$2]" office:value-type="float" office:value="0.575363196125908" calcext:value-type="float">
            <text:p>0.575363196125908</text:p>
          </table:table-cell>
          <table:table-cell table:formula="of:=[.O9]/[.O$2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752" calcext:value-type="float">
            <text:p>0.752</text:p>
          </table:table-cell>
          <table:table-cell table:formula="of:=[.B10]/[.B$2]" office:value-type="float" office:value="0.960408684546615" calcext:value-type="float">
            <text:p>0.960408684546615</text:p>
          </table:table-cell>
          <table:table-cell table:formula="of:=[eventlog.D10]/1000" office:value-type="float" office:value="0.038" calcext:value-type="float">
            <text:p>0.038</text:p>
          </table:table-cell>
          <table:table-cell table:formula="of:=[eventlog.F10]/1000" office:value-type="float" office:value="0.17" calcext:value-type="float">
            <text:p>0.17</text:p>
          </table:table-cell>
          <table:table-cell table:formula="of:=[eventlog.H10]/1000" office:value-type="float" office:value="0.135" calcext:value-type="float">
            <text:p>0.135</text:p>
          </table:table-cell>
          <table:table-cell table:formula="of:=[eventlog.J10]" office:value-type="float" office:value="0.0702499970793724" calcext:value-type="float">
            <text:p>0.070249997079372</text:p>
          </table:table-cell>
          <table:table-cell table:formula="of:=[eventlog.K10]" office:value-type="float" office:value="0.935999989509582" calcext:value-type="float">
            <text:p>0.935999989509582</text:p>
          </table:table-cell>
          <table:table-cell table:formula="of:=[eventlog.L10]" office:value-type="float" office:value="0.178749993443489" calcext:value-type="float">
            <text:p>0.178749993443489</text:p>
          </table:table-cell>
          <table:table-cell table:formula="of:=[eventlog.M10]" office:value-type="float" office:value="0.211999997496605" calcext:value-type="float">
            <text:p>0.211999997496605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5183" calcext:value-type="float">
            <text:p>45183</text:p>
          </table:table-cell>
          <table:table-cell table:formula="of:=[eventlog.P10]+[eventlog.T10]" office:value-type="float" office:value="2976" calcext:value-type="float">
            <text:p>2976</text:p>
          </table:table-cell>
          <table:table-cell table:formula="of:=[eventlog.Q10]+[eventlog.U10]" office:value-type="float" office:value="1" calcext:value-type="float">
            <text:p>1</text:p>
          </table:table-cell>
          <table:table-cell table:formula="of:=[.M10]/[.M$2]" office:value-type="float" office:value="0.793129476197163" calcext:value-type="float">
            <text:p>0.793129476197163</text:p>
          </table:table-cell>
          <table:table-cell table:formula="of:=[.N10]/[.N$2]" office:value-type="float" office:value="0.450363196125908" calcext:value-type="float">
            <text:p>0.450363196125908</text:p>
          </table:table-cell>
          <table:table-cell table:formula="of:=[.O10]/[.O$2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752" calcext:value-type="float">
            <text:p>0.752</text:p>
          </table:table-cell>
          <table:table-cell table:formula="of:=[.B11]/[.B$2]" office:value-type="float" office:value="0.960408684546615" calcext:value-type="float">
            <text:p>0.960408684546615</text:p>
          </table:table-cell>
          <table:table-cell table:formula="of:=[eventlog.D11]/1000" office:value-type="float" office:value="0.038" calcext:value-type="float">
            <text:p>0.038</text:p>
          </table:table-cell>
          <table:table-cell table:formula="of:=[eventlog.F11]/1000" office:value-type="float" office:value="0.17" calcext:value-type="float">
            <text:p>0.17</text:p>
          </table:table-cell>
          <table:table-cell table:formula="of:=[eventlog.H11]/1000" office:value-type="float" office:value="0.135" calcext:value-type="float">
            <text:p>0.135</text:p>
          </table:table-cell>
          <table:table-cell table:formula="of:=[eventlog.J11]" office:value-type="float" office:value="0.0702499970793724" calcext:value-type="float">
            <text:p>0.070249997079372</text:p>
          </table:table-cell>
          <table:table-cell table:formula="of:=[eventlog.K11]" office:value-type="float" office:value="0.935999989509582" calcext:value-type="float">
            <text:p>0.935999989509582</text:p>
          </table:table-cell>
          <table:table-cell table:formula="of:=[eventlog.L11]" office:value-type="float" office:value="0.178749993443489" calcext:value-type="float">
            <text:p>0.178749993443489</text:p>
          </table:table-cell>
          <table:table-cell table:formula="of:=[eventlog.M11]" office:value-type="float" office:value="0.211999997496605" calcext:value-type="float">
            <text:p>0.211999997496605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5183" calcext:value-type="float">
            <text:p>45183</text:p>
          </table:table-cell>
          <table:table-cell table:formula="of:=[eventlog.P11]+[eventlog.T11]" office:value-type="float" office:value="2976" calcext:value-type="float">
            <text:p>2976</text:p>
          </table:table-cell>
          <table:table-cell table:formula="of:=[eventlog.Q11]+[eventlog.U11]" office:value-type="float" office:value="1" calcext:value-type="float">
            <text:p>1</text:p>
          </table:table-cell>
          <table:table-cell table:formula="of:=[.M11]/[.M$2]" office:value-type="float" office:value="0.793129476197163" calcext:value-type="float">
            <text:p>0.793129476197163</text:p>
          </table:table-cell>
          <table:table-cell table:formula="of:=[.N11]/[.N$2]" office:value-type="float" office:value="0.450363196125908" calcext:value-type="float">
            <text:p>0.450363196125908</text:p>
          </table:table-cell>
          <table:table-cell table:formula="of:=[.O11]/[.O$2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741" calcext:value-type="float">
            <text:p>0.741</text:p>
          </table:table-cell>
          <table:table-cell table:formula="of:=[.B12]/[.B$2]" office:value-type="float" office:value="0.946360153256705" calcext:value-type="float">
            <text:p>0.946360153256705</text:p>
          </table:table-cell>
          <table:table-cell table:formula="of:=[eventlog.D12]/1000" office:value-type="float" office:value="0.039" calcext:value-type="float">
            <text:p>0.039</text:p>
          </table:table-cell>
          <table:table-cell table:formula="of:=[eventlog.F12]/1000" office:value-type="float" office:value="0.165" calcext:value-type="float">
            <text:p>0.165</text:p>
          </table:table-cell>
          <table:table-cell table:formula="of:=[eventlog.H12]/1000" office:value-type="float" office:value="0.133" calcext:value-type="float">
            <text:p>0.133</text:p>
          </table:table-cell>
          <table:table-cell table:formula="of:=[eventlog.J12]" office:value-type="float" office:value="0.0672499984502792" calcext:value-type="float">
            <text:p>0.067249998450279</text:p>
          </table:table-cell>
          <table:table-cell table:formula="of:=[eventlog.K12]" office:value-type="float" office:value="0.936999976634979" calcext:value-type="float">
            <text:p>0.936999976634979</text:p>
          </table:table-cell>
          <table:table-cell table:formula="of:=[eventlog.L12]" office:value-type="float" office:value="0.171000003814697" calcext:value-type="float">
            <text:p>0.171000003814697</text:p>
          </table:table-cell>
          <table:table-cell table:formula="of:=[eventlog.M12]" office:value-type="float" office:value="0.206750005483627" calcext:value-type="float">
            <text:p>0.206750005483627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2066" calcext:value-type="float">
            <text:p>42066</text:p>
          </table:table-cell>
          <table:table-cell table:formula="of:=[eventlog.P12]+[eventlog.T12]" office:value-type="float" office:value="2310" calcext:value-type="float">
            <text:p>231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38414548518467" calcext:value-type="float">
            <text:p>0.738414548518467</text:p>
          </table:table-cell>
          <table:table-cell table:formula="of:=[.N12]/[.N$2]" office:value-type="float" office:value="0.349576271186441" calcext:value-type="float">
            <text:p>0.349576271186441</text:p>
          </table:table-cell>
          <table:table-cell table:formula="of:=[.O1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741" calcext:value-type="float">
            <text:p>0.741</text:p>
          </table:table-cell>
          <table:table-cell table:formula="of:=[.B13]/[.B$2]" office:value-type="float" office:value="0.946360153256705" calcext:value-type="float">
            <text:p>0.946360153256705</text:p>
          </table:table-cell>
          <table:table-cell table:formula="of:=[eventlog.D13]/1000" office:value-type="float" office:value="0.039" calcext:value-type="float">
            <text:p>0.039</text:p>
          </table:table-cell>
          <table:table-cell table:formula="of:=[eventlog.F13]/1000" office:value-type="float" office:value="0.165" calcext:value-type="float">
            <text:p>0.165</text:p>
          </table:table-cell>
          <table:table-cell table:formula="of:=[eventlog.H13]/1000" office:value-type="float" office:value="0.133" calcext:value-type="float">
            <text:p>0.133</text:p>
          </table:table-cell>
          <table:table-cell table:formula="of:=[eventlog.J13]" office:value-type="float" office:value="0.0672499984502792" calcext:value-type="float">
            <text:p>0.067249998450279</text:p>
          </table:table-cell>
          <table:table-cell table:formula="of:=[eventlog.K13]" office:value-type="float" office:value="0.936999976634979" calcext:value-type="float">
            <text:p>0.936999976634979</text:p>
          </table:table-cell>
          <table:table-cell table:formula="of:=[eventlog.L13]" office:value-type="float" office:value="0.171000003814697" calcext:value-type="float">
            <text:p>0.171000003814697</text:p>
          </table:table-cell>
          <table:table-cell table:formula="of:=[eventlog.M13]" office:value-type="float" office:value="0.206750005483627" calcext:value-type="float">
            <text:p>0.206750005483627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2066" calcext:value-type="float">
            <text:p>42066</text:p>
          </table:table-cell>
          <table:table-cell table:formula="of:=[eventlog.P13]+[eventlog.T13]" office:value-type="float" office:value="2310" calcext:value-type="float">
            <text:p>231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38414548518467" calcext:value-type="float">
            <text:p>0.738414548518467</text:p>
          </table:table-cell>
          <table:table-cell table:formula="of:=[.N13]/[.N$2]" office:value-type="float" office:value="0.349576271186441" calcext:value-type="float">
            <text:p>0.349576271186441</text:p>
          </table:table-cell>
          <table:table-cell table:formula="of:=[.O1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714" calcext:value-type="float">
            <text:p>0.714</text:p>
          </table:table-cell>
          <table:table-cell table:formula="of:=[.B14]/[.B$2]" office:value-type="float" office:value="0.911877394636015" calcext:value-type="float">
            <text:p>0.911877394636015</text:p>
          </table:table-cell>
          <table:table-cell table:formula="of:=[eventlog.D14]/1000" office:value-type="float" office:value="0.037" calcext:value-type="float">
            <text:p>0.037</text:p>
          </table:table-cell>
          <table:table-cell table:formula="of:=[eventlog.F14]/1000" office:value-type="float" office:value="0.152" calcext:value-type="float">
            <text:p>0.152</text:p>
          </table:table-cell>
          <table:table-cell table:formula="of:=[eventlog.H14]/1000" office:value-type="float" office:value="0.124" calcext:value-type="float">
            <text:p>0.124</text:p>
          </table:table-cell>
          <table:table-cell table:formula="of:=[eventlog.J14]" office:value-type="float" office:value="0.0687500014901161" calcext:value-type="float">
            <text:p>0.068750001490116</text:p>
          </table:table-cell>
          <table:table-cell table:formula="of:=[eventlog.K14]" office:value-type="float" office:value="0.937749981880188" calcext:value-type="float">
            <text:p>0.937749981880188</text:p>
          </table:table-cell>
          <table:table-cell table:formula="of:=[eventlog.L14]" office:value-type="float" office:value="0.166749998927116" calcext:value-type="float">
            <text:p>0.166749998927116</text:p>
          </table:table-cell>
          <table:table-cell table:formula="of:=[eventlog.M14]" office:value-type="float" office:value="0.192499995231628" calcext:value-type="float">
            <text:p>0.192499995231628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9132" calcext:value-type="float">
            <text:p>39132</text:p>
          </table:table-cell>
          <table:table-cell table:formula="of:=[eventlog.P14]+[eventlog.T14]" office:value-type="float" office:value="1883" calcext:value-type="float">
            <text:p>1883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8691195056874" calcext:value-type="float">
            <text:p>0.68691195056874</text:p>
          </table:table-cell>
          <table:table-cell table:formula="of:=[.N14]/[.N$2]" office:value-type="float" office:value="0.284957627118644" calcext:value-type="float">
            <text:p>0.284957627118644</text:p>
          </table:table-cell>
          <table:table-cell table:formula="of:=[.O1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714" calcext:value-type="float">
            <text:p>0.714</text:p>
          </table:table-cell>
          <table:table-cell table:formula="of:=[.B15]/[.B$2]" office:value-type="float" office:value="0.911877394636015" calcext:value-type="float">
            <text:p>0.911877394636015</text:p>
          </table:table-cell>
          <table:table-cell table:formula="of:=[eventlog.D15]/1000" office:value-type="float" office:value="0.037" calcext:value-type="float">
            <text:p>0.037</text:p>
          </table:table-cell>
          <table:table-cell table:formula="of:=[eventlog.F15]/1000" office:value-type="float" office:value="0.152" calcext:value-type="float">
            <text:p>0.152</text:p>
          </table:table-cell>
          <table:table-cell table:formula="of:=[eventlog.H15]/1000" office:value-type="float" office:value="0.124" calcext:value-type="float">
            <text:p>0.124</text:p>
          </table:table-cell>
          <table:table-cell table:formula="of:=[eventlog.J15]" office:value-type="float" office:value="0.0687500014901161" calcext:value-type="float">
            <text:p>0.068750001490116</text:p>
          </table:table-cell>
          <table:table-cell table:formula="of:=[eventlog.K15]" office:value-type="float" office:value="0.937749981880188" calcext:value-type="float">
            <text:p>0.937749981880188</text:p>
          </table:table-cell>
          <table:table-cell table:formula="of:=[eventlog.L15]" office:value-type="float" office:value="0.166749998927116" calcext:value-type="float">
            <text:p>0.166749998927116</text:p>
          </table:table-cell>
          <table:table-cell table:formula="of:=[eventlog.M15]" office:value-type="float" office:value="0.192499995231628" calcext:value-type="float">
            <text:p>0.192499995231628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9132" calcext:value-type="float">
            <text:p>39132</text:p>
          </table:table-cell>
          <table:table-cell table:formula="of:=[eventlog.P15]+[eventlog.T15]" office:value-type="float" office:value="1883" calcext:value-type="float">
            <text:p>1883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8691195056874" calcext:value-type="float">
            <text:p>0.68691195056874</text:p>
          </table:table-cell>
          <table:table-cell table:formula="of:=[.N15]/[.N$2]" office:value-type="float" office:value="0.284957627118644" calcext:value-type="float">
            <text:p>0.284957627118644</text:p>
          </table:table-cell>
          <table:table-cell table:formula="of:=[.O1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701" calcext:value-type="float">
            <text:p>0.701</text:p>
          </table:table-cell>
          <table:table-cell table:formula="of:=[.B16]/[.B$2]" office:value-type="float" office:value="0.895274584929757" calcext:value-type="float">
            <text:p>0.895274584929757</text:p>
          </table:table-cell>
          <table:table-cell table:formula="of:=[eventlog.D16]/1000" office:value-type="float" office:value="0.035" calcext:value-type="float">
            <text:p>0.035</text:p>
          </table:table-cell>
          <table:table-cell table:formula="of:=[eventlog.F16]/1000" office:value-type="float" office:value="0.156" calcext:value-type="float">
            <text:p>0.156</text:p>
          </table:table-cell>
          <table:table-cell table:formula="of:=[eventlog.H16]/1000" office:value-type="float" office:value="0.119" calcext:value-type="float">
            <text:p>0.119</text:p>
          </table:table-cell>
          <table:table-cell table:formula="of:=[eventlog.J16]" office:value-type="float" office:value="0.0707499980926514" calcext:value-type="float">
            <text:p>0.070749998092651</text:p>
          </table:table-cell>
          <table:table-cell table:formula="of:=[eventlog.K16]" office:value-type="float" office:value="0.939249992370606" calcext:value-type="float">
            <text:p>0.939249992370606</text:p>
          </table:table-cell>
          <table:table-cell table:formula="of:=[eventlog.L16]" office:value-type="float" office:value="0.159999996423721" calcext:value-type="float">
            <text:p>0.159999996423721</text:p>
          </table:table-cell>
          <table:table-cell table:formula="of:=[eventlog.M16]" office:value-type="float" office:value="0.198249995708466" calcext:value-type="float">
            <text:p>0.198249995708466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6356" calcext:value-type="float">
            <text:p>36356</text:p>
          </table:table-cell>
          <table:table-cell table:formula="of:=[eventlog.P16]+[eventlog.T16]" office:value-type="float" office:value="1567" calcext:value-type="float">
            <text:p>1567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38182839488836" calcext:value-type="float">
            <text:p>0.638182839488836</text:p>
          </table:table-cell>
          <table:table-cell table:formula="of:=[.N16]/[.N$2]" office:value-type="float" office:value="0.237136803874092" calcext:value-type="float">
            <text:p>0.237136803874092</text:p>
          </table:table-cell>
          <table:table-cell table:formula="of:=[.O1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701" calcext:value-type="float">
            <text:p>0.701</text:p>
          </table:table-cell>
          <table:table-cell table:formula="of:=[.B17]/[.B$2]" office:value-type="float" office:value="0.895274584929757" calcext:value-type="float">
            <text:p>0.895274584929757</text:p>
          </table:table-cell>
          <table:table-cell table:formula="of:=[eventlog.D17]/1000" office:value-type="float" office:value="0.035" calcext:value-type="float">
            <text:p>0.035</text:p>
          </table:table-cell>
          <table:table-cell table:formula="of:=[eventlog.F17]/1000" office:value-type="float" office:value="0.156" calcext:value-type="float">
            <text:p>0.156</text:p>
          </table:table-cell>
          <table:table-cell table:formula="of:=[eventlog.H17]/1000" office:value-type="float" office:value="0.119" calcext:value-type="float">
            <text:p>0.119</text:p>
          </table:table-cell>
          <table:table-cell table:formula="of:=[eventlog.J17]" office:value-type="float" office:value="0.0707499980926514" calcext:value-type="float">
            <text:p>0.070749998092651</text:p>
          </table:table-cell>
          <table:table-cell table:formula="of:=[eventlog.K17]" office:value-type="float" office:value="0.939249992370606" calcext:value-type="float">
            <text:p>0.939249992370606</text:p>
          </table:table-cell>
          <table:table-cell table:formula="of:=[eventlog.L17]" office:value-type="float" office:value="0.159999996423721" calcext:value-type="float">
            <text:p>0.159999996423721</text:p>
          </table:table-cell>
          <table:table-cell table:formula="of:=[eventlog.M17]" office:value-type="float" office:value="0.198249995708466" calcext:value-type="float">
            <text:p>0.198249995708466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6356" calcext:value-type="float">
            <text:p>36356</text:p>
          </table:table-cell>
          <table:table-cell table:formula="of:=[eventlog.P17]+[eventlog.T17]" office:value-type="float" office:value="1567" calcext:value-type="float">
            <text:p>1567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38182839488836" calcext:value-type="float">
            <text:p>0.638182839488836</text:p>
          </table:table-cell>
          <table:table-cell table:formula="of:=[.N17]/[.N$2]" office:value-type="float" office:value="0.237136803874092" calcext:value-type="float">
            <text:p>0.237136803874092</text:p>
          </table:table-cell>
          <table:table-cell table:formula="of:=[.O1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663" calcext:value-type="float">
            <text:p>0.663</text:p>
          </table:table-cell>
          <table:table-cell table:formula="of:=[.B18]/[.B$2]" office:value-type="float" office:value="0.846743295019157" calcext:value-type="float">
            <text:p>0.846743295019157</text:p>
          </table:table-cell>
          <table:table-cell table:formula="of:=[eventlog.D18]/1000" office:value-type="float" office:value="0.035" calcext:value-type="float">
            <text:p>0.035</text:p>
          </table:table-cell>
          <table:table-cell table:formula="of:=[eventlog.F18]/1000" office:value-type="float" office:value="0.148" calcext:value-type="float">
            <text:p>0.148</text:p>
          </table:table-cell>
          <table:table-cell table:formula="of:=[eventlog.H18]/1000" office:value-type="float" office:value="0.116" calcext:value-type="float">
            <text:p>0.116</text:p>
          </table:table-cell>
          <table:table-cell table:formula="of:=[eventlog.J18]" office:value-type="float" office:value="0.0662499964237213" calcext:value-type="float">
            <text:p>0.066249996423721</text:p>
          </table:table-cell>
          <table:table-cell table:formula="of:=[eventlog.K18]" office:value-type="float" office:value="0.939249992370606" calcext:value-type="float">
            <text:p>0.939249992370606</text:p>
          </table:table-cell>
          <table:table-cell table:formula="of:=[eventlog.L18]" office:value-type="float" office:value="0.160999998450279" calcext:value-type="float">
            <text:p>0.160999998450279</text:p>
          </table:table-cell>
          <table:table-cell table:formula="of:=[eventlog.M18]" office:value-type="float" office:value="0.188999995589256" calcext:value-type="float">
            <text:p>0.188999995589256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3613" calcext:value-type="float">
            <text:p>33613</text:p>
          </table:table-cell>
          <table:table-cell table:formula="of:=[eventlog.P18]+[eventlog.T18]" office:value-type="float" office:value="1232" calcext:value-type="float">
            <text:p>1232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90033000983008" calcext:value-type="float">
            <text:p>0.590033000983008</text:p>
          </table:table-cell>
          <table:table-cell table:formula="of:=[.N18]/[.N$2]" office:value-type="float" office:value="0.186440677966102" calcext:value-type="float">
            <text:p>0.186440677966102</text:p>
          </table:table-cell>
          <table:table-cell table:formula="of:=[.O1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663" calcext:value-type="float">
            <text:p>0.663</text:p>
          </table:table-cell>
          <table:table-cell table:formula="of:=[.B19]/[.B$2]" office:value-type="float" office:value="0.846743295019157" calcext:value-type="float">
            <text:p>0.846743295019157</text:p>
          </table:table-cell>
          <table:table-cell table:formula="of:=[eventlog.D19]/1000" office:value-type="float" office:value="0.035" calcext:value-type="float">
            <text:p>0.035</text:p>
          </table:table-cell>
          <table:table-cell table:formula="of:=[eventlog.F19]/1000" office:value-type="float" office:value="0.148" calcext:value-type="float">
            <text:p>0.148</text:p>
          </table:table-cell>
          <table:table-cell table:formula="of:=[eventlog.H19]/1000" office:value-type="float" office:value="0.116" calcext:value-type="float">
            <text:p>0.116</text:p>
          </table:table-cell>
          <table:table-cell table:formula="of:=[eventlog.J19]" office:value-type="float" office:value="0.0662499964237213" calcext:value-type="float">
            <text:p>0.066249996423721</text:p>
          </table:table-cell>
          <table:table-cell table:formula="of:=[eventlog.K19]" office:value-type="float" office:value="0.939249992370606" calcext:value-type="float">
            <text:p>0.939249992370606</text:p>
          </table:table-cell>
          <table:table-cell table:formula="of:=[eventlog.L19]" office:value-type="float" office:value="0.160999998450279" calcext:value-type="float">
            <text:p>0.160999998450279</text:p>
          </table:table-cell>
          <table:table-cell table:formula="of:=[eventlog.M19]" office:value-type="float" office:value="0.188999995589256" calcext:value-type="float">
            <text:p>0.188999995589256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3613" calcext:value-type="float">
            <text:p>33613</text:p>
          </table:table-cell>
          <table:table-cell table:formula="of:=[eventlog.P19]+[eventlog.T19]" office:value-type="float" office:value="1232" calcext:value-type="float">
            <text:p>1232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90033000983008" calcext:value-type="float">
            <text:p>0.590033000983008</text:p>
          </table:table-cell>
          <table:table-cell table:formula="of:=[.N19]/[.N$2]" office:value-type="float" office:value="0.186440677966102" calcext:value-type="float">
            <text:p>0.186440677966102</text:p>
          </table:table-cell>
          <table:table-cell table:formula="of:=[.O1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663" calcext:value-type="float">
            <text:p>0.663</text:p>
          </table:table-cell>
          <table:table-cell table:formula="of:=[.B20]/[.B$2]" office:value-type="float" office:value="0.846743295019157" calcext:value-type="float">
            <text:p>0.846743295019157</text:p>
          </table:table-cell>
          <table:table-cell table:formula="of:=[eventlog.D20]/1000" office:value-type="float" office:value="0.034" calcext:value-type="float">
            <text:p>0.034</text:p>
          </table:table-cell>
          <table:table-cell table:formula="of:=[eventlog.F20]/1000" office:value-type="float" office:value="0.148" calcext:value-type="float">
            <text:p>0.148</text:p>
          </table:table-cell>
          <table:table-cell table:formula="of:=[eventlog.H20]/1000" office:value-type="float" office:value="0.113" calcext:value-type="float">
            <text:p>0.113</text:p>
          </table:table-cell>
          <table:table-cell table:formula="of:=[eventlog.J20]" office:value-type="float" office:value="0" calcext:value-type="float">
            <text:p>0</text:p>
          </table:table-cell>
          <table:table-cell table:formula="of:=[eventlog.K20]" office:value-type="float" office:value="0.940750002861023" calcext:value-type="float">
            <text:p>0.940750002861023</text:p>
          </table:table-cell>
          <table:table-cell table:formula="of:=[eventlog.L20]" office:value-type="float" office:value="0.158500000834465" calcext:value-type="float">
            <text:p>0.158500000834465</text:p>
          </table:table-cell>
          <table:table-cell table:formula="of:=[eventlog.M20]" office:value-type="float" office:value="0.180250003933907" calcext:value-type="float">
            <text:p>0.180250003933907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31114" calcext:value-type="float">
            <text:p>31114</text:p>
          </table:table-cell>
          <table:table-cell table:formula="of:=[eventlog.P20]+[eventlog.T20]" office:value-type="float" office:value="893" calcext:value-type="float">
            <text:p>893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46166268782474" calcext:value-type="float">
            <text:p>0.546166268782474</text:p>
          </table:table-cell>
          <table:table-cell table:formula="of:=[.N20]/[.N$2]" office:value-type="float" office:value="0.135139225181598" calcext:value-type="float">
            <text:p>0.135139225181598</text:p>
          </table:table-cell>
          <table:table-cell table:formula="of:=[.O2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663" calcext:value-type="float">
            <text:p>0.663</text:p>
          </table:table-cell>
          <table:table-cell table:formula="of:=[.B21]/[.B$2]" office:value-type="float" office:value="0.846743295019157" calcext:value-type="float">
            <text:p>0.846743295019157</text:p>
          </table:table-cell>
          <table:table-cell table:formula="of:=[eventlog.D21]/1000" office:value-type="float" office:value="0.034" calcext:value-type="float">
            <text:p>0.034</text:p>
          </table:table-cell>
          <table:table-cell table:formula="of:=[eventlog.F21]/1000" office:value-type="float" office:value="0.148" calcext:value-type="float">
            <text:p>0.148</text:p>
          </table:table-cell>
          <table:table-cell table:formula="of:=[eventlog.H21]/1000" office:value-type="float" office:value="0.113" calcext:value-type="float">
            <text:p>0.113</text:p>
          </table:table-cell>
          <table:table-cell table:formula="of:=[eventlog.J21]" office:value-type="float" office:value="0" calcext:value-type="float">
            <text:p>0</text:p>
          </table:table-cell>
          <table:table-cell table:formula="of:=[eventlog.K21]" office:value-type="float" office:value="0.940750002861023" calcext:value-type="float">
            <text:p>0.940750002861023</text:p>
          </table:table-cell>
          <table:table-cell table:formula="of:=[eventlog.L21]" office:value-type="float" office:value="0.158500000834465" calcext:value-type="float">
            <text:p>0.158500000834465</text:p>
          </table:table-cell>
          <table:table-cell table:formula="of:=[eventlog.M21]" office:value-type="float" office:value="0.180250003933907" calcext:value-type="float">
            <text:p>0.180250003933907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31114" calcext:value-type="float">
            <text:p>31114</text:p>
          </table:table-cell>
          <table:table-cell table:formula="of:=[eventlog.P21]+[eventlog.T21]" office:value-type="float" office:value="893" calcext:value-type="float">
            <text:p>893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46166268782474" calcext:value-type="float">
            <text:p>0.546166268782474</text:p>
          </table:table-cell>
          <table:table-cell table:formula="of:=[.N21]/[.N$2]" office:value-type="float" office:value="0.135139225181598" calcext:value-type="float">
            <text:p>0.135139225181598</text:p>
          </table:table-cell>
          <table:table-cell table:formula="of:=[.O2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647" calcext:value-type="float">
            <text:p>0.647</text:p>
          </table:table-cell>
          <table:table-cell table:formula="of:=[.B22]/[.B$2]" office:value-type="float" office:value="0.826309067688378" calcext:value-type="float">
            <text:p>0.826309067688378</text:p>
          </table:table-cell>
          <table:table-cell table:formula="of:=[eventlog.D22]/1000" office:value-type="float" office:value="0.031" calcext:value-type="float">
            <text:p>0.031</text:p>
          </table:table-cell>
          <table:table-cell table:formula="of:=[eventlog.F22]/1000" office:value-type="float" office:value="0.131" calcext:value-type="float">
            <text:p>0.131</text:p>
          </table:table-cell>
          <table:table-cell table:formula="of:=[eventlog.H22]/1000" office:value-type="float" office:value="0.102" calcext:value-type="float">
            <text:p>0.102</text:p>
          </table:table-cell>
          <table:table-cell table:formula="of:=[eventlog.J22]" office:value-type="float" office:value="0.0644999966025353" calcext:value-type="float">
            <text:p>0.064499996602535</text:p>
          </table:table-cell>
          <table:table-cell table:formula="of:=[eventlog.K22]" office:value-type="float" office:value="0.944249987602234" calcext:value-type="float">
            <text:p>0.944249987602234</text:p>
          </table:table-cell>
          <table:table-cell table:formula="of:=[eventlog.L22]" office:value-type="float" office:value="0.153249993920326" calcext:value-type="float">
            <text:p>0.153249993920326</text:p>
          </table:table-cell>
          <table:table-cell table:formula="of:=[eventlog.M22]" office:value-type="float" office:value="0.172999992966652" calcext:value-type="float">
            <text:p>0.172999992966652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8627" calcext:value-type="float">
            <text:p>28627</text:p>
          </table:table-cell>
          <table:table-cell table:formula="of:=[eventlog.P22]+[eventlog.T22]" office:value-type="float" office:value="679" calcext:value-type="float">
            <text:p>679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502510181154332" calcext:value-type="float">
            <text:p>0.502510181154332</text:p>
          </table:table-cell>
          <table:table-cell table:formula="of:=[.N22]/[.N$2]" office:value-type="float" office:value="0.102754237288136" calcext:value-type="float">
            <text:p>0.102754237288136</text:p>
          </table:table-cell>
          <table:table-cell table:formula="of:=[.O2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647" calcext:value-type="float">
            <text:p>0.647</text:p>
          </table:table-cell>
          <table:table-cell table:formula="of:=[.B23]/[.B$2]" office:value-type="float" office:value="0.826309067688378" calcext:value-type="float">
            <text:p>0.826309067688378</text:p>
          </table:table-cell>
          <table:table-cell table:formula="of:=[eventlog.D23]/1000" office:value-type="float" office:value="0.031" calcext:value-type="float">
            <text:p>0.031</text:p>
          </table:table-cell>
          <table:table-cell table:formula="of:=[eventlog.F23]/1000" office:value-type="float" office:value="0.131" calcext:value-type="float">
            <text:p>0.131</text:p>
          </table:table-cell>
          <table:table-cell table:formula="of:=[eventlog.H23]/1000" office:value-type="float" office:value="0.102" calcext:value-type="float">
            <text:p>0.102</text:p>
          </table:table-cell>
          <table:table-cell table:formula="of:=[eventlog.J23]" office:value-type="float" office:value="0.0644999966025353" calcext:value-type="float">
            <text:p>0.064499996602535</text:p>
          </table:table-cell>
          <table:table-cell table:formula="of:=[eventlog.K23]" office:value-type="float" office:value="0.944249987602234" calcext:value-type="float">
            <text:p>0.944249987602234</text:p>
          </table:table-cell>
          <table:table-cell table:formula="of:=[eventlog.L23]" office:value-type="float" office:value="0.153249993920326" calcext:value-type="float">
            <text:p>0.153249993920326</text:p>
          </table:table-cell>
          <table:table-cell table:formula="of:=[eventlog.M23]" office:value-type="float" office:value="0.172999992966652" calcext:value-type="float">
            <text:p>0.172999992966652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8627" calcext:value-type="float">
            <text:p>28627</text:p>
          </table:table-cell>
          <table:table-cell table:formula="of:=[eventlog.P23]+[eventlog.T23]" office:value-type="float" office:value="679" calcext:value-type="float">
            <text:p>679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502510181154332" calcext:value-type="float">
            <text:p>0.502510181154332</text:p>
          </table:table-cell>
          <table:table-cell table:formula="of:=[.N23]/[.N$2]" office:value-type="float" office:value="0.102754237288136" calcext:value-type="float">
            <text:p>0.102754237288136</text:p>
          </table:table-cell>
          <table:table-cell table:formula="of:=[.O2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595" calcext:value-type="float">
            <text:p>0.595</text:p>
          </table:table-cell>
          <table:table-cell table:formula="of:=[.B24]/[.B$2]" office:value-type="float" office:value="0.759897828863346" calcext:value-type="float">
            <text:p>0.759897828863346</text:p>
          </table:table-cell>
          <table:table-cell table:formula="of:=[eventlog.D24]/1000" office:value-type="float" office:value="0.032" calcext:value-type="float">
            <text:p>0.032</text:p>
          </table:table-cell>
          <table:table-cell table:formula="of:=[eventlog.F24]/1000" office:value-type="float" office:value="0.137" calcext:value-type="float">
            <text:p>0.137</text:p>
          </table:table-cell>
          <table:table-cell table:formula="of:=[eventlog.H24]/1000" office:value-type="float" office:value="0.104" calcext:value-type="float">
            <text:p>0.104</text:p>
          </table:table-cell>
          <table:table-cell table:formula="of:=[eventlog.J24]" office:value-type="float" office:value="0.0644999966025353" calcext:value-type="float">
            <text:p>0.064499996602535</text:p>
          </table:table-cell>
          <table:table-cell table:formula="of:=[eventlog.K24]" office:value-type="float" office:value="0.945249974727631" calcext:value-type="float">
            <text:p>0.945249974727631</text:p>
          </table:table-cell>
          <table:table-cell table:formula="of:=[eventlog.L24]" office:value-type="float" office:value="0.146999999880791" calcext:value-type="float">
            <text:p>0.146999999880791</text:p>
          </table:table-cell>
          <table:table-cell table:formula="of:=[eventlog.M24]" office:value-type="float" office:value="0.167999997735024" calcext:value-type="float">
            <text:p>0.167999997735024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6049" calcext:value-type="float">
            <text:p>26049</text:p>
          </table:table-cell>
          <table:table-cell table:formula="of:=[eventlog.P24]+[eventlog.T24]" office:value-type="float" office:value="504" calcext:value-type="float">
            <text:p>504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57256705518888" calcext:value-type="float">
            <text:p>0.457256705518888</text:p>
          </table:table-cell>
          <table:table-cell table:formula="of:=[.N24]/[.N$2]" office:value-type="float" office:value="0.076271186440678" calcext:value-type="float">
            <text:p>0.076271186440678</text:p>
          </table:table-cell>
          <table:table-cell table:formula="of:=[.O2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595" calcext:value-type="float">
            <text:p>0.595</text:p>
          </table:table-cell>
          <table:table-cell table:formula="of:=[.B25]/[.B$2]" office:value-type="float" office:value="0.759897828863346" calcext:value-type="float">
            <text:p>0.759897828863346</text:p>
          </table:table-cell>
          <table:table-cell table:formula="of:=[eventlog.D25]/1000" office:value-type="float" office:value="0.032" calcext:value-type="float">
            <text:p>0.032</text:p>
          </table:table-cell>
          <table:table-cell table:formula="of:=[eventlog.F25]/1000" office:value-type="float" office:value="0.137" calcext:value-type="float">
            <text:p>0.137</text:p>
          </table:table-cell>
          <table:table-cell table:formula="of:=[eventlog.H25]/1000" office:value-type="float" office:value="0.104" calcext:value-type="float">
            <text:p>0.104</text:p>
          </table:table-cell>
          <table:table-cell table:formula="of:=[eventlog.J25]" office:value-type="float" office:value="0.0644999966025353" calcext:value-type="float">
            <text:p>0.064499996602535</text:p>
          </table:table-cell>
          <table:table-cell table:formula="of:=[eventlog.K25]" office:value-type="float" office:value="0.945249974727631" calcext:value-type="float">
            <text:p>0.945249974727631</text:p>
          </table:table-cell>
          <table:table-cell table:formula="of:=[eventlog.L25]" office:value-type="float" office:value="0.146999999880791" calcext:value-type="float">
            <text:p>0.146999999880791</text:p>
          </table:table-cell>
          <table:table-cell table:formula="of:=[eventlog.M25]" office:value-type="float" office:value="0.167999997735024" calcext:value-type="float">
            <text:p>0.167999997735024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6049" calcext:value-type="float">
            <text:p>26049</text:p>
          </table:table-cell>
          <table:table-cell table:formula="of:=[eventlog.P25]+[eventlog.T25]" office:value-type="float" office:value="504" calcext:value-type="float">
            <text:p>504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57256705518888" calcext:value-type="float">
            <text:p>0.457256705518888</text:p>
          </table:table-cell>
          <table:table-cell table:formula="of:=[.N25]/[.N$2]" office:value-type="float" office:value="0.076271186440678" calcext:value-type="float">
            <text:p>0.076271186440678</text:p>
          </table:table-cell>
          <table:table-cell table:formula="of:=[.O2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587" calcext:value-type="float">
            <text:p>0.587</text:p>
          </table:table-cell>
          <table:table-cell table:formula="of:=[.B26]/[.B$2]" office:value-type="float" office:value="0.749680715197957" calcext:value-type="float">
            <text:p>0.749680715197957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8" calcext:value-type="float">
            <text:p>0.128</text:p>
          </table:table-cell>
          <table:table-cell table:formula="of:=[eventlog.H26]/1000" office:value-type="float" office:value="0.1" calcext:value-type="float">
            <text:p>0.1</text:p>
          </table:table-cell>
          <table:table-cell table:formula="of:=[eventlog.J26]" office:value-type="float" office:value="0.0644999966025353" calcext:value-type="float">
            <text:p>0.064499996602535</text:p>
          </table:table-cell>
          <table:table-cell table:formula="of:=[eventlog.K26]" office:value-type="float" office:value="0.944999992847443" calcext:value-type="float">
            <text:p>0.944999992847443</text:p>
          </table:table-cell>
          <table:table-cell table:formula="of:=[eventlog.L26]" office:value-type="float" office:value="0.149499997496605" calcext:value-type="float">
            <text:p>0.149499997496605</text:p>
          </table:table-cell>
          <table:table-cell table:formula="of:=[eventlog.M26]" office:value-type="float" office:value="0.160249993205071" calcext:value-type="float">
            <text:p>0.160249993205071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3789" calcext:value-type="float">
            <text:p>23789</text:p>
          </table:table-cell>
          <table:table-cell table:formula="of:=[eventlog.P26]+[eventlog.T26]" office:value-type="float" office:value="281" calcext:value-type="float">
            <text:p>281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417585311051819" calcext:value-type="float">
            <text:p>0.417585311051819</text:p>
          </table:table-cell>
          <table:table-cell table:formula="of:=[.N26]/[.N$2]" office:value-type="float" office:value="0.0425242130750605" calcext:value-type="float">
            <text:p>0.042524213075061</text:p>
          </table:table-cell>
          <table:table-cell table:formula="of:=[.O2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587" calcext:value-type="float">
            <text:p>0.587</text:p>
          </table:table-cell>
          <table:table-cell table:formula="of:=[.B27]/[.B$2]" office:value-type="float" office:value="0.749680715197957" calcext:value-type="float">
            <text:p>0.749680715197957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8" calcext:value-type="float">
            <text:p>0.128</text:p>
          </table:table-cell>
          <table:table-cell table:formula="of:=[eventlog.H27]/1000" office:value-type="float" office:value="0.1" calcext:value-type="float">
            <text:p>0.1</text:p>
          </table:table-cell>
          <table:table-cell table:formula="of:=[eventlog.J27]" office:value-type="float" office:value="0.0644999966025353" calcext:value-type="float">
            <text:p>0.064499996602535</text:p>
          </table:table-cell>
          <table:table-cell table:formula="of:=[eventlog.K27]" office:value-type="float" office:value="0.944999992847443" calcext:value-type="float">
            <text:p>0.944999992847443</text:p>
          </table:table-cell>
          <table:table-cell table:formula="of:=[eventlog.L27]" office:value-type="float" office:value="0.149499997496605" calcext:value-type="float">
            <text:p>0.149499997496605</text:p>
          </table:table-cell>
          <table:table-cell table:formula="of:=[eventlog.M27]" office:value-type="float" office:value="0.160249993205071" calcext:value-type="float">
            <text:p>0.160249993205071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3789" calcext:value-type="float">
            <text:p>23789</text:p>
          </table:table-cell>
          <table:table-cell table:formula="of:=[eventlog.P27]+[eventlog.T27]" office:value-type="float" office:value="281" calcext:value-type="float">
            <text:p>281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417585311051819" calcext:value-type="float">
            <text:p>0.417585311051819</text:p>
          </table:table-cell>
          <table:table-cell table:formula="of:=[.N27]/[.N$2]" office:value-type="float" office:value="0.0425242130750605" calcext:value-type="float">
            <text:p>0.042524213075061</text:p>
          </table:table-cell>
          <table:table-cell table:formula="of:=[.O2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567" calcext:value-type="float">
            <text:p>0.567</text:p>
          </table:table-cell>
          <table:table-cell table:formula="of:=[.B28]/[.B$2]" office:value-type="float" office:value="0.724137931034483" calcext:value-type="float">
            <text:p>0.724137931034483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23" calcext:value-type="float">
            <text:p>0.123</text:p>
          </table:table-cell>
          <table:table-cell table:formula="of:=[eventlog.H28]/1000" office:value-type="float" office:value="0.092" calcext:value-type="float">
            <text:p>0.092</text:p>
          </table:table-cell>
          <table:table-cell table:formula="of:=[eventlog.J28]" office:value-type="float" office:value="0.063000001013279" calcext:value-type="float">
            <text:p>0.063000001013279</text:p>
          </table:table-cell>
          <table:table-cell table:formula="of:=[eventlog.K28]" office:value-type="float" office:value="0.948249995708466" calcext:value-type="float">
            <text:p>0.948249995708466</text:p>
          </table:table-cell>
          <table:table-cell table:formula="of:=[eventlog.L28]" office:value-type="float" office:value="0.138750001788139" calcext:value-type="float">
            <text:p>0.138750001788139</text:p>
          </table:table-cell>
          <table:table-cell table:formula="of:=[eventlog.M28]" office:value-type="float" office:value="0.157749995589256" calcext:value-type="float">
            <text:p>0.15774999558925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21528" calcext:value-type="float">
            <text:p>21528</text:p>
          </table:table-cell>
          <table:table-cell table:formula="of:=[eventlog.P28]+[eventlog.T28]" office:value-type="float" office:value="217" calcext:value-type="float">
            <text:p>217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77896362870383" calcext:value-type="float">
            <text:p>0.377896362870383</text:p>
          </table:table-cell>
          <table:table-cell table:formula="of:=[.N28]/[.N$2]" office:value-type="float" office:value="0.0328389830508475" calcext:value-type="float">
            <text:p>0.032838983050848</text:p>
          </table:table-cell>
          <table:table-cell table:formula="of:=[.O2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567" calcext:value-type="float">
            <text:p>0.567</text:p>
          </table:table-cell>
          <table:table-cell table:formula="of:=[.B29]/[.B$2]" office:value-type="float" office:value="0.724137931034483" calcext:value-type="float">
            <text:p>0.724137931034483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23" calcext:value-type="float">
            <text:p>0.123</text:p>
          </table:table-cell>
          <table:table-cell table:formula="of:=[eventlog.H29]/1000" office:value-type="float" office:value="0.092" calcext:value-type="float">
            <text:p>0.092</text:p>
          </table:table-cell>
          <table:table-cell table:formula="of:=[eventlog.J29]" office:value-type="float" office:value="0.063000001013279" calcext:value-type="float">
            <text:p>0.063000001013279</text:p>
          </table:table-cell>
          <table:table-cell table:formula="of:=[eventlog.K29]" office:value-type="float" office:value="0.948249995708466" calcext:value-type="float">
            <text:p>0.948249995708466</text:p>
          </table:table-cell>
          <table:table-cell table:formula="of:=[eventlog.L29]" office:value-type="float" office:value="0.138750001788139" calcext:value-type="float">
            <text:p>0.138750001788139</text:p>
          </table:table-cell>
          <table:table-cell table:formula="of:=[eventlog.M29]" office:value-type="float" office:value="0.157749995589256" calcext:value-type="float">
            <text:p>0.15774999558925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21528" calcext:value-type="float">
            <text:p>21528</text:p>
          </table:table-cell>
          <table:table-cell table:formula="of:=[eventlog.P29]+[eventlog.T29]" office:value-type="float" office:value="217" calcext:value-type="float">
            <text:p>217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77896362870383" calcext:value-type="float">
            <text:p>0.377896362870383</text:p>
          </table:table-cell>
          <table:table-cell table:formula="of:=[.N29]/[.N$2]" office:value-type="float" office:value="0.0328389830508475" calcext:value-type="float">
            <text:p>0.032838983050848</text:p>
          </table:table-cell>
          <table:table-cell table:formula="of:=[.O2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545" calcext:value-type="float">
            <text:p>0.545</text:p>
          </table:table-cell>
          <table:table-cell table:formula="of:=[.B30]/[.B$2]" office:value-type="float" office:value="0.696040868454662" calcext:value-type="float">
            <text:p>0.696040868454662</text:p>
          </table:table-cell>
          <table:table-cell table:formula="of:=[eventlog.D30]/1000" office:value-type="float" office:value="0.027" calcext:value-type="float">
            <text:p>0.027</text:p>
          </table:table-cell>
          <table:table-cell table:formula="of:=[eventlog.F30]/1000" office:value-type="float" office:value="0.111" calcext:value-type="float">
            <text:p>0.111</text:p>
          </table:table-cell>
          <table:table-cell table:formula="of:=[eventlog.H30]/1000" office:value-type="float" office:value="0.087" calcext:value-type="float">
            <text:p>0.087</text:p>
          </table:table-cell>
          <table:table-cell table:formula="of:=[eventlog.J30]" office:value-type="float" office:value="0.0610000006854534" calcext:value-type="float">
            <text:p>0.061000000685453</text:p>
          </table:table-cell>
          <table:table-cell table:formula="of:=[eventlog.K30]" office:value-type="float" office:value="0.949999988079071" calcext:value-type="float">
            <text:p>0.949999988079071</text:p>
          </table:table-cell>
          <table:table-cell table:formula="of:=[eventlog.L30]" office:value-type="float" office:value="0.136749997735024" calcext:value-type="float">
            <text:p>0.136749997735024</text:p>
          </table:table-cell>
          <table:table-cell table:formula="of:=[eventlog.M30]" office:value-type="float" office:value="0.145999997854233" calcext:value-type="float">
            <text:p>0.145999997854233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9254" calcext:value-type="float">
            <text:p>19254</text:p>
          </table:table-cell>
          <table:table-cell table:formula="of:=[eventlog.P30]+[eventlog.T30]" office:value-type="float" office:value="138" calcext:value-type="float">
            <text:p>138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37979216402191" calcext:value-type="float">
            <text:p>0.337979216402191</text:p>
          </table:table-cell>
          <table:table-cell table:formula="of:=[.N30]/[.N$2]" office:value-type="float" office:value="0.0208837772397094" calcext:value-type="float">
            <text:p>0.02088377723971</text:p>
          </table:table-cell>
          <table:table-cell table:formula="of:=[.O3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545" calcext:value-type="float">
            <text:p>0.545</text:p>
          </table:table-cell>
          <table:table-cell table:formula="of:=[.B31]/[.B$2]" office:value-type="float" office:value="0.696040868454662" calcext:value-type="float">
            <text:p>0.696040868454662</text:p>
          </table:table-cell>
          <table:table-cell table:formula="of:=[eventlog.D31]/1000" office:value-type="float" office:value="0.027" calcext:value-type="float">
            <text:p>0.027</text:p>
          </table:table-cell>
          <table:table-cell table:formula="of:=[eventlog.F31]/1000" office:value-type="float" office:value="0.111" calcext:value-type="float">
            <text:p>0.111</text:p>
          </table:table-cell>
          <table:table-cell table:formula="of:=[eventlog.H31]/1000" office:value-type="float" office:value="0.087" calcext:value-type="float">
            <text:p>0.087</text:p>
          </table:table-cell>
          <table:table-cell table:formula="of:=[eventlog.J31]" office:value-type="float" office:value="0.0610000006854534" calcext:value-type="float">
            <text:p>0.061000000685453</text:p>
          </table:table-cell>
          <table:table-cell table:formula="of:=[eventlog.K31]" office:value-type="float" office:value="0.949999988079071" calcext:value-type="float">
            <text:p>0.949999988079071</text:p>
          </table:table-cell>
          <table:table-cell table:formula="of:=[eventlog.L31]" office:value-type="float" office:value="0.136749997735024" calcext:value-type="float">
            <text:p>0.136749997735024</text:p>
          </table:table-cell>
          <table:table-cell table:formula="of:=[eventlog.M31]" office:value-type="float" office:value="0.145999997854233" calcext:value-type="float">
            <text:p>0.145999997854233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9254" calcext:value-type="float">
            <text:p>19254</text:p>
          </table:table-cell>
          <table:table-cell table:formula="of:=[eventlog.P31]+[eventlog.T31]" office:value-type="float" office:value="138" calcext:value-type="float">
            <text:p>138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37979216402191" calcext:value-type="float">
            <text:p>0.337979216402191</text:p>
          </table:table-cell>
          <table:table-cell table:formula="of:=[.N31]/[.N$2]" office:value-type="float" office:value="0.0208837772397094" calcext:value-type="float">
            <text:p>0.02088377723971</text:p>
          </table:table-cell>
          <table:table-cell table:formula="of:=[.O3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511" calcext:value-type="float">
            <text:p>0.511</text:p>
          </table:table-cell>
          <table:table-cell table:formula="of:=[.B32]/[.B$2]" office:value-type="float" office:value="0.652618135376756" calcext:value-type="float">
            <text:p>0.652618135376756</text:p>
          </table:table-cell>
          <table:table-cell table:formula="of:=[eventlog.D32]/1000" office:value-type="float" office:value="0" calcext:value-type="float">
            <text:p>0</text:p>
          </table:table-cell>
          <table:table-cell table:formula="of:=[eventlog.F32]/1000" office:value-type="float" office:value="0.113" calcext:value-type="float">
            <text:p>0.113</text:p>
          </table:table-cell>
          <table:table-cell table:formula="of:=[eventlog.H32]/1000" office:value-type="float" office:value="0.084" calcext:value-type="float">
            <text:p>0.084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952000021934509" calcext:value-type="float">
            <text:p>0.952000021934509</text:p>
          </table:table-cell>
          <table:table-cell table:formula="of:=[eventlog.L32]" office:value-type="float" office:value="0.132499992847443" calcext:value-type="float">
            <text:p>0.132499992847443</text:p>
          </table:table-cell>
          <table:table-cell table:formula="of:=[eventlog.M32]" office:value-type="float" office:value="0.148499995470047" calcext:value-type="float">
            <text:p>0.148499995470047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7210" calcext:value-type="float">
            <text:p>17210</text:p>
          </table:table-cell>
          <table:table-cell table:formula="of:=[eventlog.P32]+[eventlog.T32]" office:value-type="float" office:value="97" calcext:value-type="float">
            <text:p>97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302099424238169" calcext:value-type="float">
            <text:p>0.302099424238169</text:p>
          </table:table-cell>
          <table:table-cell table:formula="of:=[.N32]/[.N$2]" office:value-type="float" office:value="0.0146791767554479" calcext:value-type="float">
            <text:p>0.014679176755448</text:p>
          </table:table-cell>
          <table:table-cell table:formula="of:=[.O3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511" calcext:value-type="float">
            <text:p>0.511</text:p>
          </table:table-cell>
          <table:table-cell table:formula="of:=[.B33]/[.B$2]" office:value-type="float" office:value="0.652618135376756" calcext:value-type="float">
            <text:p>0.652618135376756</text:p>
          </table:table-cell>
          <table:table-cell table:formula="of:=[eventlog.D33]/1000" office:value-type="float" office:value="0" calcext:value-type="float">
            <text:p>0</text:p>
          </table:table-cell>
          <table:table-cell table:formula="of:=[eventlog.F33]/1000" office:value-type="float" office:value="0.113" calcext:value-type="float">
            <text:p>0.113</text:p>
          </table:table-cell>
          <table:table-cell table:formula="of:=[eventlog.H33]/1000" office:value-type="float" office:value="0.084" calcext:value-type="float">
            <text:p>0.084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952000021934509" calcext:value-type="float">
            <text:p>0.952000021934509</text:p>
          </table:table-cell>
          <table:table-cell table:formula="of:=[eventlog.L33]" office:value-type="float" office:value="0.132499992847443" calcext:value-type="float">
            <text:p>0.132499992847443</text:p>
          </table:table-cell>
          <table:table-cell table:formula="of:=[eventlog.M33]" office:value-type="float" office:value="0.148499995470047" calcext:value-type="float">
            <text:p>0.148499995470047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7210" calcext:value-type="float">
            <text:p>17210</text:p>
          </table:table-cell>
          <table:table-cell table:formula="of:=[eventlog.P33]+[eventlog.T33]" office:value-type="float" office:value="97" calcext:value-type="float">
            <text:p>97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302099424238169" calcext:value-type="float">
            <text:p>0.302099424238169</text:p>
          </table:table-cell>
          <table:table-cell table:formula="of:=[.N33]/[.N$2]" office:value-type="float" office:value="0.0146791767554479" calcext:value-type="float">
            <text:p>0.014679176755448</text:p>
          </table:table-cell>
          <table:table-cell table:formula="of:=[.O3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487" calcext:value-type="float">
            <text:p>0.487</text:p>
          </table:table-cell>
          <table:table-cell table:formula="of:=[.B34]/[.B$2]" office:value-type="float" office:value="0.621966794380587" calcext:value-type="float">
            <text:p>0.62196679438058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101" calcext:value-type="float">
            <text:p>0.101</text:p>
          </table:table-cell>
          <table:table-cell table:formula="of:=[eventlog.H34]/1000" office:value-type="float" office:value="0.077" calcext:value-type="float">
            <text:p>0.077</text:p>
          </table:table-cell>
          <table:table-cell table:formula="of:=[eventlog.J34]" office:value-type="float" office:value="0.0599999986588955" calcext:value-type="float">
            <text:p>0.059999998658896</text:p>
          </table:table-cell>
          <table:table-cell table:formula="of:=[eventlog.K34]" office:value-type="float" office:value="0.956499993801117" calcext:value-type="float">
            <text:p>0.956499993801117</text:p>
          </table:table-cell>
          <table:table-cell table:formula="of:=[eventlog.L34]" office:value-type="float" office:value="0.123000003397465" calcext:value-type="float">
            <text:p>0.123000003397465</text:p>
          </table:table-cell>
          <table:table-cell table:formula="of:=[eventlog.M34]" office:value-type="float" office:value="0.143999993801117" calcext:value-type="float">
            <text:p>0.143999993801117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5302" calcext:value-type="float">
            <text:p>15302</text:p>
          </table:table-cell>
          <table:table-cell table:formula="of:=[eventlog.P34]+[eventlog.T34]" office:value-type="float" office:value="46" calcext:value-type="float">
            <text:p>46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68606937227917" calcext:value-type="float">
            <text:p>0.268606937227917</text:p>
          </table:table-cell>
          <table:table-cell table:formula="of:=[.N34]/[.N$2]" office:value-type="float" office:value="0.00696125907990315" calcext:value-type="float">
            <text:p>0.006961259079903</text:p>
          </table:table-cell>
          <table:table-cell table:formula="of:=[.O3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487" calcext:value-type="float">
            <text:p>0.487</text:p>
          </table:table-cell>
          <table:table-cell table:formula="of:=[.B35]/[.B$2]" office:value-type="float" office:value="0.621966794380587" calcext:value-type="float">
            <text:p>0.62196679438058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101" calcext:value-type="float">
            <text:p>0.101</text:p>
          </table:table-cell>
          <table:table-cell table:formula="of:=[eventlog.H35]/1000" office:value-type="float" office:value="0.077" calcext:value-type="float">
            <text:p>0.077</text:p>
          </table:table-cell>
          <table:table-cell table:formula="of:=[eventlog.J35]" office:value-type="float" office:value="0.0599999986588955" calcext:value-type="float">
            <text:p>0.059999998658896</text:p>
          </table:table-cell>
          <table:table-cell table:formula="of:=[eventlog.K35]" office:value-type="float" office:value="0.956499993801117" calcext:value-type="float">
            <text:p>0.956499993801117</text:p>
          </table:table-cell>
          <table:table-cell table:formula="of:=[eventlog.L35]" office:value-type="float" office:value="0.123000003397465" calcext:value-type="float">
            <text:p>0.123000003397465</text:p>
          </table:table-cell>
          <table:table-cell table:formula="of:=[eventlog.M35]" office:value-type="float" office:value="0.143999993801117" calcext:value-type="float">
            <text:p>0.143999993801117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5302" calcext:value-type="float">
            <text:p>15302</text:p>
          </table:table-cell>
          <table:table-cell table:formula="of:=[eventlog.P35]+[eventlog.T35]" office:value-type="float" office:value="46" calcext:value-type="float">
            <text:p>46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68606937227917" calcext:value-type="float">
            <text:p>0.268606937227917</text:p>
          </table:table-cell>
          <table:table-cell table:formula="of:=[.N35]/[.N$2]" office:value-type="float" office:value="0.00696125907990315" calcext:value-type="float">
            <text:p>0.006961259079903</text:p>
          </table:table-cell>
          <table:table-cell table:formula="of:=[.O3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34" calcext:value-type="float">
            <text:p>0.434</text:p>
          </table:table-cell>
          <table:table-cell table:formula="of:=[.B36]/[.B$2]" office:value-type="float" office:value="0.554278416347382" calcext:value-type="float">
            <text:p>0.55427841634738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92" calcext:value-type="float">
            <text:p>0.092</text:p>
          </table:table-cell>
          <table:table-cell table:formula="of:=[eventlog.H36]/1000" office:value-type="float" office:value="0.075" calcext:value-type="float">
            <text:p>0.075</text:p>
          </table:table-cell>
          <table:table-cell table:formula="of:=[eventlog.J36]" office:value-type="float" office:value="0.0599999986588955" calcext:value-type="float">
            <text:p>0.059999998658896</text:p>
          </table:table-cell>
          <table:table-cell table:formula="of:=[eventlog.K36]" office:value-type="float" office:value="0.958000004291534" calcext:value-type="float">
            <text:p>0.958000004291534</text:p>
          </table:table-cell>
          <table:table-cell table:formula="of:=[eventlog.L36]" office:value-type="float" office:value="0.123999997973442" calcext:value-type="float">
            <text:p>0.123999997973442</text:p>
          </table:table-cell>
          <table:table-cell table:formula="of:=[eventlog.M36]" office:value-type="float" office:value="0.133249998092651" calcext:value-type="float">
            <text:p>0.13324999809265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3381" calcext:value-type="float">
            <text:p>13381</text:p>
          </table:table-cell>
          <table:table-cell table:formula="of:=[eventlog.P36]+[eventlog.T36]" office:value-type="float" office:value="34" calcext:value-type="float">
            <text:p>34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34886251930909" calcext:value-type="float">
            <text:p>0.234886251930909</text:p>
          </table:table-cell>
          <table:table-cell table:formula="of:=[.N36]/[.N$2]" office:value-type="float" office:value="0.0051452784503632" calcext:value-type="float">
            <text:p>0.005145278450363</text:p>
          </table:table-cell>
          <table:table-cell table:formula="of:=[.O3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34" calcext:value-type="float">
            <text:p>0.434</text:p>
          </table:table-cell>
          <table:table-cell table:formula="of:=[.B37]/[.B$2]" office:value-type="float" office:value="0.554278416347382" calcext:value-type="float">
            <text:p>0.55427841634738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92" calcext:value-type="float">
            <text:p>0.092</text:p>
          </table:table-cell>
          <table:table-cell table:formula="of:=[eventlog.H37]/1000" office:value-type="float" office:value="0.075" calcext:value-type="float">
            <text:p>0.075</text:p>
          </table:table-cell>
          <table:table-cell table:formula="of:=[eventlog.J37]" office:value-type="float" office:value="0.0599999986588955" calcext:value-type="float">
            <text:p>0.059999998658896</text:p>
          </table:table-cell>
          <table:table-cell table:formula="of:=[eventlog.K37]" office:value-type="float" office:value="0.958000004291534" calcext:value-type="float">
            <text:p>0.958000004291534</text:p>
          </table:table-cell>
          <table:table-cell table:formula="of:=[eventlog.L37]" office:value-type="float" office:value="0.123999997973442" calcext:value-type="float">
            <text:p>0.123999997973442</text:p>
          </table:table-cell>
          <table:table-cell table:formula="of:=[eventlog.M37]" office:value-type="float" office:value="0.133249998092651" calcext:value-type="float">
            <text:p>0.13324999809265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3381" calcext:value-type="float">
            <text:p>13381</text:p>
          </table:table-cell>
          <table:table-cell table:formula="of:=[eventlog.P37]+[eventlog.T37]" office:value-type="float" office:value="34" calcext:value-type="float">
            <text:p>34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34886251930909" calcext:value-type="float">
            <text:p>0.234886251930909</text:p>
          </table:table-cell>
          <table:table-cell table:formula="of:=[.N37]/[.N$2]" office:value-type="float" office:value="0.0051452784503632" calcext:value-type="float">
            <text:p>0.005145278450363</text:p>
          </table:table-cell>
          <table:table-cell table:formula="of:=[.O3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22" calcext:value-type="float">
            <text:p>0.422</text:p>
          </table:table-cell>
          <table:table-cell table:formula="of:=[.B38]/[.B$2]" office:value-type="float" office:value="0.538952745849298" calcext:value-type="float">
            <text:p>0.538952745849298</text:p>
          </table:table-cell>
          <table:table-cell table:formula="of:=[eventlog.D38]/1000" office:value-type="float" office:value="0.021" calcext:value-type="float">
            <text:p>0.021</text:p>
          </table:table-cell>
          <table:table-cell table:formula="of:=[eventlog.F38]/1000" office:value-type="float" office:value="0.089" calcext:value-type="float">
            <text:p>0.089</text:p>
          </table:table-cell>
          <table:table-cell table:formula="of:=[eventlog.H38]/1000" office:value-type="float" office:value="0.071" calcext:value-type="float">
            <text:p>0.071</text:p>
          </table:table-cell>
          <table:table-cell table:formula="of:=[eventlog.J38]" office:value-type="float" office:value="0.0607500001788139" calcext:value-type="float">
            <text:p>0.060750000178814</text:p>
          </table:table-cell>
          <table:table-cell table:formula="of:=[eventlog.K38]" office:value-type="float" office:value="0.959500014781952" calcext:value-type="float">
            <text:p>0.959500014781952</text:p>
          </table:table-cell>
          <table:table-cell table:formula="of:=[eventlog.L38]" office:value-type="float" office:value="0.118500001728535" calcext:value-type="float">
            <text:p>0.118500001728535</text:p>
          </table:table-cell>
          <table:table-cell table:formula="of:=[eventlog.M38]" office:value-type="float" office:value="0.123750001192093" calcext:value-type="float">
            <text:p>0.12375000119209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1696" calcext:value-type="float">
            <text:p>11696</text:p>
          </table:table-cell>
          <table:table-cell table:formula="of:=[eventlog.P38]+[eventlog.T38]" office:value-type="float" office:value="10" calcext:value-type="float">
            <text:p>1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205308243224266" calcext:value-type="float">
            <text:p>0.205308243224266</text:p>
          </table:table-cell>
          <table:table-cell table:formula="of:=[.N38]/[.N$2]" office:value-type="float" office:value="0.00151331719128329" calcext:value-type="float">
            <text:p>0.001513317191283</text:p>
          </table:table-cell>
          <table:table-cell table:formula="of:=[.O3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22" calcext:value-type="float">
            <text:p>0.422</text:p>
          </table:table-cell>
          <table:table-cell table:formula="of:=[.B39]/[.B$2]" office:value-type="float" office:value="0.538952745849298" calcext:value-type="float">
            <text:p>0.538952745849298</text:p>
          </table:table-cell>
          <table:table-cell table:formula="of:=[eventlog.D39]/1000" office:value-type="float" office:value="0.021" calcext:value-type="float">
            <text:p>0.021</text:p>
          </table:table-cell>
          <table:table-cell table:formula="of:=[eventlog.F39]/1000" office:value-type="float" office:value="0.089" calcext:value-type="float">
            <text:p>0.089</text:p>
          </table:table-cell>
          <table:table-cell table:formula="of:=[eventlog.H39]/1000" office:value-type="float" office:value="0.071" calcext:value-type="float">
            <text:p>0.071</text:p>
          </table:table-cell>
          <table:table-cell table:formula="of:=[eventlog.J39]" office:value-type="float" office:value="0.0607500001788139" calcext:value-type="float">
            <text:p>0.060750000178814</text:p>
          </table:table-cell>
          <table:table-cell table:formula="of:=[eventlog.K39]" office:value-type="float" office:value="0.959500014781952" calcext:value-type="float">
            <text:p>0.959500014781952</text:p>
          </table:table-cell>
          <table:table-cell table:formula="of:=[eventlog.L39]" office:value-type="float" office:value="0.118500001728535" calcext:value-type="float">
            <text:p>0.118500001728535</text:p>
          </table:table-cell>
          <table:table-cell table:formula="of:=[eventlog.M39]" office:value-type="float" office:value="0.123750001192093" calcext:value-type="float">
            <text:p>0.12375000119209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1696" calcext:value-type="float">
            <text:p>11696</text:p>
          </table:table-cell>
          <table:table-cell table:formula="of:=[eventlog.P39]+[eventlog.T39]" office:value-type="float" office:value="10" calcext:value-type="float">
            <text:p>1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205308243224266" calcext:value-type="float">
            <text:p>0.205308243224266</text:p>
          </table:table-cell>
          <table:table-cell table:formula="of:=[.N39]/[.N$2]" office:value-type="float" office:value="0.00151331719128329" calcext:value-type="float">
            <text:p>0.001513317191283</text:p>
          </table:table-cell>
          <table:table-cell table:formula="of:=[.O3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391" calcext:value-type="float">
            <text:p>0.391</text:p>
          </table:table-cell>
          <table:table-cell table:formula="of:=[.B40]/[.B$2]" office:value-type="float" office:value="0.499361430395913" calcext:value-type="float">
            <text:p>0.499361430395913</text:p>
          </table:table-cell>
          <table:table-cell table:formula="of:=[eventlog.D40]/1000" office:value-type="float" office:value="0.017" calcext:value-type="float">
            <text:p>0.017</text:p>
          </table:table-cell>
          <table:table-cell table:formula="of:=[eventlog.F40]/1000" office:value-type="float" office:value="0.081" calcext:value-type="float">
            <text:p>0.081</text:p>
          </table:table-cell>
          <table:table-cell table:formula="of:=[eventlog.H40]/1000" office:value-type="float" office:value="0.058" calcext:value-type="float">
            <text:p>0.058</text:p>
          </table:table-cell>
          <table:table-cell table:formula="of:=[eventlog.J40]" office:value-type="float" office:value="0.0542499981820583" calcext:value-type="float">
            <text:p>0.054249998182058</text:p>
          </table:table-cell>
          <table:table-cell table:formula="of:=[eventlog.K40]" office:value-type="float" office:value="0.96450001001358" calcext:value-type="float">
            <text:p>0.96450001001358</text:p>
          </table:table-cell>
          <table:table-cell table:formula="of:=[eventlog.L40]" office:value-type="float" office:value="0.108499996364117" calcext:value-type="float">
            <text:p>0.108499996364117</text:p>
          </table:table-cell>
          <table:table-cell table:formula="of:=[eventlog.M40]" office:value-type="float" office:value="0.128749996423721" calcext:value-type="float">
            <text:p>0.128749996423721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10131" calcext:value-type="float">
            <text:p>10131</text:p>
          </table:table-cell>
          <table:table-cell table:formula="of:=[eventlog.P40]+[eventlog.T40]" office:value-type="float" office:value="4" calcext:value-type="float">
            <text:p>4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77836680241539" calcext:value-type="float">
            <text:p>0.177836680241539</text:p>
          </table:table-cell>
          <table:table-cell table:formula="of:=[.N40]/[.N$2]" office:value-type="float" office:value="0.000605326876513317" calcext:value-type="float">
            <text:p>0.000605326876513</text:p>
          </table:table-cell>
          <table:table-cell table:formula="of:=[.O4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391" calcext:value-type="float">
            <text:p>0.391</text:p>
          </table:table-cell>
          <table:table-cell table:formula="of:=[.B41]/[.B$2]" office:value-type="float" office:value="0.499361430395913" calcext:value-type="float">
            <text:p>0.499361430395913</text:p>
          </table:table-cell>
          <table:table-cell table:formula="of:=[eventlog.D41]/1000" office:value-type="float" office:value="0.017" calcext:value-type="float">
            <text:p>0.017</text:p>
          </table:table-cell>
          <table:table-cell table:formula="of:=[eventlog.F41]/1000" office:value-type="float" office:value="0.081" calcext:value-type="float">
            <text:p>0.081</text:p>
          </table:table-cell>
          <table:table-cell table:formula="of:=[eventlog.H41]/1000" office:value-type="float" office:value="0.058" calcext:value-type="float">
            <text:p>0.058</text:p>
          </table:table-cell>
          <table:table-cell table:formula="of:=[eventlog.J41]" office:value-type="float" office:value="0.0542499981820583" calcext:value-type="float">
            <text:p>0.054249998182058</text:p>
          </table:table-cell>
          <table:table-cell table:formula="of:=[eventlog.K41]" office:value-type="float" office:value="0.96450001001358" calcext:value-type="float">
            <text:p>0.96450001001358</text:p>
          </table:table-cell>
          <table:table-cell table:formula="of:=[eventlog.L41]" office:value-type="float" office:value="0.108499996364117" calcext:value-type="float">
            <text:p>0.108499996364117</text:p>
          </table:table-cell>
          <table:table-cell table:formula="of:=[eventlog.M41]" office:value-type="float" office:value="0.128749996423721" calcext:value-type="float">
            <text:p>0.128749996423721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10131" calcext:value-type="float">
            <text:p>10131</text:p>
          </table:table-cell>
          <table:table-cell table:formula="of:=[eventlog.P41]+[eventlog.T41]" office:value-type="float" office:value="4" calcext:value-type="float">
            <text:p>4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77836680241539" calcext:value-type="float">
            <text:p>0.177836680241539</text:p>
          </table:table-cell>
          <table:table-cell table:formula="of:=[.N41]/[.N$2]" office:value-type="float" office:value="0.000605326876513317" calcext:value-type="float">
            <text:p>0.000605326876513</text:p>
          </table:table-cell>
          <table:table-cell table:formula="of:=[.O4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35" calcext:value-type="float">
            <text:p>0.335</text:p>
          </table:table-cell>
          <table:table-cell table:formula="of:=[.B42]/[.B$2]" office:value-type="float" office:value="0.427841634738186" calcext:value-type="float">
            <text:p>0.427841634738186</text:p>
          </table:table-cell>
          <table:table-cell table:formula="of:=[eventlog.D42]/1000" office:value-type="float" office:value="0" calcext:value-type="float">
            <text:p>0</text:p>
          </table:table-cell>
          <table:table-cell table:formula="of:=[eventlog.F42]/1000" office:value-type="float" office:value="0.075" calcext:value-type="float">
            <text:p>0.075</text:p>
          </table:table-cell>
          <table:table-cell table:formula="of:=[eventlog.H42]/1000" office:value-type="float" office:value="0.052" calcext:value-type="float">
            <text:p>0.052</text:p>
          </table:table-cell>
          <table:table-cell table:formula="of:=[eventlog.J42]" office:value-type="float" office:value="0.0604999996721745" calcext:value-type="float">
            <text:p>0.060499999672175</text:p>
          </table:table-cell>
          <table:table-cell table:formula="of:=[eventlog.K42]" office:value-type="float" office:value="0.966250002384186" calcext:value-type="float">
            <text:p>0.966250002384186</text:p>
          </table:table-cell>
          <table:table-cell table:formula="of:=[eventlog.L42]" office:value-type="float" office:value="0.104999996721745" calcext:value-type="float">
            <text:p>0.104999996721745</text:p>
          </table:table-cell>
          <table:table-cell table:formula="of:=[eventlog.M42]" office:value-type="float" office:value="0.109750002622604" calcext:value-type="float">
            <text:p>0.109750002622604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8556" calcext:value-type="float">
            <text:p>8556</text:p>
          </table:table-cell>
          <table:table-cell table:formula="of:=[eventlog.P42]+[eventlog.T42]" office:value-type="float" office:value="3" calcext:value-type="float">
            <text:p>3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50189580115152" calcext:value-type="float">
            <text:p>0.150189580115152</text:p>
          </table:table-cell>
          <table:table-cell table:formula="of:=[.N42]/[.N$2]" office:value-type="float" office:value="0.000453995157384988" calcext:value-type="float">
            <text:p>0.000453995157385</text:p>
          </table:table-cell>
          <table:table-cell table:formula="of:=[.O4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35" calcext:value-type="float">
            <text:p>0.335</text:p>
          </table:table-cell>
          <table:table-cell table:formula="of:=[.B43]/[.B$2]" office:value-type="float" office:value="0.427841634738186" calcext:value-type="float">
            <text:p>0.427841634738186</text:p>
          </table:table-cell>
          <table:table-cell table:formula="of:=[eventlog.D43]/1000" office:value-type="float" office:value="0" calcext:value-type="float">
            <text:p>0</text:p>
          </table:table-cell>
          <table:table-cell table:formula="of:=[eventlog.F43]/1000" office:value-type="float" office:value="0.075" calcext:value-type="float">
            <text:p>0.075</text:p>
          </table:table-cell>
          <table:table-cell table:formula="of:=[eventlog.H43]/1000" office:value-type="float" office:value="0.052" calcext:value-type="float">
            <text:p>0.052</text:p>
          </table:table-cell>
          <table:table-cell table:formula="of:=[eventlog.J43]" office:value-type="float" office:value="0.0604999996721745" calcext:value-type="float">
            <text:p>0.060499999672175</text:p>
          </table:table-cell>
          <table:table-cell table:formula="of:=[eventlog.K43]" office:value-type="float" office:value="0.966250002384186" calcext:value-type="float">
            <text:p>0.966250002384186</text:p>
          </table:table-cell>
          <table:table-cell table:formula="of:=[eventlog.L43]" office:value-type="float" office:value="0.104999996721745" calcext:value-type="float">
            <text:p>0.104999996721745</text:p>
          </table:table-cell>
          <table:table-cell table:formula="of:=[eventlog.M43]" office:value-type="float" office:value="0.109750002622604" calcext:value-type="float">
            <text:p>0.109750002622604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8556" calcext:value-type="float">
            <text:p>8556</text:p>
          </table:table-cell>
          <table:table-cell table:formula="of:=[eventlog.P43]+[eventlog.T43]" office:value-type="float" office:value="3" calcext:value-type="float">
            <text:p>3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50189580115152" calcext:value-type="float">
            <text:p>0.150189580115152</text:p>
          </table:table-cell>
          <table:table-cell table:formula="of:=[.N43]/[.N$2]" office:value-type="float" office:value="0.000453995157384988" calcext:value-type="float">
            <text:p>0.000453995157385</text:p>
          </table:table-cell>
          <table:table-cell table:formula="of:=[.O4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14" calcext:value-type="float">
            <text:p>0.314</text:p>
          </table:table-cell>
          <table:table-cell table:formula="of:=[.B44]/[.B$2]" office:value-type="float" office:value="0.401021711366539" calcext:value-type="float">
            <text:p>0.401021711366539</text:p>
          </table:table-cell>
          <table:table-cell table:formula="of:=[eventlog.D44]/1000" office:value-type="float" office:value="0.011" calcext:value-type="float">
            <text:p>0.011</text:p>
          </table:table-cell>
          <table:table-cell table:formula="of:=[eventlog.F44]/1000" office:value-type="float" office:value="0.071" calcext:value-type="float">
            <text:p>0.071</text:p>
          </table:table-cell>
          <table:table-cell table:formula="of:=[eventlog.H44]/1000" office:value-type="float" office:value="0.048" calcext:value-type="float">
            <text:p>0.048</text:p>
          </table:table-cell>
          <table:table-cell table:formula="of:=[eventlog.J44]" office:value-type="float" office:value="0.0769999995827675" calcext:value-type="float">
            <text:p>0.076999999582768</text:p>
          </table:table-cell>
          <table:table-cell table:formula="of:=[eventlog.K44]" office:value-type="float" office:value="0.96749997138977" calcext:value-type="float">
            <text:p>0.96749997138977</text:p>
          </table:table-cell>
          <table:table-cell table:formula="of:=[eventlog.L44]" office:value-type="float" office:value="0.106499999761581" calcext:value-type="float">
            <text:p>0.106499999761581</text:p>
          </table:table-cell>
          <table:table-cell table:formula="of:=[eventlog.M44]" office:value-type="float" office:value="0.117499999701977" calcext:value-type="float">
            <text:p>0.11749999970197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7234" calcext:value-type="float">
            <text:p>7234</text:p>
          </table:table-cell>
          <table:table-cell table:formula="of:=[eventlog.P44]+[eventlog.T44]" office:value-type="float" office:value="3" calcext:value-type="float">
            <text:p>3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26983569723353" calcext:value-type="float">
            <text:p>0.126983569723353</text:p>
          </table:table-cell>
          <table:table-cell table:formula="of:=[.N44]/[.N$2]" office:value-type="float" office:value="0.000453995157384988" calcext:value-type="float">
            <text:p>0.000453995157385</text:p>
          </table:table-cell>
          <table:table-cell table:formula="of:=[.O4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14" calcext:value-type="float">
            <text:p>0.314</text:p>
          </table:table-cell>
          <table:table-cell table:formula="of:=[.B45]/[.B$2]" office:value-type="float" office:value="0.401021711366539" calcext:value-type="float">
            <text:p>0.401021711366539</text:p>
          </table:table-cell>
          <table:table-cell table:formula="of:=[eventlog.D45]/1000" office:value-type="float" office:value="0.011" calcext:value-type="float">
            <text:p>0.011</text:p>
          </table:table-cell>
          <table:table-cell table:formula="of:=[eventlog.F45]/1000" office:value-type="float" office:value="0.071" calcext:value-type="float">
            <text:p>0.071</text:p>
          </table:table-cell>
          <table:table-cell table:formula="of:=[eventlog.H45]/1000" office:value-type="float" office:value="0.048" calcext:value-type="float">
            <text:p>0.048</text:p>
          </table:table-cell>
          <table:table-cell table:formula="of:=[eventlog.J45]" office:value-type="float" office:value="0.0769999995827675" calcext:value-type="float">
            <text:p>0.076999999582768</text:p>
          </table:table-cell>
          <table:table-cell table:formula="of:=[eventlog.K45]" office:value-type="float" office:value="0.96749997138977" calcext:value-type="float">
            <text:p>0.96749997138977</text:p>
          </table:table-cell>
          <table:table-cell table:formula="of:=[eventlog.L45]" office:value-type="float" office:value="0.106499999761581" calcext:value-type="float">
            <text:p>0.106499999761581</text:p>
          </table:table-cell>
          <table:table-cell table:formula="of:=[eventlog.M45]" office:value-type="float" office:value="0.117499999701977" calcext:value-type="float">
            <text:p>0.11749999970197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7234" calcext:value-type="float">
            <text:p>7234</text:p>
          </table:table-cell>
          <table:table-cell table:formula="of:=[eventlog.P45]+[eventlog.T45]" office:value-type="float" office:value="3" calcext:value-type="float">
            <text:p>3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26983569723353" calcext:value-type="float">
            <text:p>0.126983569723353</text:p>
          </table:table-cell>
          <table:table-cell table:formula="of:=[.N45]/[.N$2]" office:value-type="float" office:value="0.000453995157384988" calcext:value-type="float">
            <text:p>0.000453995157385</text:p>
          </table:table-cell>
          <table:table-cell table:formula="of:=[.O4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286" calcext:value-type="float">
            <text:p>0.286</text:p>
          </table:table-cell>
          <table:table-cell table:formula="of:=[.B46]/[.B$2]" office:value-type="float" office:value="0.365261813537676" calcext:value-type="float">
            <text:p>0.365261813537676</text:p>
          </table:table-cell>
          <table:table-cell table:formula="of:=[eventlog.D46]/1000" office:value-type="float" office:value="0.011" calcext:value-type="float">
            <text:p>0.011</text:p>
          </table:table-cell>
          <table:table-cell table:formula="of:=[eventlog.F46]/1000" office:value-type="float" office:value="0.054" calcext:value-type="float">
            <text:p>0.054</text:p>
          </table:table-cell>
          <table:table-cell table:formula="of:=[eventlog.H46]/1000" office:value-type="float" office:value="0.037" calcext:value-type="float">
            <text:p>0.037</text:p>
          </table:table-cell>
          <table:table-cell table:formula="of:=[eventlog.J46]" office:value-type="float" office:value="0.0522500015795231" calcext:value-type="float">
            <text:p>0.052250001579523</text:p>
          </table:table-cell>
          <table:table-cell table:formula="of:=[eventlog.K46]" office:value-type="float" office:value="0.97299998998642" calcext:value-type="float">
            <text:p>0.97299998998642</text:p>
          </table:table-cell>
          <table:table-cell table:formula="of:=[eventlog.L46]" office:value-type="float" office:value="0.0879999995231628" calcext:value-type="float">
            <text:p>0.087999999523163</text:p>
          </table:table-cell>
          <table:table-cell table:formula="of:=[eventlog.M46]" office:value-type="float" office:value="0.0962499976158142" calcext:value-type="float">
            <text:p>0.096249997615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6054" calcext:value-type="float">
            <text:p>6054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106270186771521" calcext:value-type="float">
            <text:p>0.106270186771521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286" calcext:value-type="float">
            <text:p>0.286</text:p>
          </table:table-cell>
          <table:table-cell table:formula="of:=[.B47]/[.B$2]" office:value-type="float" office:value="0.365261813537676" calcext:value-type="float">
            <text:p>0.365261813537676</text:p>
          </table:table-cell>
          <table:table-cell table:formula="of:=[eventlog.D47]/1000" office:value-type="float" office:value="0.011" calcext:value-type="float">
            <text:p>0.011</text:p>
          </table:table-cell>
          <table:table-cell table:formula="of:=[eventlog.F47]/1000" office:value-type="float" office:value="0.054" calcext:value-type="float">
            <text:p>0.054</text:p>
          </table:table-cell>
          <table:table-cell table:formula="of:=[eventlog.H47]/1000" office:value-type="float" office:value="0.037" calcext:value-type="float">
            <text:p>0.037</text:p>
          </table:table-cell>
          <table:table-cell table:formula="of:=[eventlog.J47]" office:value-type="float" office:value="0.0522500015795231" calcext:value-type="float">
            <text:p>0.052250001579523</text:p>
          </table:table-cell>
          <table:table-cell table:formula="of:=[eventlog.K47]" office:value-type="float" office:value="0.97299998998642" calcext:value-type="float">
            <text:p>0.97299998998642</text:p>
          </table:table-cell>
          <table:table-cell table:formula="of:=[eventlog.L47]" office:value-type="float" office:value="0.0879999995231628" calcext:value-type="float">
            <text:p>0.087999999523163</text:p>
          </table:table-cell>
          <table:table-cell table:formula="of:=[eventlog.M47]" office:value-type="float" office:value="0.0962499976158142" calcext:value-type="float">
            <text:p>0.096249997615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6054" calcext:value-type="float">
            <text:p>6054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106270186771521" calcext:value-type="float">
            <text:p>0.106270186771521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15" calcext:value-type="float">
            <text:p>0.215</text:p>
          </table:table-cell>
          <table:table-cell table:formula="of:=[.B48]/[.B$2]" office:value-type="float" office:value="0.274584929757344" calcext:value-type="float">
            <text:p>0.274584929757344</text:p>
          </table:table-cell>
          <table:table-cell table:formula="of:=[eventlog.D48]/1000" office:value-type="float" office:value="0.01" calcext:value-type="float">
            <text:p>0.01</text:p>
          </table:table-cell>
          <table:table-cell table:formula="of:=[eventlog.F48]/1000" office:value-type="float" office:value="0.047" calcext:value-type="float">
            <text:p>0.047</text:p>
          </table:table-cell>
          <table:table-cell table:formula="of:=[eventlog.H48]/1000" office:value-type="float" office:value="0.033" calcext:value-type="float">
            <text:p>0.033</text:p>
          </table:table-cell>
          <table:table-cell table:formula="of:=[eventlog.J48]" office:value-type="float" office:value="0.0532499998807907" calcext:value-type="float">
            <text:p>0.053249999880791</text:p>
          </table:table-cell>
          <table:table-cell table:formula="of:=[eventlog.K48]" office:value-type="float" office:value="0.975250005722046" calcext:value-type="float">
            <text:p>0.975250005722046</text:p>
          </table:table-cell>
          <table:table-cell table:formula="of:=[eventlog.L48]" office:value-type="float" office:value="0.0930000022053719" calcext:value-type="float">
            <text:p>0.093000002205372</text:p>
          </table:table-cell>
          <table:table-cell table:formula="of:=[eventlog.M48]" office:value-type="float" office:value="0.0949999988079071" calcext:value-type="float">
            <text:p>0.094999998807907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4871" calcext:value-type="float">
            <text:p>4871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855041426765904" calcext:value-type="float">
            <text:p>0.0855041426765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15" calcext:value-type="float">
            <text:p>0.215</text:p>
          </table:table-cell>
          <table:table-cell table:formula="of:=[.B49]/[.B$2]" office:value-type="float" office:value="0.274584929757344" calcext:value-type="float">
            <text:p>0.274584929757344</text:p>
          </table:table-cell>
          <table:table-cell table:formula="of:=[eventlog.D49]/1000" office:value-type="float" office:value="0.01" calcext:value-type="float">
            <text:p>0.01</text:p>
          </table:table-cell>
          <table:table-cell table:formula="of:=[eventlog.F49]/1000" office:value-type="float" office:value="0.047" calcext:value-type="float">
            <text:p>0.047</text:p>
          </table:table-cell>
          <table:table-cell table:formula="of:=[eventlog.H49]/1000" office:value-type="float" office:value="0.033" calcext:value-type="float">
            <text:p>0.033</text:p>
          </table:table-cell>
          <table:table-cell table:formula="of:=[eventlog.J49]" office:value-type="float" office:value="0.0532499998807907" calcext:value-type="float">
            <text:p>0.053249999880791</text:p>
          </table:table-cell>
          <table:table-cell table:formula="of:=[eventlog.K49]" office:value-type="float" office:value="0.975250005722046" calcext:value-type="float">
            <text:p>0.975250005722046</text:p>
          </table:table-cell>
          <table:table-cell table:formula="of:=[eventlog.L49]" office:value-type="float" office:value="0.0930000022053719" calcext:value-type="float">
            <text:p>0.093000002205372</text:p>
          </table:table-cell>
          <table:table-cell table:formula="of:=[eventlog.M49]" office:value-type="float" office:value="0.0949999988079071" calcext:value-type="float">
            <text:p>0.094999998807907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4871" calcext:value-type="float">
            <text:p>4871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855041426765904" calcext:value-type="float">
            <text:p>0.0855041426765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" calcext:value-type="float">
            <text:p>0.2</text:p>
          </table:table-cell>
          <table:table-cell table:formula="of:=[.B50]/[.B$2]" office:value-type="float" office:value="0.255427841634738" calcext:value-type="float">
            <text:p>0.255427841634738</text:p>
          </table:table-cell>
          <table:table-cell table:formula="of:=[eventlog.D50]/1000" office:value-type="float" office:value="0.009" calcext:value-type="float">
            <text:p>0.009</text:p>
          </table:table-cell>
          <table:table-cell table:formula="of:=[eventlog.F50]/1000" office:value-type="float" office:value="0.044" calcext:value-type="float">
            <text:p>0.044</text:p>
          </table:table-cell>
          <table:table-cell table:formula="of:=[eventlog.H50]/1000" office:value-type="float" office:value="0.032" calcext:value-type="float">
            <text:p>0.032</text:p>
          </table:table-cell>
          <table:table-cell table:formula="of:=[eventlog.J50]" office:value-type="float" office:value="0.0509999990463257" calcext:value-type="float">
            <text:p>0.050999999046326</text:p>
          </table:table-cell>
          <table:table-cell table:formula="of:=[eventlog.K50]" office:value-type="float" office:value="0.976499974727631" calcext:value-type="float">
            <text:p>0.976499974727631</text:p>
          </table:table-cell>
          <table:table-cell table:formula="of:=[eventlog.L50]" office:value-type="float" office:value="0.0844999998807907" calcext:value-type="float">
            <text:p>0.084499999880791</text:p>
          </table:table-cell>
          <table:table-cell table:formula="of:=[eventlog.M50]" office:value-type="float" office:value="0.0917500033974648" calcext:value-type="float">
            <text:p>0.091750003397465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941" calcext:value-type="float">
            <text:p>3941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691791883162477" calcext:value-type="float">
            <text:p>0.069179188316248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" calcext:value-type="float">
            <text:p>0.2</text:p>
          </table:table-cell>
          <table:table-cell table:formula="of:=[.B51]/[.B$2]" office:value-type="float" office:value="0.255427841634738" calcext:value-type="float">
            <text:p>0.255427841634738</text:p>
          </table:table-cell>
          <table:table-cell table:formula="of:=[eventlog.D51]/1000" office:value-type="float" office:value="0.009" calcext:value-type="float">
            <text:p>0.009</text:p>
          </table:table-cell>
          <table:table-cell table:formula="of:=[eventlog.F51]/1000" office:value-type="float" office:value="0.044" calcext:value-type="float">
            <text:p>0.044</text:p>
          </table:table-cell>
          <table:table-cell table:formula="of:=[eventlog.H51]/1000" office:value-type="float" office:value="0.032" calcext:value-type="float">
            <text:p>0.032</text:p>
          </table:table-cell>
          <table:table-cell table:formula="of:=[eventlog.J51]" office:value-type="float" office:value="0.0509999990463257" calcext:value-type="float">
            <text:p>0.050999999046326</text:p>
          </table:table-cell>
          <table:table-cell table:formula="of:=[eventlog.K51]" office:value-type="float" office:value="0.976499974727631" calcext:value-type="float">
            <text:p>0.976499974727631</text:p>
          </table:table-cell>
          <table:table-cell table:formula="of:=[eventlog.L51]" office:value-type="float" office:value="0.0844999998807907" calcext:value-type="float">
            <text:p>0.084499999880791</text:p>
          </table:table-cell>
          <table:table-cell table:formula="of:=[eventlog.M51]" office:value-type="float" office:value="0.0917500033974648" calcext:value-type="float">
            <text:p>0.091750003397465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941" calcext:value-type="float">
            <text:p>3941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691791883162477" calcext:value-type="float">
            <text:p>0.069179188316248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81" calcext:value-type="float">
            <text:p>0.181</text:p>
          </table:table-cell>
          <table:table-cell table:formula="of:=[.B52]/[.B$2]" office:value-type="float" office:value="0.231162196679438" calcext:value-type="float">
            <text:p>0.231162196679438</text:p>
          </table:table-cell>
          <table:table-cell table:formula="of:=[eventlog.D52]/1000" office:value-type="float" office:value="0.007" calcext:value-type="float">
            <text:p>0.007</text:p>
          </table:table-cell>
          <table:table-cell table:formula="of:=[eventlog.F52]/1000" office:value-type="float" office:value="0.031" calcext:value-type="float">
            <text:p>0.031</text:p>
          </table:table-cell>
          <table:table-cell table:formula="of:=[eventlog.H52]/1000" office:value-type="float" office:value="0.023" calcext:value-type="float">
            <text:p>0.023</text:p>
          </table:table-cell>
          <table:table-cell table:formula="of:=[eventlog.J52]" office:value-type="float" office:value="0.0502500012516975" calcext:value-type="float">
            <text:p>0.050250001251698</text:p>
          </table:table-cell>
          <table:table-cell table:formula="of:=[eventlog.K52]" office:value-type="float" office:value="0.981000006198883" calcext:value-type="float">
            <text:p>0.981000006198883</text:p>
          </table:table-cell>
          <table:table-cell table:formula="of:=[eventlog.L52]" office:value-type="float" office:value="0.0742499977350235" calcext:value-type="float">
            <text:p>0.074249997735024</text:p>
          </table:table-cell>
          <table:table-cell table:formula="of:=[eventlog.M52]" office:value-type="float" office:value="0.0815000012516975" calcext:value-type="float">
            <text:p>0.081500001251698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3141" calcext:value-type="float">
            <text:p>3141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551362168234799" calcext:value-type="float">
            <text:p>0.05513621682348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81" calcext:value-type="float">
            <text:p>0.181</text:p>
          </table:table-cell>
          <table:table-cell table:formula="of:=[.B53]/[.B$2]" office:value-type="float" office:value="0.231162196679438" calcext:value-type="float">
            <text:p>0.231162196679438</text:p>
          </table:table-cell>
          <table:table-cell table:formula="of:=[eventlog.D53]/1000" office:value-type="float" office:value="0.007" calcext:value-type="float">
            <text:p>0.007</text:p>
          </table:table-cell>
          <table:table-cell table:formula="of:=[eventlog.F53]/1000" office:value-type="float" office:value="0.031" calcext:value-type="float">
            <text:p>0.031</text:p>
          </table:table-cell>
          <table:table-cell table:formula="of:=[eventlog.H53]/1000" office:value-type="float" office:value="0.023" calcext:value-type="float">
            <text:p>0.023</text:p>
          </table:table-cell>
          <table:table-cell table:formula="of:=[eventlog.J53]" office:value-type="float" office:value="0.0502500012516975" calcext:value-type="float">
            <text:p>0.050250001251698</text:p>
          </table:table-cell>
          <table:table-cell table:formula="of:=[eventlog.K53]" office:value-type="float" office:value="0.981000006198883" calcext:value-type="float">
            <text:p>0.981000006198883</text:p>
          </table:table-cell>
          <table:table-cell table:formula="of:=[eventlog.L53]" office:value-type="float" office:value="0.0742499977350235" calcext:value-type="float">
            <text:p>0.074249997735024</text:p>
          </table:table-cell>
          <table:table-cell table:formula="of:=[eventlog.M53]" office:value-type="float" office:value="0.0815000012516975" calcext:value-type="float">
            <text:p>0.081500001251698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3141" calcext:value-type="float">
            <text:p>3141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551362168234799" calcext:value-type="float">
            <text:p>0.05513621682348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26" calcext:value-type="float">
            <text:p>0.126</text:p>
          </table:table-cell>
          <table:table-cell table:formula="of:=[.B54]/[.B$2]" office:value-type="float" office:value="0.160919540229885" calcext:value-type="float">
            <text:p>0.160919540229885</text:p>
          </table:table-cell>
          <table:table-cell table:formula="of:=[eventlog.D54]/1000" office:value-type="float" office:value="0.006" calcext:value-type="float">
            <text:p>0.006</text:p>
          </table:table-cell>
          <table:table-cell table:formula="of:=[eventlog.F54]/1000" office:value-type="float" office:value="0.027" calcext:value-type="float">
            <text:p>0.027</text:p>
          </table:table-cell>
          <table:table-cell table:formula="of:=[eventlog.H54]/1000" office:value-type="float" office:value="0.018" calcext:value-type="float">
            <text:p>0.018</text:p>
          </table:table-cell>
          <table:table-cell table:formula="of:=[eventlog.J54]" office:value-type="float" office:value="0.050500001758337" calcext:value-type="float">
            <text:p>0.050500001758337</text:p>
          </table:table-cell>
          <table:table-cell table:formula="of:=[eventlog.K54]" office:value-type="float" office:value="0.982999980449676" calcext:value-type="float">
            <text:p>0.982999980449676</text:p>
          </table:table-cell>
          <table:table-cell table:formula="of:=[eventlog.L54]" office:value-type="float" office:value="0.067500002682209" calcext:value-type="float">
            <text:p>0.067500002682209</text:p>
          </table:table-cell>
          <table:table-cell table:formula="of:=[eventlog.M54]" office:value-type="float" office:value="0.0757500007748604" calcext:value-type="float">
            <text:p>0.07575000077486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2342" calcext:value-type="float">
            <text:p>2342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411107990450779" calcext:value-type="float">
            <text:p>0.041110799045078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26" calcext:value-type="float">
            <text:p>0.126</text:p>
          </table:table-cell>
          <table:table-cell table:formula="of:=[.B55]/[.B$2]" office:value-type="float" office:value="0.160919540229885" calcext:value-type="float">
            <text:p>0.160919540229885</text:p>
          </table:table-cell>
          <table:table-cell table:formula="of:=[eventlog.D55]/1000" office:value-type="float" office:value="0.006" calcext:value-type="float">
            <text:p>0.006</text:p>
          </table:table-cell>
          <table:table-cell table:formula="of:=[eventlog.F55]/1000" office:value-type="float" office:value="0.027" calcext:value-type="float">
            <text:p>0.027</text:p>
          </table:table-cell>
          <table:table-cell table:formula="of:=[eventlog.H55]/1000" office:value-type="float" office:value="0.018" calcext:value-type="float">
            <text:p>0.018</text:p>
          </table:table-cell>
          <table:table-cell table:formula="of:=[eventlog.J55]" office:value-type="float" office:value="0.050500001758337" calcext:value-type="float">
            <text:p>0.050500001758337</text:p>
          </table:table-cell>
          <table:table-cell table:formula="of:=[eventlog.K55]" office:value-type="float" office:value="0.982999980449676" calcext:value-type="float">
            <text:p>0.982999980449676</text:p>
          </table:table-cell>
          <table:table-cell table:formula="of:=[eventlog.L55]" office:value-type="float" office:value="0.067500002682209" calcext:value-type="float">
            <text:p>0.067500002682209</text:p>
          </table:table-cell>
          <table:table-cell table:formula="of:=[eventlog.M55]" office:value-type="float" office:value="0.0757500007748604" calcext:value-type="float">
            <text:p>0.07575000077486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2342" calcext:value-type="float">
            <text:p>2342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411107990450779" calcext:value-type="float">
            <text:p>0.041110799045078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4" calcext:value-type="float">
            <text:p>0.114</text:p>
          </table:table-cell>
          <table:table-cell table:formula="of:=[.B56]/[.B$2]" office:value-type="float" office:value="0.145593869731801" calcext:value-type="float">
            <text:p>0.145593869731801</text:p>
          </table:table-cell>
          <table:table-cell table:formula="of:=[eventlog.D56]/1000" office:value-type="float" office:value="0.005" calcext:value-type="float">
            <text:p>0.005</text:p>
          </table:table-cell>
          <table:table-cell table:formula="of:=[eventlog.F56]/1000" office:value-type="float" office:value="0.026" calcext:value-type="float">
            <text:p>0.026</text:p>
          </table:table-cell>
          <table:table-cell table:formula="of:=[eventlog.H56]/1000" office:value-type="float" office:value="0.016" calcext:value-type="float">
            <text:p>0.016</text:p>
          </table:table-cell>
          <table:table-cell table:formula="of:=[eventlog.J56]" office:value-type="float" office:value="0.048250000923872" calcext:value-type="float">
            <text:p>0.048250000923872</text:p>
          </table:table-cell>
          <table:table-cell table:formula="of:=[eventlog.K56]" office:value-type="float" office:value="0.984250009059906" calcext:value-type="float">
            <text:p>0.984250009059906</text:p>
          </table:table-cell>
          <table:table-cell table:formula="of:=[eventlog.L56]" office:value-type="float" office:value="0.0637499988079071" calcext:value-type="float">
            <text:p>0.063749998807907</text:p>
          </table:table-cell>
          <table:table-cell table:formula="of:=[eventlog.M56]" office:value-type="float" office:value="0.0792500004172325" calcext:value-type="float">
            <text:p>0.079250000417233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817" calcext:value-type="float">
            <text:p>1817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31895099002949" calcext:value-type="float">
            <text:p>0.031895099002949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4" calcext:value-type="float">
            <text:p>0.114</text:p>
          </table:table-cell>
          <table:table-cell table:formula="of:=[.B57]/[.B$2]" office:value-type="float" office:value="0.145593869731801" calcext:value-type="float">
            <text:p>0.145593869731801</text:p>
          </table:table-cell>
          <table:table-cell table:formula="of:=[eventlog.D57]/1000" office:value-type="float" office:value="0.005" calcext:value-type="float">
            <text:p>0.005</text:p>
          </table:table-cell>
          <table:table-cell table:formula="of:=[eventlog.F57]/1000" office:value-type="float" office:value="0.026" calcext:value-type="float">
            <text:p>0.026</text:p>
          </table:table-cell>
          <table:table-cell table:formula="of:=[eventlog.H57]/1000" office:value-type="float" office:value="0.016" calcext:value-type="float">
            <text:p>0.016</text:p>
          </table:table-cell>
          <table:table-cell table:formula="of:=[eventlog.J57]" office:value-type="float" office:value="0.048250000923872" calcext:value-type="float">
            <text:p>0.048250000923872</text:p>
          </table:table-cell>
          <table:table-cell table:formula="of:=[eventlog.K57]" office:value-type="float" office:value="0.984250009059906" calcext:value-type="float">
            <text:p>0.984250009059906</text:p>
          </table:table-cell>
          <table:table-cell table:formula="of:=[eventlog.L57]" office:value-type="float" office:value="0.0637499988079071" calcext:value-type="float">
            <text:p>0.063749998807907</text:p>
          </table:table-cell>
          <table:table-cell table:formula="of:=[eventlog.M57]" office:value-type="float" office:value="0.0792500004172325" calcext:value-type="float">
            <text:p>0.079250000417233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817" calcext:value-type="float">
            <text:p>1817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31895099002949" calcext:value-type="float">
            <text:p>0.031895099002949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93" calcext:value-type="float">
            <text:p>0.093</text:p>
          </table:table-cell>
          <table:table-cell table:formula="of:=[.B58]/[.B$2]" office:value-type="float" office:value="0.118773946360153" calcext:value-type="float">
            <text:p>0.118773946360153</text:p>
          </table:table-cell>
          <table:table-cell table:formula="of:=[eventlog.D58]/1000" office:value-type="float" office:value="0.003" calcext:value-type="float">
            <text:p>0.003</text:p>
          </table:table-cell>
          <table:table-cell table:formula="of:=[eventlog.F58]/1000" office:value-type="float" office:value="0.017" calcext:value-type="float">
            <text:p>0.017</text:p>
          </table:table-cell>
          <table:table-cell table:formula="of:=[eventlog.H58]/1000" office:value-type="float" office:value="0.009" calcext:value-type="float">
            <text:p>0.009</text:p>
          </table:table-cell>
          <table:table-cell table:formula="of:=[eventlog.J58]" office:value-type="float" office:value="0.0500000007450581" calcext:value-type="float">
            <text:p>0.050000000745058</text:p>
          </table:table-cell>
          <table:table-cell table:formula="of:=[eventlog.K58]" office:value-type="float" office:value="0.988499999046326" calcext:value-type="float">
            <text:p>0.988499999046326</text:p>
          </table:table-cell>
          <table:table-cell table:formula="of:=[eventlog.L58]" office:value-type="float" office:value="0.0587499998509884" calcext:value-type="float">
            <text:p>0.058749999850988</text:p>
          </table:table-cell>
          <table:table-cell table:formula="of:=[eventlog.M58]" office:value-type="float" office:value="0.0702499970793724" calcext:value-type="float">
            <text:p>0.070249997079372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413" calcext:value-type="float">
            <text:p>1413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248033983991012" calcext:value-type="float">
            <text:p>0.024803398399101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93" calcext:value-type="float">
            <text:p>0.093</text:p>
          </table:table-cell>
          <table:table-cell table:formula="of:=[.B59]/[.B$2]" office:value-type="float" office:value="0.118773946360153" calcext:value-type="float">
            <text:p>0.118773946360153</text:p>
          </table:table-cell>
          <table:table-cell table:formula="of:=[eventlog.D59]/1000" office:value-type="float" office:value="0.003" calcext:value-type="float">
            <text:p>0.003</text:p>
          </table:table-cell>
          <table:table-cell table:formula="of:=[eventlog.F59]/1000" office:value-type="float" office:value="0.017" calcext:value-type="float">
            <text:p>0.017</text:p>
          </table:table-cell>
          <table:table-cell table:formula="of:=[eventlog.H59]/1000" office:value-type="float" office:value="0.009" calcext:value-type="float">
            <text:p>0.009</text:p>
          </table:table-cell>
          <table:table-cell table:formula="of:=[eventlog.J59]" office:value-type="float" office:value="0.0500000007450581" calcext:value-type="float">
            <text:p>0.050000000745058</text:p>
          </table:table-cell>
          <table:table-cell table:formula="of:=[eventlog.K59]" office:value-type="float" office:value="0.988499999046326" calcext:value-type="float">
            <text:p>0.988499999046326</text:p>
          </table:table-cell>
          <table:table-cell table:formula="of:=[eventlog.L59]" office:value-type="float" office:value="0.0587499998509884" calcext:value-type="float">
            <text:p>0.058749999850988</text:p>
          </table:table-cell>
          <table:table-cell table:formula="of:=[eventlog.M59]" office:value-type="float" office:value="0.0702499970793724" calcext:value-type="float">
            <text:p>0.070249997079372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413" calcext:value-type="float">
            <text:p>1413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248033983991012" calcext:value-type="float">
            <text:p>0.024803398399101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651340996168582" calcext:value-type="float">
            <text:p>0.065134099616858</text:p>
          </table:table-cell>
          <table:table-cell table:formula="of:=[eventlog.D60]/1000" office:value-type="float" office:value="0.002" calcext:value-type="float">
            <text:p>0.002</text:p>
          </table:table-cell>
          <table:table-cell table:formula="of:=[eventlog.F60]/1000" office:value-type="float" office:value="0.013" calcext:value-type="float">
            <text:p>0.013</text:p>
          </table:table-cell>
          <table:table-cell table:formula="of:=[eventlog.H60]/1000" office:value-type="float" office:value="0.005" calcext:value-type="float">
            <text:p>0.005</text:p>
          </table:table-cell>
          <table:table-cell table:formula="of:=[eventlog.J60]" office:value-type="float" office:value="0" calcext:value-type="float">
            <text:p>0</text:p>
          </table:table-cell>
          <table:table-cell table:formula="of:=[eventlog.K60]" office:value-type="float" office:value="0.988749980926514" calcext:value-type="float">
            <text:p>0.988749980926514</text:p>
          </table:table-cell>
          <table:table-cell table:formula="of:=[eventlog.L60]" office:value-type="float" office:value="0.0607500001788139" calcext:value-type="float">
            <text:p>0.060750000178814</text:p>
          </table:table-cell>
          <table:table-cell table:formula="of:=[eventlog.M60]" office:value-type="float" office:value="0.0632499977946281" calcext:value-type="float">
            <text:p>0.063249997794628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1020" calcext:value-type="float">
            <text:p>1020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7904788653279" calcext:value-type="float">
            <text:p>0.017904788653279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651340996168582" calcext:value-type="float">
            <text:p>0.065134099616858</text:p>
          </table:table-cell>
          <table:table-cell table:formula="of:=[eventlog.D61]/1000" office:value-type="float" office:value="0.002" calcext:value-type="float">
            <text:p>0.002</text:p>
          </table:table-cell>
          <table:table-cell table:formula="of:=[eventlog.F61]/1000" office:value-type="float" office:value="0.013" calcext:value-type="float">
            <text:p>0.013</text:p>
          </table:table-cell>
          <table:table-cell table:formula="of:=[eventlog.H61]/1000" office:value-type="float" office:value="0.005" calcext:value-type="float">
            <text:p>0.005</text:p>
          </table:table-cell>
          <table:table-cell table:formula="of:=[eventlog.J61]" office:value-type="float" office:value="0" calcext:value-type="float">
            <text:p>0</text:p>
          </table:table-cell>
          <table:table-cell table:formula="of:=[eventlog.K61]" office:value-type="float" office:value="0.988749980926514" calcext:value-type="float">
            <text:p>0.988749980926514</text:p>
          </table:table-cell>
          <table:table-cell table:formula="of:=[eventlog.L61]" office:value-type="float" office:value="0.0607500001788139" calcext:value-type="float">
            <text:p>0.060750000178814</text:p>
          </table:table-cell>
          <table:table-cell table:formula="of:=[eventlog.M61]" office:value-type="float" office:value="0.0632499977946281" calcext:value-type="float">
            <text:p>0.063249997794628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1020" calcext:value-type="float">
            <text:p>1020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7904788653279" calcext:value-type="float">
            <text:p>0.017904788653279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41" calcext:value-type="float">
            <text:p>0.041</text:p>
          </table:table-cell>
          <table:table-cell table:formula="of:=[.B62]/[.B$2]" office:value-type="float" office:value="0.0523627075351213" calcext:value-type="float">
            <text:p>0.052362707535121</text:p>
          </table:table-cell>
          <table:table-cell table:formula="of:=[eventlog.D62]/1000" office:value-type="float" office:value="0.002" calcext:value-type="float">
            <text:p>0.002</text:p>
          </table:table-cell>
          <table:table-cell table:formula="of:=[eventlog.F62]/1000" office:value-type="float" office:value="0.011" calcext:value-type="float">
            <text:p>0.011</text:p>
          </table:table-cell>
          <table:table-cell table:formula="of:=[eventlog.H62]/1000" office:value-type="float" office:value="0.004" calcext:value-type="float">
            <text:p>0.004</text:p>
          </table:table-cell>
          <table:table-cell table:formula="of:=[eventlog.J62]" office:value-type="float" office:value="0.0740000009536743" calcext:value-type="float">
            <text:p>0.074000000953674</text:p>
          </table:table-cell>
          <table:table-cell table:formula="of:=[eventlog.K62]" office:value-type="float" office:value="0.989499986171722" calcext:value-type="float">
            <text:p>0.989499986171722</text:p>
          </table:table-cell>
          <table:table-cell table:formula="of:=[eventlog.L62]" office:value-type="float" office:value="0.0577500015497208" calcext:value-type="float">
            <text:p>0.057750001549721</text:p>
          </table:table-cell>
          <table:table-cell table:formula="of:=[eventlog.M62]" office:value-type="float" office:value="0.0670000016689301" calcext:value-type="float">
            <text:p>0.06700000166893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782" calcext:value-type="float">
            <text:p>782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37270046341806" calcext:value-type="float">
            <text:p>0.013727004634181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41" calcext:value-type="float">
            <text:p>0.041</text:p>
          </table:table-cell>
          <table:table-cell table:formula="of:=[.B63]/[.B$2]" office:value-type="float" office:value="0.0523627075351213" calcext:value-type="float">
            <text:p>0.052362707535121</text:p>
          </table:table-cell>
          <table:table-cell table:formula="of:=[eventlog.D63]/1000" office:value-type="float" office:value="0.002" calcext:value-type="float">
            <text:p>0.002</text:p>
          </table:table-cell>
          <table:table-cell table:formula="of:=[eventlog.F63]/1000" office:value-type="float" office:value="0.011" calcext:value-type="float">
            <text:p>0.011</text:p>
          </table:table-cell>
          <table:table-cell table:formula="of:=[eventlog.H63]/1000" office:value-type="float" office:value="0.004" calcext:value-type="float">
            <text:p>0.004</text:p>
          </table:table-cell>
          <table:table-cell table:formula="of:=[eventlog.J63]" office:value-type="float" office:value="0.0740000009536743" calcext:value-type="float">
            <text:p>0.074000000953674</text:p>
          </table:table-cell>
          <table:table-cell table:formula="of:=[eventlog.K63]" office:value-type="float" office:value="0.989499986171722" calcext:value-type="float">
            <text:p>0.989499986171722</text:p>
          </table:table-cell>
          <table:table-cell table:formula="of:=[eventlog.L63]" office:value-type="float" office:value="0.0577500015497208" calcext:value-type="float">
            <text:p>0.057750001549721</text:p>
          </table:table-cell>
          <table:table-cell table:formula="of:=[eventlog.M63]" office:value-type="float" office:value="0.0670000016689301" calcext:value-type="float">
            <text:p>0.06700000166893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782" calcext:value-type="float">
            <text:p>782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37270046341806" calcext:value-type="float">
            <text:p>0.013727004634181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38" calcext:value-type="float">
            <text:p>0.038</text:p>
          </table:table-cell>
          <table:table-cell table:formula="of:=[.B64]/[.B$2]" office:value-type="float" office:value="0.0485312899106003" calcext:value-type="float">
            <text:p>0.0485312899106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1" calcext:value-type="float">
            <text:p>0.01</text:p>
          </table:table-cell>
          <table:table-cell table:formula="of:=[eventlog.H64]/1000" office:value-type="float" office:value="0.003" calcext:value-type="float">
            <text:p>0.003</text:p>
          </table:table-cell>
          <table:table-cell table:formula="of:=[eventlog.J64]" office:value-type="float" office:value="0.0740000009536743" calcext:value-type="float">
            <text:p>0.074000000953674</text:p>
          </table:table-cell>
          <table:table-cell table:formula="of:=[eventlog.K64]" office:value-type="float" office:value="0.990249991416931" calcext:value-type="float">
            <text:p>0.990249991416931</text:p>
          </table:table-cell>
          <table:table-cell table:formula="of:=[eventlog.L64]" office:value-type="float" office:value="0.0540000014007092" calcext:value-type="float">
            <text:p>0.054000001400709</text:p>
          </table:table-cell>
          <table:table-cell table:formula="of:=[eventlog.M64]" office:value-type="float" office:value="0.0610000006854534" calcext:value-type="float">
            <text:p>0.06100000068545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620" calcext:value-type="float">
            <text:p>620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108833029068951" calcext:value-type="float">
            <text:p>0.010883302906895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38" calcext:value-type="float">
            <text:p>0.038</text:p>
          </table:table-cell>
          <table:table-cell table:formula="of:=[.B65]/[.B$2]" office:value-type="float" office:value="0.0485312899106003" calcext:value-type="float">
            <text:p>0.0485312899106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1" calcext:value-type="float">
            <text:p>0.01</text:p>
          </table:table-cell>
          <table:table-cell table:formula="of:=[eventlog.H65]/1000" office:value-type="float" office:value="0.003" calcext:value-type="float">
            <text:p>0.003</text:p>
          </table:table-cell>
          <table:table-cell table:formula="of:=[eventlog.J65]" office:value-type="float" office:value="0.0740000009536743" calcext:value-type="float">
            <text:p>0.074000000953674</text:p>
          </table:table-cell>
          <table:table-cell table:formula="of:=[eventlog.K65]" office:value-type="float" office:value="0.990249991416931" calcext:value-type="float">
            <text:p>0.990249991416931</text:p>
          </table:table-cell>
          <table:table-cell table:formula="of:=[eventlog.L65]" office:value-type="float" office:value="0.0540000014007092" calcext:value-type="float">
            <text:p>0.054000001400709</text:p>
          </table:table-cell>
          <table:table-cell table:formula="of:=[eventlog.M65]" office:value-type="float" office:value="0.0610000006854534" calcext:value-type="float">
            <text:p>0.06100000068545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620" calcext:value-type="float">
            <text:p>620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108833029068951" calcext:value-type="float">
            <text:p>0.010883302906895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6" calcext:value-type="float">
            <text:p>0.026</text:p>
          </table:table-cell>
          <table:table-cell table:formula="of:=[.B66]/[.B$2]" office:value-type="float" office:value="0.033205619412516" calcext:value-type="float">
            <text:p>0.033205619412516</text:p>
          </table:table-cell>
          <table:table-cell table:formula="of:=[eventlog.D66]/1000" office:value-type="float" office:value="0" calcext:value-type="float">
            <text:p>0</text:p>
          </table:table-cell>
          <table:table-cell table:formula="of:=[eventlog.F66]/1000" office:value-type="float" office:value="0.008" calcext:value-type="float">
            <text:p>0.008</text:p>
          </table:table-cell>
          <table:table-cell table:formula="of:=[eventlog.H66]/1000" office:value-type="float" office:value="0.002" calcext:value-type="float">
            <text:p>0.002</text:p>
          </table:table-cell>
          <table:table-cell table:formula="of:=[eventlog.J66]" office:value-type="float" office:value="0.0445000007748604" calcext:value-type="float">
            <text:p>0.04450000077486</text:p>
          </table:table-cell>
          <table:table-cell table:formula="of:=[eventlog.K66]" office:value-type="float" office:value="0.990249991416931" calcext:value-type="float">
            <text:p>0.990249991416931</text:p>
          </table:table-cell>
          <table:table-cell table:formula="of:=[eventlog.L66]" office:value-type="float" office:value="0.0517500005662441" calcext:value-type="float">
            <text:p>0.051750000566244</text:p>
          </table:table-cell>
          <table:table-cell table:formula="of:=[eventlog.M66]" office:value-type="float" office:value="0.0632499977946281" calcext:value-type="float">
            <text:p>0.063249997794628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472" calcext:value-type="float">
            <text:p>472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828535318073304" calcext:value-type="float">
            <text:p>0.008285353180733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6" calcext:value-type="float">
            <text:p>0.026</text:p>
          </table:table-cell>
          <table:table-cell table:formula="of:=[.B67]/[.B$2]" office:value-type="float" office:value="0.033205619412516" calcext:value-type="float">
            <text:p>0.033205619412516</text:p>
          </table:table-cell>
          <table:table-cell table:formula="of:=[eventlog.D67]/1000" office:value-type="float" office:value="0" calcext:value-type="float">
            <text:p>0</text:p>
          </table:table-cell>
          <table:table-cell table:formula="of:=[eventlog.F67]/1000" office:value-type="float" office:value="0.008" calcext:value-type="float">
            <text:p>0.008</text:p>
          </table:table-cell>
          <table:table-cell table:formula="of:=[eventlog.H67]/1000" office:value-type="float" office:value="0.002" calcext:value-type="float">
            <text:p>0.002</text:p>
          </table:table-cell>
          <table:table-cell table:formula="of:=[eventlog.J67]" office:value-type="float" office:value="0.0445000007748604" calcext:value-type="float">
            <text:p>0.04450000077486</text:p>
          </table:table-cell>
          <table:table-cell table:formula="of:=[eventlog.K67]" office:value-type="float" office:value="0.990249991416931" calcext:value-type="float">
            <text:p>0.990249991416931</text:p>
          </table:table-cell>
          <table:table-cell table:formula="of:=[eventlog.L67]" office:value-type="float" office:value="0.0517500005662441" calcext:value-type="float">
            <text:p>0.051750000566244</text:p>
          </table:table-cell>
          <table:table-cell table:formula="of:=[eventlog.M67]" office:value-type="float" office:value="0.0632499977946281" calcext:value-type="float">
            <text:p>0.063249997794628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472" calcext:value-type="float">
            <text:p>472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828535318073304" calcext:value-type="float">
            <text:p>0.008285353180733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6" calcext:value-type="float">
            <text:p>0.026</text:p>
          </table:table-cell>
          <table:table-cell table:formula="of:=[.B68]/[.B$2]" office:value-type="float" office:value="0.033205619412516" calcext:value-type="float">
            <text:p>0.033205619412516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7" calcext:value-type="float">
            <text:p>0.007</text:p>
          </table:table-cell>
          <table:table-cell table:formula="of:=[eventlog.H68]/1000" office:value-type="float" office:value="0.002" calcext:value-type="float">
            <text:p>0.002</text:p>
          </table:table-cell>
          <table:table-cell table:formula="of:=[eventlog.J68]" office:value-type="float" office:value="0.048250000923872" calcext:value-type="float">
            <text:p>0.048250000923872</text:p>
          </table:table-cell>
          <table:table-cell table:formula="of:=[eventlog.K68]" office:value-type="float" office:value="0.99099999666214" calcext:value-type="float">
            <text:p>0.99099999666214</text:p>
          </table:table-cell>
          <table:table-cell table:formula="of:=[eventlog.L68]" office:value-type="float" office:value="0.0500000007450581" calcext:value-type="float">
            <text:p>0.050000000745058</text:p>
          </table:table-cell>
          <table:table-cell table:formula="of:=[eventlog.M68]" office:value-type="float" office:value="0.0590000003576279" calcext:value-type="float">
            <text:p>0.059000000357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68" calcext:value-type="float">
            <text:p>368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645976688667322" calcext:value-type="float">
            <text:p>0.006459766886673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6" calcext:value-type="float">
            <text:p>0.026</text:p>
          </table:table-cell>
          <table:table-cell table:formula="of:=[.B69]/[.B$2]" office:value-type="float" office:value="0.033205619412516" calcext:value-type="float">
            <text:p>0.033205619412516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7" calcext:value-type="float">
            <text:p>0.007</text:p>
          </table:table-cell>
          <table:table-cell table:formula="of:=[eventlog.H69]/1000" office:value-type="float" office:value="0.002" calcext:value-type="float">
            <text:p>0.002</text:p>
          </table:table-cell>
          <table:table-cell table:formula="of:=[eventlog.J69]" office:value-type="float" office:value="0.048250000923872" calcext:value-type="float">
            <text:p>0.048250000923872</text:p>
          </table:table-cell>
          <table:table-cell table:formula="of:=[eventlog.K69]" office:value-type="float" office:value="0.99099999666214" calcext:value-type="float">
            <text:p>0.99099999666214</text:p>
          </table:table-cell>
          <table:table-cell table:formula="of:=[eventlog.L69]" office:value-type="float" office:value="0.0500000007450581" calcext:value-type="float">
            <text:p>0.050000000745058</text:p>
          </table:table-cell>
          <table:table-cell table:formula="of:=[eventlog.M69]" office:value-type="float" office:value="0.0590000003576279" calcext:value-type="float">
            <text:p>0.059000000357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68" calcext:value-type="float">
            <text:p>368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645976688667322" calcext:value-type="float">
            <text:p>0.006459766886673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3" calcext:value-type="float">
            <text:p>0.023</text:p>
          </table:table-cell>
          <table:table-cell table:formula="of:=[.B70]/[.B$2]" office:value-type="float" office:value="0.0293742017879949" calcext:value-type="float">
            <text:p>0.029374201787995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5" calcext:value-type="float">
            <text:p>0.005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42500002682209" calcext:value-type="float">
            <text:p>0.044250000268221</text:p>
          </table:table-cell>
          <table:table-cell table:formula="of:=[eventlog.K70]" office:value-type="float" office:value="0.991999983787537" calcext:value-type="float">
            <text:p>0.991999983787537</text:p>
          </table:table-cell>
          <table:table-cell table:formula="of:=[eventlog.L70]" office:value-type="float" office:value="0.0512499995529652" calcext:value-type="float">
            <text:p>0.051249999552965</text:p>
          </table:table-cell>
          <table:table-cell table:formula="of:=[eventlog.M70]" office:value-type="float" office:value="0.0642499998211861" calcext:value-type="float">
            <text:p>0.064249999821186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87" calcext:value-type="float">
            <text:p>287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503791602303047" calcext:value-type="float">
            <text:p>0.00503791602303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3" calcext:value-type="float">
            <text:p>0.023</text:p>
          </table:table-cell>
          <table:table-cell table:formula="of:=[.B71]/[.B$2]" office:value-type="float" office:value="0.0293742017879949" calcext:value-type="float">
            <text:p>0.029374201787995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5" calcext:value-type="float">
            <text:p>0.005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42500002682209" calcext:value-type="float">
            <text:p>0.044250000268221</text:p>
          </table:table-cell>
          <table:table-cell table:formula="of:=[eventlog.K71]" office:value-type="float" office:value="0.991999983787537" calcext:value-type="float">
            <text:p>0.991999983787537</text:p>
          </table:table-cell>
          <table:table-cell table:formula="of:=[eventlog.L71]" office:value-type="float" office:value="0.0512499995529652" calcext:value-type="float">
            <text:p>0.051249999552965</text:p>
          </table:table-cell>
          <table:table-cell table:formula="of:=[eventlog.M71]" office:value-type="float" office:value="0.0642499998211861" calcext:value-type="float">
            <text:p>0.064249999821186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87" calcext:value-type="float">
            <text:p>287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503791602303047" calcext:value-type="float">
            <text:p>0.00503791602303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53256704980843" calcext:value-type="float">
            <text:p>0.015325670498084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5" calcext:value-type="float">
            <text:p>0.005</text:p>
          </table:table-cell>
          <table:table-cell table:formula="of:=[eventlog.H72]/1000" office:value-type="float" office:value="0" calcext:value-type="float">
            <text:p>0</text:p>
          </table:table-cell>
          <table:table-cell table:formula="of:=[eventlog.J72]" office:value-type="float" office:value="0.0447500012814999" calcext:value-type="float">
            <text:p>0.0447500012815</text:p>
          </table:table-cell>
          <table:table-cell table:formula="of:=[eventlog.K72]" office:value-type="float" office:value="0.991999983787537" calcext:value-type="float">
            <text:p>0.991999983787537</text:p>
          </table:table-cell>
          <table:table-cell table:formula="of:=[eventlog.L72]" office:value-type="float" office:value="0.0507499985396862" calcext:value-type="float">
            <text:p>0.050749998539686</text:p>
          </table:table-cell>
          <table:table-cell table:formula="of:=[eventlog.M72]" office:value-type="float" office:value="0.0579999983310699" calcext:value-type="float">
            <text:p>0.0579999983310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06" calcext:value-type="float">
            <text:p>206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1606515938773" calcext:value-type="float">
            <text:p>0.003616065159388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53256704980843" calcext:value-type="float">
            <text:p>0.015325670498084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5" calcext:value-type="float">
            <text:p>0.005</text:p>
          </table:table-cell>
          <table:table-cell table:formula="of:=[eventlog.H73]/1000" office:value-type="float" office:value="0" calcext:value-type="float">
            <text:p>0</text:p>
          </table:table-cell>
          <table:table-cell table:formula="of:=[eventlog.J73]" office:value-type="float" office:value="0.0447500012814999" calcext:value-type="float">
            <text:p>0.0447500012815</text:p>
          </table:table-cell>
          <table:table-cell table:formula="of:=[eventlog.K73]" office:value-type="float" office:value="0.991999983787537" calcext:value-type="float">
            <text:p>0.991999983787537</text:p>
          </table:table-cell>
          <table:table-cell table:formula="of:=[eventlog.L73]" office:value-type="float" office:value="0.0507499985396862" calcext:value-type="float">
            <text:p>0.050749998539686</text:p>
          </table:table-cell>
          <table:table-cell table:formula="of:=[eventlog.M73]" office:value-type="float" office:value="0.0579999983310699" calcext:value-type="float">
            <text:p>0.0579999983310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06" calcext:value-type="float">
            <text:p>206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1606515938773" calcext:value-type="float">
            <text:p>0.003616065159388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" calcext:value-type="float">
            <text:p>0.01</text:p>
          </table:table-cell>
          <table:table-cell table:formula="of:=[.B74]/[.B$2]" office:value-type="float" office:value="0.0127713920817369" calcext:value-type="float">
            <text:p>0.012771392081737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5" calcext:value-type="float">
            <text:p>0.005</text:p>
          </table:table-cell>
          <table:table-cell table:formula="of:=[eventlog.H74]/1000" office:value-type="float" office:value="0" calcext:value-type="float">
            <text:p>0</text:p>
          </table:table-cell>
          <table:table-cell table:formula="of:=[eventlog.J74]" office:value-type="float" office:value="0.0489999987185001" calcext:value-type="float">
            <text:p>0.0489999987185</text:p>
          </table:table-cell>
          <table:table-cell table:formula="of:=[eventlog.K74]" office:value-type="float" office:value="0.991750001907349" calcext:value-type="float">
            <text:p>0.991750001907349</text:p>
          </table:table-cell>
          <table:table-cell table:formula="of:=[eventlog.L74]" office:value-type="float" office:value="0.0509999990463257" calcext:value-type="float">
            <text:p>0.050999999046326</text:p>
          </table:table-cell>
          <table:table-cell table:formula="of:=[eventlog.M74]" office:value-type="float" office:value="0.0607500001788139" calcext:value-type="float">
            <text:p>0.060750000178814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58" calcext:value-type="float">
            <text:p>158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7348686982165" calcext:value-type="float">
            <text:p>0.002773486869822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" calcext:value-type="float">
            <text:p>0.01</text:p>
          </table:table-cell>
          <table:table-cell table:formula="of:=[.B75]/[.B$2]" office:value-type="float" office:value="0.0127713920817369" calcext:value-type="float">
            <text:p>0.012771392081737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5" calcext:value-type="float">
            <text:p>0.005</text:p>
          </table:table-cell>
          <table:table-cell table:formula="of:=[eventlog.H75]/1000" office:value-type="float" office:value="0" calcext:value-type="float">
            <text:p>0</text:p>
          </table:table-cell>
          <table:table-cell table:formula="of:=[eventlog.J75]" office:value-type="float" office:value="0.0489999987185001" calcext:value-type="float">
            <text:p>0.0489999987185</text:p>
          </table:table-cell>
          <table:table-cell table:formula="of:=[eventlog.K75]" office:value-type="float" office:value="0.991750001907349" calcext:value-type="float">
            <text:p>0.991750001907349</text:p>
          </table:table-cell>
          <table:table-cell table:formula="of:=[eventlog.L75]" office:value-type="float" office:value="0.0509999990463257" calcext:value-type="float">
            <text:p>0.050999999046326</text:p>
          </table:table-cell>
          <table:table-cell table:formula="of:=[eventlog.M75]" office:value-type="float" office:value="0.0607500001788139" calcext:value-type="float">
            <text:p>0.060750000178814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58" calcext:value-type="float">
            <text:p>158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7348686982165" calcext:value-type="float">
            <text:p>0.002773486869822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2" calcext:value-type="float">
            <text:p>0.012</text:p>
          </table:table-cell>
          <table:table-cell table:formula="of:=[.B76]/[.B$2]" office:value-type="float" office:value="0.0153256704980843" calcext:value-type="float">
            <text:p>0.015325670498084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" calcext:value-type="float">
            <text:p>0</text:p>
          </table:table-cell>
          <table:table-cell table:formula="of:=[eventlog.K76]" office:value-type="float" office:value="0.991750001907349" calcext:value-type="float">
            <text:p>0.991750001907349</text:p>
          </table:table-cell>
          <table:table-cell table:formula="of:=[eventlog.L76]" office:value-type="float" office:value="0.0520000010728836" calcext:value-type="float">
            <text:p>0.052000001072884</text:p>
          </table:table-cell>
          <table:table-cell table:formula="of:=[eventlog.M76]" office:value-type="float" office:value="0.059749998152256" calcext:value-type="float">
            <text:p>0.059749998152256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18" calcext:value-type="float">
            <text:p>118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7133829518326" calcext:value-type="float">
            <text:p>0.002071338295183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2" calcext:value-type="float">
            <text:p>0.012</text:p>
          </table:table-cell>
          <table:table-cell table:formula="of:=[.B77]/[.B$2]" office:value-type="float" office:value="0.0153256704980843" calcext:value-type="float">
            <text:p>0.015325670498084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" calcext:value-type="float">
            <text:p>0</text:p>
          </table:table-cell>
          <table:table-cell table:formula="of:=[eventlog.K77]" office:value-type="float" office:value="0.991750001907349" calcext:value-type="float">
            <text:p>0.991750001907349</text:p>
          </table:table-cell>
          <table:table-cell table:formula="of:=[eventlog.L77]" office:value-type="float" office:value="0.0520000010728836" calcext:value-type="float">
            <text:p>0.052000001072884</text:p>
          </table:table-cell>
          <table:table-cell table:formula="of:=[eventlog.M77]" office:value-type="float" office:value="0.059749998152256" calcext:value-type="float">
            <text:p>0.059749998152256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18" calcext:value-type="float">
            <text:p>118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7133829518326" calcext:value-type="float">
            <text:p>0.002071338295183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9" calcext:value-type="float">
            <text:p>0.009</text:p>
          </table:table-cell>
          <table:table-cell table:formula="of:=[.B78]/[.B$2]" office:value-type="float" office:value="0.0114942528735632" calcext:value-type="float">
            <text:p>0.01149425287356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9999997615814" calcext:value-type="float">
            <text:p>0.043999999761581</text:p>
          </table:table-cell>
          <table:table-cell table:formula="of:=[eventlog.K78]" office:value-type="float" office:value="0.991999983787537" calcext:value-type="float">
            <text:p>0.991999983787537</text:p>
          </table:table-cell>
          <table:table-cell table:formula="of:=[eventlog.L78]" office:value-type="float" office:value="0.0480000004172325" calcext:value-type="float">
            <text:p>0.048000000417233</text:p>
          </table:table-cell>
          <table:table-cell table:formula="of:=[eventlog.M78]" office:value-type="float" office:value="0.0575000010430813" calcext:value-type="float">
            <text:p>0.057500001043081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79" calcext:value-type="float">
            <text:p>79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8674343491083" calcext:value-type="float">
            <text:p>0.001386743434911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9" calcext:value-type="float">
            <text:p>0.009</text:p>
          </table:table-cell>
          <table:table-cell table:formula="of:=[.B79]/[.B$2]" office:value-type="float" office:value="0.0114942528735632" calcext:value-type="float">
            <text:p>0.01149425287356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9999997615814" calcext:value-type="float">
            <text:p>0.043999999761581</text:p>
          </table:table-cell>
          <table:table-cell table:formula="of:=[eventlog.K79]" office:value-type="float" office:value="0.991999983787537" calcext:value-type="float">
            <text:p>0.991999983787537</text:p>
          </table:table-cell>
          <table:table-cell table:formula="of:=[eventlog.L79]" office:value-type="float" office:value="0.0480000004172325" calcext:value-type="float">
            <text:p>0.048000000417233</text:p>
          </table:table-cell>
          <table:table-cell table:formula="of:=[eventlog.M79]" office:value-type="float" office:value="0.0575000010430813" calcext:value-type="float">
            <text:p>0.057500001043081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79" calcext:value-type="float">
            <text:p>79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8674343491083" calcext:value-type="float">
            <text:p>0.001386743434911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7" calcext:value-type="float">
            <text:p>0.007</text:p>
          </table:table-cell>
          <table:table-cell table:formula="of:=[.B80]/[.B$2]" office:value-type="float" office:value="0.00893997445721584" calcext:value-type="float">
            <text:p>0.008939974457216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39999997615814" calcext:value-type="float">
            <text:p>0.043999999761581</text:p>
          </table:table-cell>
          <table:table-cell table:formula="of:=[eventlog.K80]" office:value-type="float" office:value="0.991750001907349" calcext:value-type="float">
            <text:p>0.991750001907349</text:p>
          </table:table-cell>
          <table:table-cell table:formula="of:=[eventlog.L80]" office:value-type="float" office:value="0.0489999987185001" calcext:value-type="float">
            <text:p>0.0489999987185</text:p>
          </table:table-cell>
          <table:table-cell table:formula="of:=[eventlog.M80]" office:value-type="float" office:value="0.0577500015497208" calcext:value-type="float">
            <text:p>0.057750001549721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2" calcext:value-type="float">
            <text:p>52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12793147029912" calcext:value-type="float">
            <text:p>0.00091279314703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7" calcext:value-type="float">
            <text:p>0.007</text:p>
          </table:table-cell>
          <table:table-cell table:formula="of:=[.B81]/[.B$2]" office:value-type="float" office:value="0.00893997445721584" calcext:value-type="float">
            <text:p>0.008939974457216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39999997615814" calcext:value-type="float">
            <text:p>0.043999999761581</text:p>
          </table:table-cell>
          <table:table-cell table:formula="of:=[eventlog.K81]" office:value-type="float" office:value="0.991750001907349" calcext:value-type="float">
            <text:p>0.991750001907349</text:p>
          </table:table-cell>
          <table:table-cell table:formula="of:=[eventlog.L81]" office:value-type="float" office:value="0.0489999987185001" calcext:value-type="float">
            <text:p>0.0489999987185</text:p>
          </table:table-cell>
          <table:table-cell table:formula="of:=[eventlog.M81]" office:value-type="float" office:value="0.0577500015497208" calcext:value-type="float">
            <text:p>0.057750001549721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2" calcext:value-type="float">
            <text:p>52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12793147029912" calcext:value-type="float">
            <text:p>0.00091279314703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6" calcext:value-type="float">
            <text:p>0.006</text:p>
          </table:table-cell>
          <table:table-cell table:formula="of:=[.B82]/[.B$2]" office:value-type="float" office:value="0.00766283524904215" calcext:value-type="float">
            <text:p>0.007662835249042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.001" calcext:value-type="float">
            <text:p>0.001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8250000923872" calcext:value-type="float">
            <text:p>0.048250000923872</text:p>
          </table:table-cell>
          <table:table-cell table:formula="of:=[eventlog.K82]" office:value-type="float" office:value="0.991750001907349" calcext:value-type="float">
            <text:p>0.991750001907349</text:p>
          </table:table-cell>
          <table:table-cell table:formula="of:=[eventlog.L82]" office:value-type="float" office:value="0.0529999993741512" calcext:value-type="float">
            <text:p>0.052999999374151</text:p>
          </table:table-cell>
          <table:table-cell table:formula="of:=[eventlog.M82]" office:value-type="float" office:value="0.060249999165535" calcext:value-type="float">
            <text:p>0.060249999165535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6" calcext:value-type="float">
            <text:p>26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56396573514956" calcext:value-type="float">
            <text:p>0.000456396573515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6" calcext:value-type="float">
            <text:p>0.006</text:p>
          </table:table-cell>
          <table:table-cell table:formula="of:=[.B83]/[.B$2]" office:value-type="float" office:value="0.00766283524904215" calcext:value-type="float">
            <text:p>0.007662835249042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.001" calcext:value-type="float">
            <text:p>0.001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8250000923872" calcext:value-type="float">
            <text:p>0.048250000923872</text:p>
          </table:table-cell>
          <table:table-cell table:formula="of:=[eventlog.K83]" office:value-type="float" office:value="0.991750001907349" calcext:value-type="float">
            <text:p>0.991750001907349</text:p>
          </table:table-cell>
          <table:table-cell table:formula="of:=[eventlog.L83]" office:value-type="float" office:value="0.0529999993741512" calcext:value-type="float">
            <text:p>0.052999999374151</text:p>
          </table:table-cell>
          <table:table-cell table:formula="of:=[eventlog.M83]" office:value-type="float" office:value="0.060249999165535" calcext:value-type="float">
            <text:p>0.060249999165535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6" calcext:value-type="float">
            <text:p>26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56396573514956" calcext:value-type="float">
            <text:p>0.000456396573515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8:37:48.19695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9:27:44.117893485</dc:date>
    <meta:editing-duration>PT1H46M10S</meta:editing-duration>
    <meta:editing-cycles>9</meta:editing-cycles>
    <meta:generator>LibreOffice/5.2.2.2$Linux_X86_64 LibreOffice_project/20m0$Build-2</meta:generator>
    <meta:document-statistic meta:table-count="3" meta:cell-count="37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783">
                <text:p>0.783</text:p>
                <draw:g>
                  <svg:desc>Sheet2.B2:Sheet2.B83</svg:desc>
                </draw:g>
              </table:table-cell>
              <table:table-cell office:value-type="float" office:value="0.041">
                <text:p>0.041</text:p>
                <draw:g>
                  <svg:desc>Sheet2.D2:Sheet2.D83</svg:desc>
                </draw:g>
              </table:table-cell>
              <table:table-cell office:value-type="float" office:value="0.174">
                <text:p>0.174</text:p>
                <draw:g>
                  <svg:desc>Sheet2.E2:Sheet2.E83</svg:desc>
                </draw:g>
              </table:table-cell>
              <table:table-cell office:value-type="float" office:value="0.157">
                <text:p>0.157</text:p>
                <draw:g>
                  <svg:desc>Sheet2.F2:Sheet2.F83</svg:desc>
                </draw:g>
              </table:table-cell>
              <table:table-cell office:value-type="float" office:value="0">
                <text:p>0</text:p>
                <draw:g>
                  <svg:desc>Sheet2.G2:Sheet2.G83</svg:desc>
                </draw:g>
              </table:table-cell>
              <table:table-cell office:value-type="float" office:value="0.932500004768372">
                <text:p>0.932500004768372</text:p>
                <draw:g>
                  <svg:desc>Sheet2.H2:Sheet2.H83</svg:desc>
                </draw:g>
              </table:table-cell>
              <table:table-cell office:value-type="float" office:value="0.187250003218651">
                <text:p>0.187250003218651</text:p>
                <draw:g>
                  <svg:desc>Sheet2.I2:Sheet2.I83</svg:desc>
                </draw:g>
              </table:table-cell>
              <table:table-cell office:value-type="float" office:value="0.225999996066093">
                <text:p>0.225999996066093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783">
                <text:p>0.783</text:p>
              </table:table-cell>
              <table:table-cell office:value-type="float" office:value="0.041">
                <text:p>0.041</text:p>
              </table:table-cell>
              <table:table-cell office:value-type="float" office:value="0.174">
                <text:p>0.174</text:p>
              </table:table-cell>
              <table:table-cell office:value-type="float" office:value="0.157">
                <text:p>0.157</text:p>
              </table:table-cell>
              <table:table-cell office:value-type="float" office:value="0">
                <text:p>0</text:p>
              </table:table-cell>
              <table:table-cell office:value-type="float" office:value="0.932500004768372">
                <text:p>0.932500004768372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6500012874603">
                <text:p>0.936500012874603</text:p>
              </table:table-cell>
              <table:table-cell office:value-type="float" office:value="0.1875">
                <text:p>0.1875</text:p>
              </table:table-cell>
              <table:table-cell office:value-type="float" office:value="0.238000005483627">
                <text:p>0.238000005483627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6500012874603">
                <text:p>0.936500012874603</text:p>
              </table:table-cell>
              <table:table-cell office:value-type="float" office:value="0.1875">
                <text:p>0.1875</text:p>
              </table:table-cell>
              <table:table-cell office:value-type="float" office:value="0.238000005483627">
                <text:p>0.238000005483627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4750020503998">
                <text:p>0.934750020503998</text:p>
              </table:table-cell>
              <table:table-cell office:value-type="float" office:value="0.178000003099442">
                <text:p>0.178000003099442</text:p>
              </table:table-cell>
              <table:table-cell office:value-type="float" office:value="0.226500004529953">
                <text:p>0.22650000452995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4750020503998">
                <text:p>0.934750020503998</text:p>
              </table:table-cell>
              <table:table-cell office:value-type="float" office:value="0.178000003099442">
                <text:p>0.178000003099442</text:p>
              </table:table-cell>
              <table:table-cell office:value-type="float" office:value="0.226500004529953">
                <text:p>0.22650000452995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93274998664856">
                <text:p>0.93274998664856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93274998664856">
                <text:p>0.93274998664856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935999989509582">
                <text:p>0.935999989509582</text:p>
              </table:table-cell>
              <table:table-cell office:value-type="float" office:value="0.178749993443489">
                <text:p>0.178749993443489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935999989509582">
                <text:p>0.935999989509582</text:p>
              </table:table-cell>
              <table:table-cell office:value-type="float" office:value="0.178749993443489">
                <text:p>0.178749993443489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36999976634979">
                <text:p>0.936999976634979</text:p>
              </table:table-cell>
              <table:table-cell office:value-type="float" office:value="0.171000003814697">
                <text:p>0.171000003814697</text:p>
              </table:table-cell>
              <table:table-cell office:value-type="float" office:value="0.206750005483627">
                <text:p>0.2067500054836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36999976634979">
                <text:p>0.936999976634979</text:p>
              </table:table-cell>
              <table:table-cell office:value-type="float" office:value="0.171000003814697">
                <text:p>0.171000003814697</text:p>
              </table:table-cell>
              <table:table-cell office:value-type="float" office:value="0.206750005483627">
                <text:p>0.2067500054836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937749981880188">
                <text:p>0.937749981880188</text:p>
              </table:table-cell>
              <table:table-cell office:value-type="float" office:value="0.166749998927116">
                <text:p>0.166749998927116</text:p>
              </table:table-cell>
              <table:table-cell office:value-type="float" office:value="0.192499995231628">
                <text:p>0.19249999523162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937749981880188">
                <text:p>0.937749981880188</text:p>
              </table:table-cell>
              <table:table-cell office:value-type="float" office:value="0.166749998927116">
                <text:p>0.166749998927116</text:p>
              </table:table-cell>
              <table:table-cell office:value-type="float" office:value="0.192499995231628">
                <text:p>0.19249999523162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198249995708466">
                <text:p>0.1982499957084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198249995708466">
                <text:p>0.1982499957084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60999998450279">
                <text:p>0.160999998450279</text:p>
              </table:table-cell>
              <table:table-cell office:value-type="float" office:value="0.188999995589256">
                <text:p>0.1889999955892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60999998450279">
                <text:p>0.160999998450279</text:p>
              </table:table-cell>
              <table:table-cell office:value-type="float" office:value="0.188999995589256">
                <text:p>0.1889999955892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.940750002861023">
                <text:p>0.940750002861023</text:p>
              </table:table-cell>
              <table:table-cell office:value-type="float" office:value="0.158500000834465">
                <text:p>0.158500000834465</text:p>
              </table:table-cell>
              <table:table-cell office:value-type="float" office:value="0.180250003933907">
                <text:p>0.18025000393390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.940750002861023">
                <text:p>0.940750002861023</text:p>
              </table:table-cell>
              <table:table-cell office:value-type="float" office:value="0.158500000834465">
                <text:p>0.158500000834465</text:p>
              </table:table-cell>
              <table:table-cell office:value-type="float" office:value="0.180250003933907">
                <text:p>0.18025000393390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0.153249993920326">
                <text:p>0.153249993920326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0.153249993920326">
                <text:p>0.153249993920326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167999997735024">
                <text:p>0.16799999773502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167999997735024">
                <text:p>0.16799999773502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149499997496605">
                <text:p>0.149499997496605</text:p>
              </table:table-cell>
              <table:table-cell office:value-type="float" office:value="0.160249993205071">
                <text:p>0.160249993205071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149499997496605">
                <text:p>0.149499997496605</text:p>
              </table:table-cell>
              <table:table-cell office:value-type="float" office:value="0.160249993205071">
                <text:p>0.160249993205071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138750001788139">
                <text:p>0.138750001788139</text:p>
              </table:table-cell>
              <table:table-cell office:value-type="float" office:value="0.157749995589256">
                <text:p>0.157749995589256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138750001788139">
                <text:p>0.138750001788139</text:p>
              </table:table-cell>
              <table:table-cell office:value-type="float" office:value="0.157749995589256">
                <text:p>0.157749995589256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136749997735024">
                <text:p>0.136749997735024</text:p>
              </table:table-cell>
              <table:table-cell office:value-type="float" office:value="0.145999997854233">
                <text:p>0.14599999785423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136749997735024">
                <text:p>0.136749997735024</text:p>
              </table:table-cell>
              <table:table-cell office:value-type="float" office:value="0.145999997854233">
                <text:p>0.14599999785423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132499992847443">
                <text:p>0.132499992847443</text:p>
              </table:table-cell>
              <table:table-cell office:value-type="float" office:value="0.148499995470047">
                <text:p>0.1484999954700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132499992847443">
                <text:p>0.132499992847443</text:p>
              </table:table-cell>
              <table:table-cell office:value-type="float" office:value="0.148499995470047">
                <text:p>0.1484999954700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43999993801117">
                <text:p>0.1439999938011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43999993801117">
                <text:p>0.1439999938011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23999997973442">
                <text:p>0.123999997973442</text:p>
              </table:table-cell>
              <table:table-cell office:value-type="float" office:value="0.133249998092651">
                <text:p>0.1332499980926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23999997973442">
                <text:p>0.123999997973442</text:p>
              </table:table-cell>
              <table:table-cell office:value-type="float" office:value="0.133249998092651">
                <text:p>0.1332499980926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118500001728535">
                <text:p>0.118500001728535</text:p>
              </table:table-cell>
              <table:table-cell office:value-type="float" office:value="0.123750001192093">
                <text:p>0.1237500011920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118500001728535">
                <text:p>0.118500001728535</text:p>
              </table:table-cell>
              <table:table-cell office:value-type="float" office:value="0.123750001192093">
                <text:p>0.1237500011920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108499996364117">
                <text:p>0.108499996364117</text:p>
              </table:table-cell>
              <table:table-cell office:value-type="float" office:value="0.128749996423721">
                <text:p>0.12874999642372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108499996364117">
                <text:p>0.108499996364117</text:p>
              </table:table-cell>
              <table:table-cell office:value-type="float" office:value="0.128749996423721">
                <text:p>0.12874999642372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  <table:table-cell office:value-type="float" office:value="0.0604999996721745">
                <text:p>0.0604999996721745</text:p>
              </table:table-cell>
              <table:table-cell office:value-type="float" office:value="0.966250002384186">
                <text:p>0.966250002384186</text:p>
              </table:table-cell>
              <table:table-cell office:value-type="float" office:value="0.104999996721745">
                <text:p>0.104999996721745</text:p>
              </table:table-cell>
              <table:table-cell office:value-type="float" office:value="0.109750002622604">
                <text:p>0.1097500026226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  <table:table-cell office:value-type="float" office:value="0.0604999996721745">
                <text:p>0.0604999996721745</text:p>
              </table:table-cell>
              <table:table-cell office:value-type="float" office:value="0.966250002384186">
                <text:p>0.966250002384186</text:p>
              </table:table-cell>
              <table:table-cell office:value-type="float" office:value="0.104999996721745">
                <text:p>0.104999996721745</text:p>
              </table:table-cell>
              <table:table-cell office:value-type="float" office:value="0.109750002622604">
                <text:p>0.1097500026226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  <table:table-cell office:value-type="float" office:value="0.0769999995827675">
                <text:p>0.0769999995827675</text:p>
              </table:table-cell>
              <table:table-cell office:value-type="float" office:value="0.96749997138977">
                <text:p>0.96749997138977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7499999701977">
                <text:p>0.117499999701977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  <table:table-cell office:value-type="float" office:value="0.0769999995827675">
                <text:p>0.0769999995827675</text:p>
              </table:table-cell>
              <table:table-cell office:value-type="float" office:value="0.96749997138977">
                <text:p>0.96749997138977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7499999701977">
                <text:p>0.117499999701977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0879999995231628">
                <text:p>0.0879999995231628</text:p>
              </table:table-cell>
              <table:table-cell office:value-type="float" office:value="0.0962499976158142">
                <text:p>0.0962499976158142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0879999995231628">
                <text:p>0.0879999995231628</text:p>
              </table:table-cell>
              <table:table-cell office:value-type="float" office:value="0.0962499976158142">
                <text:p>0.0962499976158142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  <table:table-cell office:value-type="float" office:value="0.0532499998807907">
                <text:p>0.0532499998807907</text:p>
              </table:table-cell>
              <table:table-cell office:value-type="float" office:value="0.975250005722046">
                <text:p>0.975250005722046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.0949999988079071">
                <text:p>0.0949999988079071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  <table:table-cell office:value-type="float" office:value="0.0532499998807907">
                <text:p>0.0532499998807907</text:p>
              </table:table-cell>
              <table:table-cell office:value-type="float" office:value="0.975250005722046">
                <text:p>0.975250005722046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.0949999988079071">
                <text:p>0.0949999988079071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976499974727631">
                <text:p>0.976499974727631</text:p>
              </table:table-cell>
              <table:table-cell office:value-type="float" office:value="0.0844999998807907">
                <text:p>0.0844999998807907</text:p>
              </table:table-cell>
              <table:table-cell office:value-type="float" office:value="0.0917500033974648">
                <text:p>0.09175000339746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976499974727631">
                <text:p>0.976499974727631</text:p>
              </table:table-cell>
              <table:table-cell office:value-type="float" office:value="0.0844999998807907">
                <text:p>0.0844999998807907</text:p>
              </table:table-cell>
              <table:table-cell office:value-type="float" office:value="0.0917500033974648">
                <text:p>0.09175000339746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0742499977350235">
                <text:p>0.0742499977350235</text:p>
              </table:table-cell>
              <table:table-cell office:value-type="float" office:value="0.0815000012516975">
                <text:p>0.08150000125169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0742499977350235">
                <text:p>0.0742499977350235</text:p>
              </table:table-cell>
              <table:table-cell office:value-type="float" office:value="0.0815000012516975">
                <text:p>0.08150000125169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757500007748604">
                <text:p>0.075750000774860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757500007748604">
                <text:p>0.075750000774860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637499988079071">
                <text:p>0.0637499988079071</text:p>
              </table:table-cell>
              <table:table-cell office:value-type="float" office:value="0.0792500004172325">
                <text:p>0.07925000041723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637499988079071">
                <text:p>0.0637499988079071</text:p>
              </table:table-cell>
              <table:table-cell office:value-type="float" office:value="0.0792500004172325">
                <text:p>0.07925000041723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40000014007092">
                <text:p>0.0540000014007092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40000014007092">
                <text:p>0.0540000014007092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445000007748604">
                <text:p>0.0445000007748604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445000007748604">
                <text:p>0.0445000007748604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442500002682209">
                <text:p>0.04425000026822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442500002682209">
                <text:p>0.04425000026822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07499985396862">
                <text:p>0.0507499985396862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07499985396862">
                <text:p>0.0507499985396862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0000010728836">
                <text:p>0.0520000010728836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0000010728836">
                <text:p>0.0520000010728836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PU Rates</text:p>
        </chart:title>
        <chart:legend chart:legend-position="end" svg:x="12.433cm" svg:y="3.454cm" style:legend-expansion="high" chart:style-name="ch3"/>
        <chart:plot-area chart:style-name="ch4" table:cell-range-address="Sheet2.A2:Sheet2.B83 Sheet2.B1:Sheet2.B1 Sheet2.D1:Sheet2.F83" chart:data-source-has-labels="row" svg:x="1.331cm" svg:y="1.275cm" svg:width="10.782cm" svg:height="6.564cm">
          <chartooo:coordinate-region svg:x="2.058cm" svg:y="1.474cm" svg:width="9.868cm" svg:height="5.718cm"/>
          <chart:axis chart:dimension="x" chart:name="primary-x" chart:style-name="ch5">
            <chart:title svg:x="6.096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783">
                <text:p>0.783</text:p>
                <draw:g>
                  <svg:desc>Sheet2.B2:Sheet2.B83</svg:desc>
                </draw:g>
              </table:table-cell>
              <table:table-cell office:value-type="float" office:value="0.041">
                <text:p>0.041</text:p>
                <draw:g>
                  <svg:desc>Sheet2.D2:Sheet2.D83</svg:desc>
                </draw:g>
              </table:table-cell>
              <table:table-cell office:value-type="float" office:value="0.174">
                <text:p>0.174</text:p>
                <draw:g>
                  <svg:desc>Sheet2.E2:Sheet2.E83</svg:desc>
                </draw:g>
              </table:table-cell>
              <table:table-cell office:value-type="float" office:value="0.157">
                <text:p>0.15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783">
                <text:p>0.783</text:p>
              </table:table-cell>
              <table:table-cell office:value-type="float" office:value="0.041">
                <text:p>0.041</text:p>
              </table:table-cell>
              <table:table-cell office:value-type="float" office:value="0.174">
                <text:p>0.17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968">
                <text:p>56968</text:p>
                <draw:g>
                  <svg:desc>Sheet2.M2:Sheet2.M83</svg:desc>
                </draw:g>
              </table:table-cell>
              <table:table-cell office:value-type="float" office:value="6608">
                <text:p>6608</text:p>
                <draw:g>
                  <svg:desc>Sheet2.N2:Sheet2.N83</svg:desc>
                </draw:g>
              </table:table-cell>
              <table:table-cell office:value-type="float" office:value="17">
                <text:p>17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.01532567049808">
                <text:p>1.0153256704980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.01532567049808">
                <text:p>1.0153256704980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38697318007663">
                <text:p>0.93869731800766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38697318007663">
                <text:p>0.93869731800766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0408684546615">
                <text:p>0.9604086845466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0408684546615">
                <text:p>0.9604086845466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46360153256705">
                <text:p>0.9463601532567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46360153256705">
                <text:p>0.9463601532567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911877394636015">
                <text:p>0.9118773946360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911877394636015">
                <text:p>0.9118773946360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95274584929757">
                <text:p>0.8952745849297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95274584929757">
                <text:p>0.8952745849297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826309067688378">
                <text:p>0.8263090676883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826309067688378">
                <text:p>0.8263090676883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59897828863346">
                <text:p>0.759897828863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59897828863346">
                <text:p>0.759897828863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49680715197957">
                <text:p>0.7496807151979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49680715197957">
                <text:p>0.7496807151979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96040868454662">
                <text:p>0.69604086845466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96040868454662">
                <text:p>0.69604086845466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52618135376756">
                <text:p>0.65261813537675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52618135376756">
                <text:p>0.65261813537675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621966794380587">
                <text:p>0.6219667943805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621966794380587">
                <text:p>0.6219667943805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554278416347382">
                <text:p>0.55427841634738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554278416347382">
                <text:p>0.55427841634738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538952745849298">
                <text:p>0.53895274584929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538952745849298">
                <text:p>0.53895274584929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99361430395913">
                <text:p>0.4993614303959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99361430395913">
                <text:p>0.4993614303959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7841634738186">
                <text:p>0.4278416347381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427841634738186">
                <text:p>0.4278416347381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401021711366539">
                <text:p>0.4010217113665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401021711366539">
                <text:p>0.4010217113665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65261813537676">
                <text:p>0.36526181353767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65261813537676">
                <text:p>0.36526181353767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74584929757344">
                <text:p>0.27458492975734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74584929757344">
                <text:p>0.27458492975734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55427841634738">
                <text:p>0.2554278416347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55427841634738">
                <text:p>0.2554278416347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231162196679438">
                <text:p>0.2311621966794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231162196679438">
                <text:p>0.2311621966794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45593869731801">
                <text:p>0.14559386973180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45593869731801">
                <text:p>0.14559386973180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118773946360153">
                <text:p>0.1187739463601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118773946360153">
                <text:p>0.1187739463601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651340996168582">
                <text:p>0.065134099616858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651340996168582">
                <text:p>0.065134099616858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23627075351213">
                <text:p>0.05236270753512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23627075351213">
                <text:p>0.05236270753512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85312899106003">
                <text:p>0.048531289910600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85312899106003">
                <text:p>0.048531289910600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93742017879949">
                <text:p>0.029374201787994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93742017879949">
                <text:p>0.029374201787994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7713920817369">
                <text:p>0.012771392081736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7713920817369">
                <text:p>0.012771392081736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893997445721584">
                <text:p>0.00893997445721584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893997445721584">
                <text:p>0.00893997445721584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766283524904215">
                <text:p>0.0076628352490421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766283524904215">
                <text:p>0.0076628352490421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8">
                <text:p>6608</text:p>
                <draw:g>
                  <svg:desc>Sheet2.N2:Sheet2.N83</svg:desc>
                </draw:g>
              </table:table-cell>
              <table:table-cell office:value-type="float" office:value="17">
                <text:p>17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323cm" svg:y="1.474cm" svg:width="10.851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